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0"/>
    <style:style style:name="ce3" style:family="table-cell" style:parent-style-name="Default" style:data-style-name="N121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8" table:default-cell-style-name="Default"/>
        <table:table-row table:style-name="ro1">
          <table:table-cell office:value-type="string">
            <text:p>5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/>
          <table:table-cell office:value-type="string">
            <text:p>Zeit Zufälliger Alg</text:p>
          </table:table-cell>
          <table:table-cell table:number-columns-repeated="2"/>
          <table:table-cell>
            <draw:frame table:end-cell-address="Sheet1.M16" table:end-x="0.7516in" table:end-y="0.0831in" draw:z-index="0" draw:style-name="gr1" svg:width="4in" svg:height="2.75in" svg:x="0.3075in" svg:y="0in">
              <draw:object draw:notify-on-update-of-ranges="Sheet1.B2:Sheet1.B18 Sheet1.A1:Sheet1.A1 Sheet1.C2:Sheet1.C9 Sheet1.A10:Sheet1.A10 Sheet1.C11:Sheet1.C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office:value-type="string">
            <text:p>500 Schritte</text:p>
          </table:table-cell>
          <table:table-cell office:value-type="string">
            <text:p>Anzahl Felder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38.926">
            <text:p>38.93</text:p>
          </table:table-cell>
          <table:table-cell table:formula="of:=([.C2]-[.F$2])/[.B2]" office:value-type="float" office:value="0.253975">
            <text:p>0.25</text:p>
          </table:table-cell>
          <table:table-cell office:value-type="float" office:value="1.6682">
            <text:p>1.67</text:p>
          </table:table-cell>
          <table:table-cell table:number-columns-repeated="9"/>
          <table:table-cell office:value-type="float" office:value="64">
            <text:p>64</text:p>
          </table:table-cell>
          <table:table-cell office:value-type="float" office:value="15.2">
            <text:p>15.2</text:p>
          </table:table-cell>
          <table:table-cell office:value-type="float" office:value="84.72">
            <text:p>84.72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float" office:value="38.578">
            <text:p>38.58</text:p>
          </table:table-cell>
          <table:table-cell table:formula="of:=([.C3]-[.F$2])/[.B3]" office:value-type="float" office:value="0.1769875">
            <text:p>0.18</text:p>
          </table:table-cell>
          <table:table-cell table:number-columns-repeated="10"/>
          <table:table-cell office:value-type="float" office:value="144">
            <text:p>144</text:p>
          </table:table-cell>
          <table:table-cell office:value-type="float" office:value="15.9">
            <text:p>15.9</text:p>
          </table:table-cell>
          <table:table-cell office:value-type="float" office:value="52.19">
            <text:p>52.19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5">
            <text:p>6.5</text:p>
          </table:table-cell>
          <table:table-cell office:value-type="float" office:value="39.472">
            <text:p>39.47</text:p>
          </table:table-cell>
          <table:table-cell table:formula="of:=([.C4]-[.F$2])/[.B4]" office:value-type="float" office:value="0.15099375">
            <text:p>0.15</text:p>
          </table:table-cell>
          <table:table-cell table:number-columns-repeated="10"/>
          <table:table-cell office:value-type="float" office:value="256">
            <text:p>256</text:p>
          </table:table-cell>
          <table:table-cell office:value-type="float" office:value="16.1">
            <text:p>16.1</text:p>
          </table:table-cell>
          <table:table-cell office:value-type="float" office:value="33.44">
            <text:p>33.4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9.324">
            <text:p>39.32</text:p>
          </table:table-cell>
          <table:table-cell table:formula="of:=([.C5]-[.F$2])/[.B5]" office:value-type="float" office:value="0.145809375">
            <text:p>0.15</text:p>
          </table:table-cell>
          <table:table-cell table:number-columns-repeated="10"/>
          <table:table-cell office:value-type="float" office:value="400">
            <text:p>400</text:p>
          </table:table-cell>
          <table:table-cell office:value-type="float" office:value="16.3">
            <text:p>16.3</text:p>
          </table:table-cell>
          <table:table-cell office:value-type="float" office:value="22.37">
            <text:p>22.37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39.204">
            <text:p>39.2</text:p>
          </table:table-cell>
          <table:table-cell table:formula="of:=([.C6]-[.F$2])/[.B6]" office:value-type="float" office:value="0.1119671875">
            <text:p>0.11</text:p>
          </table:table-cell>
          <table:table-cell table:number-columns-repeated="10"/>
          <table:table-cell table:formula="of:=24*24" office:value-type="float" office:value="576">
            <text:p>576</text:p>
          </table:table-cell>
          <table:table-cell office:value-type="float" office:value="16.8">
            <text:p>16.8</text:p>
          </table:table-cell>
          <table:table-cell office:value-type="float" office:value="16.08">
            <text:p>16.08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39.164">
            <text:p>39.16</text:p>
          </table:table-cell>
          <table:table-cell table:formula="of:=([.C7]-[.F$2])/[.B7]" office:value-type="float" office:value="0.11848359375">
            <text:p>0.12</text:p>
          </table:table-cell>
          <table:table-cell table:number-columns-repeated="10"/>
          <table:table-cell table:formula="of:=28*28" office:value-type="float" office:value="784">
            <text:p>784</text:p>
          </table:table-cell>
          <table:table-cell office:value-type="float" office:value="17.7">
            <text:p>17.7</text:p>
          </table:table-cell>
          <table:table-cell office:value-type="float" office:value="11.86">
            <text:p>11.86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0">
            <text:p>60</text:p>
          </table:table-cell>
          <table:table-cell office:value-type="float" office:value="40.062">
            <text:p>40.06</text:p>
          </table:table-cell>
          <table:table-cell table:formula="of:=([.C8]-[.F$2])/[.B8]" office:value-type="float" office:value="0.113929296875">
            <text:p>0.11</text:p>
          </table:table-cell>
          <table:table-cell table:number-columns-repeated="10"/>
          <table:table-cell table:formula="of:=32*32" office:value-type="float" office:value="1024">
            <text:p>1024</text:p>
          </table:table-cell>
          <table:table-cell office:value-type="float" office:value="18.6">
            <text:p>18.6</text:p>
          </table:table-cell>
          <table:table-cell office:value-type="float" office:value="9.43">
            <text:p>9.43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20">
            <text:p>120</text:p>
          </table:table-cell>
          <table:table-cell office:value-type="float" office:value="39.077">
            <text:p>39.08</text:p>
          </table:table-cell>
          <table:table-cell table:formula="of:=([.C9]-[.F$2])/[.B9]" office:value-type="float" office:value="0.1155583984375">
            <text:p>0.12</text:p>
          </table:table-cell>
          <table:table-cell table:number-columns-repeated="10"/>
          <table:table-cell table:formula="of:=48*48" office:value-type="float" office:value="2304">
            <text:p>2304</text:p>
          </table:table-cell>
          <table:table-cell office:value-type="float" office:value="25.99">
            <text:p>25.99</text:p>
          </table:table-cell>
          <table:table-cell office:value-type="float" office:value="4.19">
            <text:p>4.19</text:p>
          </table:table-cell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1"/>
          <table:table-cell table:formula="of:=64*64" office:value-type="float" office:value="4096">
            <text:p>4096</text:p>
          </table:table-cell>
          <table:table-cell office:value-type="float" office:value="39.2">
            <text:p>39.2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.9587">
            <text:p>13.96</text:p>
          </table:table-cell>
          <table:table-cell office:value-type="float" office:value="39.033">
            <text:p>39.03</text:p>
          </table:table-cell>
          <table:table-cell table:formula="of:=([.C11]-[.F$11])/[.B11]" office:value-type="float" office:value="0.9329">
            <text:p>0.93</text:p>
          </table:table-cell>
          <table:table-cell office:value-type="float" office:value="6.4955">
            <text:p>6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4.6273">
            <text:p>14.63</text:p>
          </table:table-cell>
          <table:table-cell office:value-type="float" office:value="37.478">
            <text:p>37.48</text:p>
          </table:table-cell>
          <table:table-cell table:formula="of:=([.C12]-[.F$11])/[.B12]" office:value-type="float" office:value="0.5082375">
            <text:p>0.51</text:p>
          </table:table-cell>
          <table:table-cell>
            <draw:frame table:end-cell-address="Sheet1.J28" table:end-x="0.6043in" table:end-y="0.0906in" draw:z-index="11" draw:style-name="gr1" svg:width="4in" svg:height="2.7598in" svg:x="0.1606in" svg:y="0.1756in">
              <draw:object draw:notify-on-update-of-ranges="Sheet1.B2:Sheet1.E9 Sheet1.A1:Sheet1.A1 Sheet1.E2:Sheet1.E9 Sheet1.A10:Sheet1.A10 Sheet1.E11:Sheet1.E18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7.518">
            <text:p>17.52</text:p>
          </table:table-cell>
          <table:table-cell office:value-type="float" office:value="38.905">
            <text:p>38.91</text:p>
          </table:table-cell>
          <table:table-cell table:formula="of:=([.C13]-[.F$11])/[.B13]" office:value-type="float" office:value="0.344453125">
            <text:p>0.3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26.2995">
            <text:p>26.3</text:p>
          </table:table-cell>
          <table:table-cell office:value-type="float" office:value="39.828">
            <text:p>39.83</text:p>
          </table:table-cell>
          <table:table-cell table:formula="of:=([.C14]-[.F$11])/[.B14]" office:value-type="float" office:value="0.3094375">
            <text:p>0.31</text:p>
          </table:table-cell>
          <table:table-cell table:number-columns-repeated="9"/>
          <table:table-cell>
            <draw:frame table:end-cell-address="Sheet1.U29" table:end-x="0.4232in" table:end-y="0.1248in" draw:z-index="8" draw:style-name="gr1" svg:width="5in" svg:height="2.75in" svg:x="0.7575in" svg:y="0.0417in">
              <draw:object draw:notify-on-update-of-ranges="Sheet1.O1:Sheet1.O1 Sheet1.Q2:Sheet1.Q10 Sheet1.P2:Sheet1.P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44.4248">
            <text:p>44.42</text:p>
          </table:table-cell>
          <table:table-cell office:value-type="float" office:value="39.558">
            <text:p>39.56</text:p>
          </table:table-cell>
          <table:table-cell table:formula="of:=([.C15]-[.F$11])/[.B15]" office:value-type="float" office:value="0.29632265625">
            <text:p>0.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81.5053">
            <text:p>81.51</text:p>
          </table:table-cell>
          <table:table-cell office:value-type="float" office:value="39.239">
            <text:p>39.24</text:p>
          </table:table-cell>
          <table:table-cell table:formula="of:=([.C16]-[.F$11])/[.B16]" office:value-type="float" office:value="0.29300703125">
            <text:p>0.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56.1189">
            <text:p>156.12</text:p>
          </table:table-cell>
          <table:table-cell office:value-type="float" office:value="39.169">
            <text:p>39.17</text:p>
          </table:table-cell>
          <table:table-cell table:formula="of:=([.C17]-[.F$11])/[.B17]" office:value-type="float" office:value="0.292233203125">
            <text:p>0.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316.6631">
            <text:p>316.66</text:p>
          </table:table-cell>
          <table:table-cell office:value-type="float" office:value="38.96149">
            <text:p>38.96</text:p>
          </table:table-cell>
          <table:table-cell table:formula="of:=([.C18]-[.F$11])/[.B18]" office:value-type="float" office:value="0.302898046875">
            <text:p>0.3</text:p>
          </table:table-cell>
          <table:table-cell table:number-columns-repeated="4"/>
          <table:table-cell>
            <draw:frame table:end-cell-address="Sheet1.O34" table:end-x="0.2461in" table:end-y="0.0307in" draw:z-index="1" draw:style-name="gr1" svg:width="4in" svg:height="2.75in" svg:x="0.6909in" svg:y="0.1256in">
              <draw:object draw:notify-on-update-of-ranges="Sheet1.B2:Sheet1.B18 Sheet1.A1:Sheet1.A1 Sheet1.D2:Sheet1.D9 Sheet1.A10:Sheet1.A10 Sheet1.D11:Sheet1.D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5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7695">
            <text:p>1.77</text:p>
          </table:table-cell>
          <table:table-cell office:value-type="float" office:value="38.926">
            <text:p>38.9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7695">
            <text:p>1.77</text:p>
          </table:table-cell>
          <table:table-cell office:value-type="float" office:value="38.578">
            <text:p>38.5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.7695">
            <text:p>1.77</text:p>
          </table:table-cell>
          <table:table-cell office:value-type="float" office:value="39.472">
            <text:p>39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.7695">
            <text:p>1.77</text:p>
          </table:table-cell>
          <table:table-cell office:value-type="float" office:value="39.324">
            <text:p>39.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.7695">
            <text:p>1.77</text:p>
          </table:table-cell>
          <table:table-cell office:value-type="float" office:value="39.204">
            <text:p>39.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.7695">
            <text:p>1.77</text:p>
          </table:table-cell>
          <table:table-cell office:value-type="float" office:value="39.164">
            <text:p>39.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.7695">
            <text:p>1.77</text:p>
          </table:table-cell>
          <table:table-cell office:value-type="float" office:value="40.062">
            <text:p>40.0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.7695">
            <text:p>1.77</text:p>
          </table:table-cell>
          <table:table-cell office:value-type="float" office:value="39.077">
            <text:p>39.08</text:p>
          </table:table-cell>
          <table:table-cell table:number-columns-repeated="14"/>
        </table:table-row>
        <table:table-row table:style-name="ro1">
          <table:table-cell office:value-type="string">
            <text:p>20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.6515">
            <text:p>6.65</text:p>
          </table:table-cell>
          <table:table-cell office:value-type="float" office:value="39.033">
            <text:p>39.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.6515">
            <text:p>6.65</text:p>
          </table:table-cell>
          <table:table-cell office:value-type="float" office:value="37.478">
            <text:p>37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6515">
            <text:p>6.65</text:p>
          </table:table-cell>
          <table:table-cell office:value-type="float" office:value="38.905">
            <text:p>38.9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.6515">
            <text:p>6.65</text:p>
          </table:table-cell>
          <table:table-cell office:value-type="float" office:value="39.828">
            <text:p>39.8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6.6515">
            <text:p>6.65</text:p>
          </table:table-cell>
          <table:table-cell office:value-type="float" office:value="39.558">
            <text:p>39.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6.6515">
            <text:p>6.65</text:p>
          </table:table-cell>
          <table:table-cell office:value-type="float" office:value="39.239">
            <text:p>39.2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.6515">
            <text:p>6.65</text:p>
          </table:table-cell>
          <table:table-cell office:value-type="float" office:value="39.169">
            <text:p>39.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6.6515">
            <text:p>6.65</text:p>
          </table:table-cell>
          <table:table-cell office:value-type="float" office:value="38.96149">
            <text:p>38.96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Säulenszenario, Lernrate, 8 Agenten</text:p>
          </table:table-cell>
          <table:table-cell table:number-columns-repeated="17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966">
            <text:p>38.9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422">
            <text:p>38.42</text:p>
          </table:table-cell>
          <table:table-cell table:number-columns-repeated="2"/>
          <table:table-cell>
            <draw:frame table:end-cell-address="Sheet1.K57" table:end-x="0.6264in" table:end-y="0.1425in" draw:z-index="2" draw:style-name="gr1" svg:width="4in" svg:height="2.7598in" svg:x="0.1827in" svg:y="0.05in">
              <draw:object draw:notify-on-update-of-ranges="Sheet1.B41:Sheet1.B58 Sheet1.A40:Sheet1.A40 Sheet1.D41:Sheet1.D48 Sheet1.A50:Sheet1.A50 Sheet1.D51:Sheet1.D5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94">
            <text:p>38.94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8.48">
            <text:p>38.4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38">
            <text:p>38.3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7.562">
            <text:p>37.56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056">
            <text:p>37.06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6.538">
            <text:p>36.54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9.1323">
            <text:p>39.1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9.594">
            <text:p>39.5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6075">
            <text:p>38.61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9.1735">
            <text:p>39.1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175">
            <text:p>38.1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247">
            <text:p>38.25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3">
            <text:p>38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7.3445">
            <text:p>37.34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Säulenszenario, Prediction Init, 8 Agenten</text:p>
          </table:table-cell>
          <table:table-cell table:number-columns-repeated="17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2.77">
            <text:p>32.77</text:p>
          </table:table-cell>
          <table:table-cell>
            <draw:frame table:end-cell-address="Sheet1.J78" table:end-x="0.1866in" table:end-y="0.1461in" draw:z-index="3" draw:style-name="gr1" svg:width="3.9953in" svg:height="2.761in" svg:x="0.6366in" svg:y="0.0524in">
              <draw:object draw:notify-on-update-of-ranges="Sheet1.B63:Sheet1.D79 Sheet1.A62:Sheet1.A62 Sheet1.D63:Sheet1.D69 Sheet1.A72:Sheet1.A72 Sheet1.D73:Sheet1.D7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3.788">
            <text:p>33.7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5.698">
            <text:p>35.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6.128">
            <text:p>36.1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442">
            <text:p>37.44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82">
            <text:p>38.4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7.522">
            <text:p>37.52</text:p>
          </table:table-cell>
          <table:table-cell table:number-columns-repeated="14"/>
        </table:table-row>
        <table:table-row table:style-name="ro1">
          <table:table-cell/>
          <table:table-cell table:style-name="ce2"/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4.497">
            <text:p>34.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6.471">
            <text:p>36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322">
            <text:p>38.3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751">
            <text:p>38.75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7315">
            <text:p>38.7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9.1735">
            <text:p>39.1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8.433">
            <text:p>38.4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>
            <draw:frame table:end-cell-address="Sheet1.J97" table:end-x="0.7358in" table:end-y="0.0063in" draw:z-index="4" draw:style-name="gr1" svg:width="4in" svg:height="2.7598in" svg:x="0.2921in" svg:y="0.0913in">
              <draw:object draw:notify-on-update-of-ranges="Sheet1.B83:Sheet1.B93 Sheet1.B82:Sheet1.B82 Sheet1.D83:Sheet1.D85 Sheet1.B86:Sheet1.B86 Sheet1.D87:Sheet1.D89 Sheet1.B90:Sheet1.B90 Sheet1.D91:Sheet1.D9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string">
            <text:p>Total Random</text:p>
          </table:table-cell>
          <table:table-cell office:value-type="string">
            <text:p>Zufälliger Algorithmus</text:p>
          </table:table-cell>
          <table:table-cell office:value-type="string">
            <text:p>Effektive Abdeckung ZA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73">
            <text:p>68.73</text:p>
          </table:table-cell>
          <table:table-cell office:value-type="float" office:value="32.094">
            <text:p>32.0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4.38">
            <text:p>64.38</text:p>
          </table:table-cell>
          <table:table-cell office:value-type="float" office:value="43.9">
            <text:p>43.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55">
            <text:p>59.55</text:p>
          </table:table-cell>
          <table:table-cell office:value-type="float" office:value="54.37">
            <text:p>54.37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Einfache Heuristik</text:p>
          </table:table-cell>
          <table:table-cell office:value-type="string">
            <text:p>Effektive Abdeckung EH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47">
            <text:p>68.47</text:p>
          </table:table-cell>
          <table:table-cell office:value-type="float" office:value="33.01">
            <text:p>33.0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3.94">
            <text:p>63.94</text:p>
          </table:table-cell>
          <table:table-cell office:value-type="float" office:value="44.48">
            <text:p>44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14">
            <text:p>59.14</text:p>
          </table:table-cell>
          <table:table-cell office:value-type="float" office:value="55.31">
            <text:p>55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Intelligente Heuristik</text:p>
          </table:table-cell>
          <table:table-cell office:value-type="string">
            <text:p>Effektive Abdeckung IH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5.83">
            <text:p>75.83</text:p>
          </table:table-cell>
          <table:table-cell office:value-type="float" office:value="35.84">
            <text:p>35.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2.21">
            <text:p>72.21</text:p>
          </table:table-cell>
          <table:table-cell office:value-type="float" office:value="50.56">
            <text:p>50.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6.47">
            <text:p>66.47</text:p>
          </table:table-cell>
          <table:table-cell office:value-type="float" office:value="62.39">
            <text:p>62.39</text:p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5"/>
          <table:table-cell>
            <draw:frame table:end-cell-address="Sheet1.J114" table:end-x="0.7031in" table:end-y="0.0587in" draw:z-index="5" draw:style-name="gr1" svg:width="4in" svg:height="2.7598in" svg:x="0.2594in" svg:y="0.1437in">
              <draw:object draw:notify-on-update-of-ranges="Sheet1.B83:Sheet1.B93 Sheet1.B82:Sheet1.B82 Sheet1.C83:Sheet1.C85 Sheet1.B86:Sheet1.B86 Sheet1.C87:Sheet1.C89 Sheet1.B90:Sheet1.B90 Sheet1.C91:Sheet1.C9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8">
          <table:table-cell table:number-columns-repeated="18"/>
        </table:table-row>
        <table:table-row table:style-name="ro1">
          <table:table-cell office:value-type="string">
            <text:p>Leeres Szenario, Epsilon0, 16 Agenten</text:p>
          </table:table-cell>
          <table:table-cell table:number-columns-repeated="4"/>
          <table:table-cell>
            <draw:frame table:end-cell-address="Sheet1.I132" table:end-x="0.5378in" table:end-y="0.1362in" draw:z-index="6" draw:style-name="gr1" svg:width="3.15in" svg:height="2.7508in" svg:x="0.0551in" svg:y="0.0524in">
              <draw:object draw:notify-on-update-of-ranges="Sheet1.B119:Sheet1.B129 Sheet1.A118:Sheet1.A118 Sheet1.D119:Sheet1.D12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office:value-type="float" office:value="58.5">
            <text:p>58.5</text:p>
          </table:table-cell>
          <table:table-cell office:value-type="float" office:value="63.98">
            <text:p>63.9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 office:value-type="float" office:value="58.41">
            <text:p>58.41</text:p>
          </table:table-cell>
          <table:table-cell office:value-type="float" office:value="63.71">
            <text:p>63.7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58.51">
            <text:p>58.51</text:p>
          </table:table-cell>
          <table:table-cell office:value-type="float" office:value="63.17">
            <text:p>63.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58.41">
            <text:p>58.41</text:p>
          </table:table-cell>
          <table:table-cell office:value-type="float" office:value="63.35">
            <text:p>63.3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58.41">
            <text:p>58.41</text:p>
          </table:table-cell>
          <table:table-cell office:value-type="float" office:value="63.92">
            <text:p>63.9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58.23">
            <text:p>58.23</text:p>
          </table:table-cell>
          <table:table-cell office:value-type="float" office:value="64.15">
            <text:p>64.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58.29">
            <text:p>58.29</text:p>
          </table:table-cell>
          <table:table-cell office:value-type="float" office:value="63.36">
            <text:p>63.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58.42">
            <text:p>58.42</text:p>
          </table:table-cell>
          <table:table-cell office:value-type="float" office:value="63.72">
            <text:p>63.7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58.35">
            <text:p>58.35</text:p>
          </table:table-cell>
          <table:table-cell office:value-type="float" office:value="63.12">
            <text:p>63.1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 office:value-type="float" office:value="58.52">
            <text:p>58.52</text:p>
          </table:table-cell>
          <table:table-cell office:value-type="float" office:value="63.43">
            <text:p>63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 office:value-type="float" office:value="58.31">
            <text:p>58.31</text:p>
          </table:table-cell>
          <table:table-cell office:value-type="float" office:value="63.84">
            <text:p>63.84</text:p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7.48">
            <text:p>37.48</text:p>
          </table:table-cell>
          <table:table-cell>
            <draw:frame table:end-cell-address="Sheet1.J150" table:end-x="0.3012in" table:end-y="0.1772in" draw:z-index="7" draw:style-name="gr1" svg:width="4in" svg:height="2.75in" svg:x="0.7465in" svg:y="0.0945in">
              <draw:object draw:notify-on-update-of-ranges="Sheet1.B135:Sheet1.B153 Sheet1.A134:Sheet1.A134 Sheet1.D135:Sheet1.D143 Sheet1.A144:Sheet1.A144 Sheet1.D145:Sheet1.D15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7.35">
            <text:p>37.3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11">
            <text:p>38.11</text:p>
          </table:table-cell>
          <table:table-cell table:number-columns-repeated="6"/>
          <table:table-cell>
            <draw:frame table:end-cell-address="Sheet1.P153" table:end-x="0.3197in" table:end-y="0.0063in" draw:z-index="9" draw:style-name="gr1" svg:width="4in" svg:height="2.7598in" svg:x="0.7646in" svg:y="0.0913in">
              <draw:object draw:notify-on-update-of-ranges="Sheet1.B170:Sheet1.B180 Sheet1.C157:Sheet1.C157 Sheet1.C170:Sheet1.C180 Sheet1.D157:Sheet1.D157 Sheet1.D170:Sheet1.D180 Sheet1.E157:Sheet1.E157 Sheet1.E170:Sheet1.E180 Sheet1.F157:Sheet1.F157 Sheet1.F170:Sheet1.F180 Sheet1.G157:Sheet1.G157 Sheet1.G170:Sheet1.G180 Sheet1.H157:Sheet1.H157 Sheet1.H170:Sheet1.H18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7.52">
            <text:p>37.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7.466">
            <text:p>37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7.48">
            <text:p>37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6.89">
            <text:p>36.89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02">
            <text:p>38.0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7.43">
            <text:p>37.43</text:p>
          </table:table-cell>
          <table:table-cell table:number-columns-repeated="14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8">
            <text:p>38.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53">
            <text:p>38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55">
            <text:p>38.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8.65">
            <text:p>38.6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19">
            <text:p>38.1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8.01">
            <text:p>38.01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>
            <draw:frame table:end-cell-address="Sheet1.O170" table:end-x="0.0449in" table:end-y="0.1531in" draw:z-index="10" draw:style-name="gr1" svg:width="4in" svg:height="2.7598in" svg:x="0.4898in" svg:y="0.0602in">
              <draw:object draw:notify-on-update-of-ranges="Sheet1.B170:Sheet1.B180 Sheet1.C157:Sheet1.C157 Sheet1.C170:Sheet1.C180 Sheet1.D157:Sheet1.D157 Sheet1.D170:Sheet1.D180 Sheet1.E157:Sheet1.E157 Sheet1.E170:Sheet1.E180 Sheet1.F157:Sheet1.F157 Sheet1.F170:Sheet1.F180 Sheet1.G157:Sheet1.G157 Sheet1.G170:Sheet1.G180 Sheet1.H157:Sheet1.H157 Sheet1.H170:Sheet1.H18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Random, one direction change, Speed compare, Pillar, 8 Agents</text:p>
          </table:table-cell>
          <table:table-cell office:value-type="string">
            <text:p>Speed</text:p>
          </table:table-cell>
          <table:table-cell office:value-type="string">
            <text:p>Randomized</text:p>
          </table:table-cell>
          <table:table-cell office:value-type="string">
            <text:p>Einfache Heuristik</text:p>
          </table:table-cell>
          <table:table-cell office:value-type="string">
            <text:p>Intelligente Heuristik</text:p>
          </table:table-cell>
          <table:table-cell office:value-type="string">
            <text:p>XCS (500)</text:p>
          </table:table-cell>
          <table:table-cell office:value-type="string">
            <text:p>SXCS (500)</text:p>
          </table:table-cell>
          <table:table-cell office:value-type="string">
            <text:p>SXCS (2000)</text:p>
          </table:table-cell>
          <table:table-cell office:value-type="string">
            <text:p>DSXCS 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>
            <text:p>0.0-0.9 nur 1 experimen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5"/>
          <table:table-cell office:value-type="float" office:value="48.21">
            <text:p>48.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number-columns-repeated="5"/>
          <table:table-cell office:value-type="float" office:value="43.39">
            <text:p>43.3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number-columns-repeated="5"/>
          <table:table-cell office:value-type="float" office:value="43.33">
            <text:p>43.3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number-columns-repeated="5"/>
          <table:table-cell office:value-type="float" office:value="43.33">
            <text:p>43.3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number-columns-repeated="5"/>
          <table:table-cell office:value-type="float" office:value="41.12">
            <text:p>41.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number-columns-repeated="5"/>
          <table:table-cell office:value-type="float" office:value="38.42">
            <text:p>38.4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number-columns-repeated="5"/>
          <table:table-cell office:value-type="float" office:value="39.86">
            <text:p>39.8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7">
            <text:p>0.7</text:p>
          </table:table-cell>
          <table:table-cell table:number-columns-repeated="5"/>
          <table:table-cell office:value-type="float" office:value="38.31">
            <text:p>38.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number-columns-repeated="5"/>
          <table:table-cell office:value-type="float" office:value="40.77">
            <text:p>40.7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9">
            <text:p>0.9</text:p>
          </table:table-cell>
          <table:table-cell table:number-columns-repeated="5"/>
          <table:table-cell office:value-type="float" office:value="39.82">
            <text:p>39.82</text:p>
          </table:table-cell>
          <table:table-cell table:number-columns-repeated="10"/>
        </table:table-row>
        <table:table-row table:style-name="ro1">
          <table:table-cell office:value-type="string">
            <text:p>Randomized</text:p>
          </table:table-cell>
          <table:table-cell office:value-type="float" office:value="1">
            <text:p>1</text:p>
          </table:table-cell>
          <table:table-cell office:value-type="float" office:value="32.93">
            <text:p>32.93</text:p>
          </table:table-cell>
          <table:table-cell office:value-type="float" office:value="91.07">
            <text:p>91.07</text:p>
          </table:table-cell>
          <table:table-cell office:value-type="float" office:value="92.1">
            <text:p>92.1</text:p>
          </table:table-cell>
          <table:table-cell office:value-type="float" office:value="32.414">
            <text:p>32.41</text:p>
          </table:table-cell>
          <table:table-cell office:value-type="float" office:value="39.64">
            <text:p>39.64</text:p>
          </table:table-cell>
          <table:table-cell office:value-type="float" office:value="40.15">
            <text:p>40.15</text:p>
          </table:table-cell>
          <table:table-cell office:value-type="float" office:value="39.93">
            <text:p>39.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33.78">
            <text:p>33.78</text:p>
          </table:table-cell>
          <table:table-cell office:value-type="float" office:value="87.78">
            <text:p>87.78</text:p>
          </table:table-cell>
          <table:table-cell office:value-type="float" office:value="89.4">
            <text:p>89.4</text:p>
          </table:table-cell>
          <table:table-cell office:value-type="float" office:value="32.69">
            <text:p>32.69</text:p>
          </table:table-cell>
          <table:table-cell office:value-type="float" office:value="38.68">
            <text:p>38.68</text:p>
          </table:table-cell>
          <table:table-cell office:value-type="float" office:value="39.3">
            <text:p>39.3</text:p>
          </table:table-cell>
          <table:table-cell office:value-type="float" office:value="39.64">
            <text:p>39.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33.14">
            <text:p>33.14</text:p>
          </table:table-cell>
          <table:table-cell office:value-type="float" office:value="84.85">
            <text:p>84.85</text:p>
          </table:table-cell>
          <table:table-cell office:value-type="float" office:value="86.64">
            <text:p>86.64</text:p>
          </table:table-cell>
          <table:table-cell office:value-type="float" office:value="32.54">
            <text:p>32.54</text:p>
          </table:table-cell>
          <table:table-cell office:value-type="float" office:value="38.23">
            <text:p>38.23</text:p>
          </table:table-cell>
          <table:table-cell office:value-type="float" office:value="39.15">
            <text:p>39.15</text:p>
          </table:table-cell>
          <table:table-cell office:value-type="float" office:value="39.35">
            <text:p>39.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32.09">
            <text:p>32.09</text:p>
          </table:table-cell>
          <table:table-cell office:value-type="float" office:value="81.53">
            <text:p>81.53</text:p>
          </table:table-cell>
          <table:table-cell office:value-type="float" office:value="83.58">
            <text:p>83.58</text:p>
          </table:table-cell>
          <table:table-cell office:value-type="float" office:value="31.69">
            <text:p>31.69</text:p>
          </table:table-cell>
          <table:table-cell office:value-type="float" office:value="38.09">
            <text:p>38.09</text:p>
          </table:table-cell>
          <table:table-cell office:value-type="float" office:value="39.62">
            <text:p>39.62</text:p>
          </table:table-cell>
          <table:table-cell office:value-type="float" office:value="39.14">
            <text:p>39.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32.23">
            <text:p>32.23</text:p>
          </table:table-cell>
          <table:table-cell office:value-type="float" office:value="78.84">
            <text:p>78.84</text:p>
          </table:table-cell>
          <table:table-cell office:value-type="float" office:value="80.99">
            <text:p>80.99</text:p>
          </table:table-cell>
          <table:table-cell office:value-type="float" office:value="32.16">
            <text:p>32.16</text:p>
          </table:table-cell>
          <table:table-cell office:value-type="float" office:value="37.68">
            <text:p>37.68</text:p>
          </table:table-cell>
          <table:table-cell office:value-type="float" office:value="38.82">
            <text:p>38.82</text:p>
          </table:table-cell>
          <table:table-cell office:value-type="float" office:value="39.05">
            <text:p>39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2.98">
            <text:p>32.98</text:p>
          </table:table-cell>
          <table:table-cell office:value-type="float" office:value="76.08">
            <text:p>76.08</text:p>
          </table:table-cell>
          <table:table-cell office:value-type="float" office:value="78.27">
            <text:p>78.27</text:p>
          </table:table-cell>
          <table:table-cell office:value-type="float" office:value="31.79">
            <text:p>31.79</text:p>
          </table:table-cell>
          <table:table-cell office:value-type="float" office:value="38.09">
            <text:p>38.09</text:p>
          </table:table-cell>
          <table:table-cell office:value-type="float" office:value="38.89">
            <text:p>38.89</text:p>
          </table:table-cell>
          <table:table-cell office:value-type="float" office:value="38.97">
            <text:p>38.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32.81">
            <text:p>32.81</text:p>
          </table:table-cell>
          <table:table-cell office:value-type="float" office:value="73.91">
            <text:p>73.91</text:p>
          </table:table-cell>
          <table:table-cell office:value-type="float" office:value="76.77">
            <text:p>76.77</text:p>
          </table:table-cell>
          <table:table-cell office:value-type="float" office:value="33.19">
            <text:p>33.19</text:p>
          </table:table-cell>
          <table:table-cell office:value-type="float" office:value="37.76">
            <text:p>37.76</text:p>
          </table:table-cell>
          <table:table-cell office:value-type="float" office:value="38.18">
            <text:p>38.18</text:p>
          </table:table-cell>
          <table:table-cell office:value-type="float" office:value="39.01">
            <text:p>39.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32.87">
            <text:p>32.87</text:p>
          </table:table-cell>
          <table:table-cell office:value-type="float" office:value="71.34">
            <text:p>71.34</text:p>
          </table:table-cell>
          <table:table-cell office:value-type="float" office:value="74.49">
            <text:p>74.49</text:p>
          </table:table-cell>
          <table:table-cell office:value-type="float" office:value="32.28">
            <text:p>32.28</text:p>
          </table:table-cell>
          <table:table-cell office:value-type="float" office:value="38.17">
            <text:p>38.17</text:p>
          </table:table-cell>
          <table:table-cell office:value-type="float" office:value="38.2">
            <text:p>38.2</text:p>
          </table:table-cell>
          <table:table-cell office:value-type="float" office:value="38.54">
            <text:p>38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33.26">
            <text:p>33.26</text:p>
          </table:table-cell>
          <table:table-cell office:value-type="float" office:value="69.49">
            <text:p>69.49</text:p>
          </table:table-cell>
          <table:table-cell office:value-type="float" office:value="72.63">
            <text:p>72.63</text:p>
          </table:table-cell>
          <table:table-cell office:value-type="float" office:value="32.62">
            <text:p>32.62</text:p>
          </table:table-cell>
          <table:table-cell office:value-type="float" office:value="38.12">
            <text:p>38.12</text:p>
          </table:table-cell>
          <table:table-cell office:value-type="float" office:value="38.32">
            <text:p>38.32</text:p>
          </table:table-cell>
          <table:table-cell office:value-type="float" office:value="38.25">
            <text:p>38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32.72">
            <text:p>32.72</text:p>
          </table:table-cell>
          <table:table-cell office:value-type="float" office:value="67.58">
            <text:p>67.58</text:p>
          </table:table-cell>
          <table:table-cell office:value-type="float" office:value="70.92">
            <text:p>70.92</text:p>
          </table:table-cell>
          <table:table-cell office:value-type="float" office:value="33.4">
            <text:p>33.4</text:p>
          </table:table-cell>
          <table:table-cell office:value-type="float" office:value="36.14">
            <text:p>36.14</text:p>
          </table:table-cell>
          <table:table-cell office:value-type="float" office:value="37.7">
            <text:p>37.7</text:p>
          </table:table-cell>
          <table:table-cell office:value-type="float" office:value="38.29">
            <text:p>38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3.08">
            <text:p>33.08</text:p>
          </table:table-cell>
          <table:table-cell office:value-type="float" office:value="64.77">
            <text:p>64.77</text:p>
          </table:table-cell>
          <table:table-cell office:value-type="float" office:value="68.55">
            <text:p>68.55</text:p>
          </table:table-cell>
          <table:table-cell office:value-type="float" office:value="31.94">
            <text:p>31.94</text:p>
          </table:table-cell>
          <table:table-cell office:value-type="float" office:value="35.96">
            <text:p>35.96</text:p>
          </table:table-cell>
          <table:table-cell office:value-type="float" office:value="37.71">
            <text:p>37.71</text:p>
          </table:table-cell>
          <table:table-cell office:value-type="float" office:value="37.65">
            <text:p>37.6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quadratisch</text:p>
          </table:table-cell>
          <table:table-cell office:value-type="string">
            <text:p>linear</text:p>
          </table:table-cell>
          <table:table-cell table:number-columns-repeated="15"/>
        </table:table-row>
        <table:table-row table:style-name="ro1">
          <table:table-cell office:value-type="string">
            <text:p>Vergleich reward</text:p>
          </table:table-cell>
          <table:table-cell office:value-type="float" office:value="37.71">
            <text:p>37.71</text:p>
          </table:table-cell>
          <table:table-cell office:value-type="float" office:value="37.32">
            <text:p>37.32</text:p>
          </table:table-cell>
          <table:table-cell office:value-type="string">
            <text:p>2000, pillar, direction change 2</text:p>
          </table:table-cell>
          <table:table-cell table:number-columns-repeated="14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office:value-type="string">
            <text:p>direction change, pillar, sxcs, prediction discount</text:p>
          </table:table-cell>
          <table:table-cell office:value-type="string">
            <text:p>prediction discount</text:p>
          </table:table-cell>
          <table:table-cell office:value-type="string">
            <text:p>SXCS (2000 Schritte)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7.74">
            <text:p>37.7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37.86">
            <text:p>37.8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7.22">
            <text:p>37.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37.74">
            <text:p>37.7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7.28">
            <text:p>37.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7.75">
            <text:p>37.7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7.67">
            <text:p>37.6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1">
            <text:p>0.71</text:p>
          </table:table-cell>
          <table:table-cell office:value-type="float" office:value="37.71">
            <text:p>37.7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7.49">
            <text:p>37.4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7.36">
            <text:p>37.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7.65">
            <text:p>37.6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7.44">
            <text:p>37.44</text:p>
          </table:table-cell>
          <table:table-cell table:number-columns-repeated="1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Pillar, 8 Agenten, randomized, one direction change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/>
          <table:table-cell>
            <draw:frame table:end-cell-address="Sheet1.N225" table:end-x="0.3323in" table:end-y="0.0382in" draw:z-index="12" draw:style-name="gr1" svg:width="6in" svg:height="2.7598in" svg:x="0.5555in" svg:y="0.1232in">
              <draw:object draw:notify-on-update-of-ranges="Sheet1.B210:Sheet1.B230 Sheet1.C209:Sheet1.C209 Sheet1.C210:Sheet1.C23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2.64">
            <text:p>32.64</text:p>
          </table:table-cell>
          <table:table-cell office:value-type="float" office:value="96.5">
            <text:p>96.5</text:p>
          </table:table-cell>
          <table:table-cell office:value-type="float" office:value="97.8">
            <text:p>97.8</text:p>
          </table:table-cell>
          <table:table-cell table:formula="of:=[.E210]-[.D210]" office:value-type="float" office:value="1.3">
            <text:p>1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0.05">
            <text:p>30.05</text:p>
          </table:table-cell>
          <table:table-cell office:value-type="float" office:value="96.46">
            <text:p>96.46</text:p>
          </table:table-cell>
          <table:table-cell office:value-type="float" office:value="97.63">
            <text:p>97.63</text:p>
          </table:table-cell>
          <table:table-cell table:formula="of:=[.E211]-[.D211]" office:value-type="float" office:value="1.17">
            <text:p>1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9.99">
            <text:p>29.99</text:p>
          </table:table-cell>
          <table:table-cell office:value-type="float" office:value="95.66">
            <text:p>95.66</text:p>
          </table:table-cell>
          <table:table-cell office:value-type="float" office:value="97.12">
            <text:p>97.12</text:p>
          </table:table-cell>
          <table:table-cell table:formula="of:=[.E212]-[.D212]" office:value-type="float" office:value="1.46000000000001">
            <text:p>1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0.06">
            <text:p>30.06</text:p>
          </table:table-cell>
          <table:table-cell office:value-type="float" office:value="95.14">
            <text:p>95.14</text:p>
          </table:table-cell>
          <table:table-cell office:value-type="float" office:value="96.42">
            <text:p>96.42</text:p>
          </table:table-cell>
          <table:table-cell table:formula="of:=[.E213]-[.D213]" office:value-type="float" office:value="1.28">
            <text:p>1.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29.13">
            <text:p>29.13</text:p>
          </table:table-cell>
          <table:table-cell office:value-type="float" office:value="93.71">
            <text:p>93.71</text:p>
          </table:table-cell>
          <table:table-cell office:value-type="float" office:value="95.65">
            <text:p>95.65</text:p>
          </table:table-cell>
          <table:table-cell table:formula="of:=[.E214]-[.D214]" office:value-type="float" office:value="1.94000000000001">
            <text:p>1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29.29">
            <text:p>29.29</text:p>
          </table:table-cell>
          <table:table-cell office:value-type="float" office:value="92.92">
            <text:p>92.92</text:p>
          </table:table-cell>
          <table:table-cell office:value-type="float" office:value="94.64">
            <text:p>94.64</text:p>
          </table:table-cell>
          <table:table-cell table:formula="of:=[.E215]-[.D215]" office:value-type="float" office:value="1.72">
            <text:p>1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29.45">
            <text:p>29.45</text:p>
          </table:table-cell>
          <table:table-cell office:value-type="float" office:value="92.38">
            <text:p>92.38</text:p>
          </table:table-cell>
          <table:table-cell office:value-type="float" office:value="93.81">
            <text:p>93.81</text:p>
          </table:table-cell>
          <table:table-cell table:formula="of:=[.E216]-[.D216]" office:value-type="float" office:value="1.43000000000001">
            <text:p>1.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28.62">
            <text:p>28.62</text:p>
          </table:table-cell>
          <table:table-cell office:value-type="float" office:value="90.56">
            <text:p>90.56</text:p>
          </table:table-cell>
          <table:table-cell office:value-type="float" office:value="92.51">
            <text:p>92.51</text:p>
          </table:table-cell>
          <table:table-cell table:formula="of:=[.E217]-[.D217]" office:value-type="float" office:value="1.95">
            <text:p>1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29.41">
            <text:p>29.41</text:p>
          </table:table-cell>
          <table:table-cell office:value-type="float" office:value="89.66">
            <text:p>89.66</text:p>
          </table:table-cell>
          <table:table-cell office:value-type="float" office:value="91.32">
            <text:p>91.32</text:p>
          </table:table-cell>
          <table:table-cell table:formula="of:=[.E218]-[.D218]" office:value-type="float" office:value="1.66">
            <text:p>1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29.33">
            <text:p>29.33</text:p>
          </table:table-cell>
          <table:table-cell office:value-type="float" office:value="87.08">
            <text:p>87.08</text:p>
          </table:table-cell>
          <table:table-cell office:value-type="float" office:value="89.18">
            <text:p>89.18</text:p>
          </table:table-cell>
          <table:table-cell table:formula="of:=[.E219]-[.D219]" office:value-type="float" office:value="2.10000000000001">
            <text:p>2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9.05">
            <text:p>29.05</text:p>
          </table:table-cell>
          <table:table-cell office:value-type="float" office:value="86.11">
            <text:p>86.11</text:p>
          </table:table-cell>
          <table:table-cell office:value-type="float" office:value="87.47">
            <text:p>87.47</text:p>
          </table:table-cell>
          <table:table-cell table:formula="of:=[.E220]-[.D220]" office:value-type="float" office:value="1.36">
            <text:p>1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28.63">
            <text:p>28.63</text:p>
          </table:table-cell>
          <table:table-cell office:value-type="float" office:value="81.1">
            <text:p>81.1</text:p>
          </table:table-cell>
          <table:table-cell office:value-type="float" office:value="83.48">
            <text:p>83.48</text:p>
          </table:table-cell>
          <table:table-cell table:formula="of:=[.E221]-[.D221]" office:value-type="float" office:value="2.38000000000001">
            <text:p>2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29.64">
            <text:p>29.64</text:p>
          </table:table-cell>
          <table:table-cell office:value-type="float" office:value="76.88">
            <text:p>76.88</text:p>
          </table:table-cell>
          <table:table-cell office:value-type="float" office:value="79.86">
            <text:p>79.86</text:p>
          </table:table-cell>
          <table:table-cell table:formula="of:=[.E222]-[.D222]" office:value-type="float" office:value="2.98">
            <text:p>2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29.19">
            <text:p>29.19</text:p>
          </table:table-cell>
          <table:table-cell office:value-type="float" office:value="73.85">
            <text:p>73.85</text:p>
          </table:table-cell>
          <table:table-cell office:value-type="float" office:value="76.73">
            <text:p>76.73</text:p>
          </table:table-cell>
          <table:table-cell table:formula="of:=[.E223]-[.D223]" office:value-type="float" office:value="2.88000000000001">
            <text:p>2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29.86">
            <text:p>29.86</text:p>
          </table:table-cell>
          <table:table-cell office:value-type="float" office:value="70.3">
            <text:p>70.3</text:p>
          </table:table-cell>
          <table:table-cell office:value-type="float" office:value="73.86">
            <text:p>73.86</text:p>
          </table:table-cell>
          <table:table-cell table:formula="of:=[.E224]-[.D224]" office:value-type="float" office:value="3.56">
            <text:p>3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0.35">
            <text:p>30.35</text:p>
          </table:table-cell>
          <table:table-cell office:value-type="float" office:value="67.72">
            <text:p>67.72</text:p>
          </table:table-cell>
          <table:table-cell office:value-type="float" office:value="71.25">
            <text:p>71.25</text:p>
          </table:table-cell>
          <table:table-cell table:formula="of:=[.E225]-[.D225]" office:value-type="float" office:value="3.53">
            <text:p>3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29.99">
            <text:p>29.99</text:p>
          </table:table-cell>
          <table:table-cell office:value-type="float" office:value="65.75">
            <text:p>65.75</text:p>
          </table:table-cell>
          <table:table-cell office:value-type="float" office:value="68.49">
            <text:p>68.49</text:p>
          </table:table-cell>
          <table:table-cell table:formula="of:=[.E226]-[.D226]" office:value-type="float" office:value="2.73999999999999">
            <text:p>2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29.98">
            <text:p>29.98</text:p>
          </table:table-cell>
          <table:table-cell office:value-type="float" office:value="62.61">
            <text:p>62.61</text:p>
          </table:table-cell>
          <table:table-cell office:value-type="float" office:value="66.27">
            <text:p>66.27</text:p>
          </table:table-cell>
          <table:table-cell table:formula="of:=[.E227]-[.D227]" office:value-type="float" office:value="3.66">
            <text:p>3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29.5">
            <text:p>29.5</text:p>
          </table:table-cell>
          <table:table-cell office:value-type="float" office:value="60.32">
            <text:p>60.32</text:p>
          </table:table-cell>
          <table:table-cell office:value-type="float" office:value="64.24">
            <text:p>64.24</text:p>
          </table:table-cell>
          <table:table-cell table:formula="of:=[.E228]-[.D228]" office:value-type="float" office:value="3.91999999999999">
            <text:p>3.92</text:p>
          </table:table-cell>
          <table:table-cell>
            <draw:frame table:end-cell-address="Sheet1.N244" table:end-x="0.5626in" table:end-y="0.0378in" draw:z-index="13" draw:style-name="gr1" svg:width="6in" svg:height="2.7598in" svg:x="0.7858in" svg:y="0.1228in">
              <draw:object draw:notify-on-update-of-ranges="Sheet1.B210:Sheet1.B230 Sheet1.D209:Sheet1.D209 Sheet1.D210:Sheet1.D230 Sheet1.E209:Sheet1.E209 Sheet1.E210:Sheet1.E230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29.52">
            <text:p>29.52</text:p>
          </table:table-cell>
          <table:table-cell office:value-type="float" office:value="58.28">
            <text:p>58.28</text:p>
          </table:table-cell>
          <table:table-cell office:value-type="float" office:value="62.23">
            <text:p>62.23</text:p>
          </table:table-cell>
          <table:table-cell table:formula="of:=[.E229]-[.D229]" office:value-type="float" office:value="3.95">
            <text:p>3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9.17">
            <text:p>29.17</text:p>
          </table:table-cell>
          <table:table-cell office:value-type="float" office:value="56.19">
            <text:p>56.19</text:p>
          </table:table-cell>
          <table:table-cell office:value-type="float" office:value="60.41">
            <text:p>60.41</text:p>
          </table:table-cell>
          <table:table-cell table:formula="of:=[.E230]-[.D230]" office:value-type="float" office:value="4.22">
            <text:p>4.22</text:p>
          </table:table-cell>
          <table:table-cell table:number-columns-repeated="12"/>
        </table:table-row>
        <table:table-row table:style-name="ro1" table:number-rows-repeated="15">
          <table:table-cell table:number-columns-repeated="18"/>
        </table:table-row>
        <table:table-row table:style-name="ro1">
          <table:table-cell office:value-type="string">
            <text:p>Pillar, 8 Agenten, randomized, intelligent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261" table:end-x="0.7055in" table:end-y="0.1323in" draw:z-index="14" draw:style-name="gr1" svg:width="6in" svg:height="2.7598in" svg:x="0.0398in" svg:y="0.0394in">
              <draw:object draw:notify-on-update-of-ranges="Sheet1.B247:Sheet1.B267 Sheet1.C246:Sheet1.C246 Sheet1.C247:Sheet1.C267 Sheet1.D246:Sheet1.D246 Sheet1.D247:Sheet1.D267 Sheet1.E246:Sheet1.E246 Sheet1.E247:Sheet1.E267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.86">
            <text:p>30.86</text:p>
          </table:table-cell>
          <table:table-cell office:value-type="float" office:value="96.49">
            <text:p>96.49</text:p>
          </table:table-cell>
          <table:table-cell office:value-type="float" office:value="97.81">
            <text:p>97.8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4.87">
            <text:p>24.87</text:p>
          </table:table-cell>
          <table:table-cell office:value-type="float" office:value="96.62">
            <text:p>96.62</text:p>
          </table:table-cell>
          <table:table-cell office:value-type="float" office:value="97.72">
            <text:p>97.7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1.46">
            <text:p>21.46</text:p>
          </table:table-cell>
          <table:table-cell office:value-type="float" office:value="95.76">
            <text:p>95.76</text:p>
          </table:table-cell>
          <table:table-cell office:value-type="float" office:value="97.39">
            <text:p>97.3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18.7">
            <text:p>18.7</text:p>
          </table:table-cell>
          <table:table-cell office:value-type="float" office:value="95.12">
            <text:p>95.12</text:p>
          </table:table-cell>
          <table:table-cell office:value-type="float" office:value="96.21">
            <text:p>96.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6.8">
            <text:p>16.8</text:p>
          </table:table-cell>
          <table:table-cell office:value-type="float" office:value="94.05">
            <text:p>94.05</text:p>
          </table:table-cell>
          <table:table-cell office:value-type="float" office:value="95.51">
            <text:p>95.5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5.73">
            <text:p>15.73</text:p>
          </table:table-cell>
          <table:table-cell office:value-type="float" office:value="92.1">
            <text:p>92.1</text:p>
          </table:table-cell>
          <table:table-cell office:value-type="float" office:value="94.26">
            <text:p>94.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4.72">
            <text:p>14.72</text:p>
          </table:table-cell>
          <table:table-cell office:value-type="float" office:value="90.44">
            <text:p>90.44</text:p>
          </table:table-cell>
          <table:table-cell office:value-type="float" office:value="91.66">
            <text:p>91.6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3.46">
            <text:p>13.46</text:p>
          </table:table-cell>
          <table:table-cell office:value-type="float" office:value="88.39">
            <text:p>88.39</text:p>
          </table:table-cell>
          <table:table-cell office:value-type="float" office:value="90.18">
            <text:p>90.1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4.06">
            <text:p>14.06</text:p>
          </table:table-cell>
          <table:table-cell office:value-type="float" office:value="86.02">
            <text:p>86.02</text:p>
          </table:table-cell>
          <table:table-cell office:value-type="float" office:value="88.26">
            <text:p>88.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3.48">
            <text:p>13.48</text:p>
          </table:table-cell>
          <table:table-cell office:value-type="float" office:value="83.54">
            <text:p>83.54</text:p>
          </table:table-cell>
          <table:table-cell office:value-type="float" office:value="86.57">
            <text:p>86.5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.84">
            <text:p>12.84</text:p>
          </table:table-cell>
          <table:table-cell office:value-type="float" office:value="81.59">
            <text:p>81.59</text:p>
          </table:table-cell>
          <table:table-cell office:value-type="float" office:value="84.54">
            <text:p>84.5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11.91">
            <text:p>11.91</text:p>
          </table:table-cell>
          <table:table-cell office:value-type="float" office:value="74.28">
            <text:p>74.28</text:p>
          </table:table-cell>
          <table:table-cell office:value-type="float" office:value="78.79">
            <text:p>78.7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11.63">
            <text:p>11.63</text:p>
          </table:table-cell>
          <table:table-cell office:value-type="float" office:value="68.53">
            <text:p>68.53</text:p>
          </table:table-cell>
          <table:table-cell office:value-type="float" office:value="73.13">
            <text:p>73.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11.01">
            <text:p>11.01</text:p>
          </table:table-cell>
          <table:table-cell office:value-type="float" office:value="63.79">
            <text:p>63.79</text:p>
          </table:table-cell>
          <table:table-cell office:value-type="float" office:value="69.05">
            <text:p>69.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10.89">
            <text:p>10.89</text:p>
          </table:table-cell>
          <table:table-cell office:value-type="float" office:value="59.32">
            <text:p>59.32</text:p>
          </table:table-cell>
          <table:table-cell office:value-type="float" office:value="64.91">
            <text:p>64.9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1.3">
            <text:p>11.3</text:p>
          </table:table-cell>
          <table:table-cell office:value-type="float" office:value="55.62">
            <text:p>55.62</text:p>
          </table:table-cell>
          <table:table-cell office:value-type="float" office:value="62.32">
            <text:p>62.3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10.61">
            <text:p>10.61</text:p>
          </table:table-cell>
          <table:table-cell office:value-type="float" office:value="51.71">
            <text:p>51.71</text:p>
          </table:table-cell>
          <table:table-cell office:value-type="float" office:value="58.19">
            <text:p>58.1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10.41">
            <text:p>10.41</text:p>
          </table:table-cell>
          <table:table-cell office:value-type="float" office:value="48.35">
            <text:p>48.35</text:p>
          </table:table-cell>
          <table:table-cell office:value-type="float" office:value="55.46">
            <text:p>55.4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10.48">
            <text:p>10.48</text:p>
          </table:table-cell>
          <table:table-cell office:value-type="float" office:value="45.22">
            <text:p>45.22</text:p>
          </table:table-cell>
          <table:table-cell office:value-type="float" office:value="52.6">
            <text:p>52.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9.9">
            <text:p>9.9</text:p>
          </table:table-cell>
          <table:table-cell office:value-type="float" office:value="42.66">
            <text:p>42.66</text:p>
          </table:table-cell>
          <table:table-cell office:value-type="float" office:value="50.35">
            <text:p>50.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.5">
            <text:p>10.5</text:p>
          </table:table-cell>
          <table:table-cell office:value-type="float" office:value="40.11">
            <text:p>40.11</text:p>
          </table:table-cell>
          <table:table-cell office:value-type="float" office:value="48.26">
            <text:p>48.26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random02099, 8 Agenten, randomized, intelligent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285" table:end-x="0.7055in" table:end-y="0.1323in" draw:z-index="15" draw:style-name="gr1" svg:width="6in" svg:height="2.7598in" svg:x="0.0398in" svg:y="0.0394in">
              <draw:object draw:notify-on-update-of-ranges="Sheet1.B271:Sheet1.B291 Sheet1.C270:Sheet1.C270 Sheet1.C271:Sheet1.C291 Sheet1.D270:Sheet1.D270 Sheet1.D271:Sheet1.D291 Sheet1.E270:Sheet1.E270 Sheet1.E271:Sheet1.E291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3.57">
            <text:p>33.57</text:p>
          </table:table-cell>
          <table:table-cell office:value-type="float" office:value="97.79">
            <text:p>97.79</text:p>
          </table:table-cell>
          <table:table-cell office:value-type="float" office:value="96.08">
            <text:p>96.0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8.11">
            <text:p>28.11</text:p>
          </table:table-cell>
          <table:table-cell office:value-type="float" office:value="94.75">
            <text:p>94.75</text:p>
          </table:table-cell>
          <table:table-cell office:value-type="float" office:value="95.98">
            <text:p>95.9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2.85">
            <text:p>22.85</text:p>
          </table:table-cell>
          <table:table-cell office:value-type="float" office:value="91.63">
            <text:p>91.63</text:p>
          </table:table-cell>
          <table:table-cell office:value-type="float" office:value="94.69">
            <text:p>94.6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20.81">
            <text:p>20.81</text:p>
          </table:table-cell>
          <table:table-cell office:value-type="float" office:value="90.31">
            <text:p>90.31</text:p>
          </table:table-cell>
          <table:table-cell office:value-type="float" office:value="93.21">
            <text:p>93.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9.71">
            <text:p>19.71</text:p>
          </table:table-cell>
          <table:table-cell office:value-type="float" office:value="86.78">
            <text:p>86.78</text:p>
          </table:table-cell>
          <table:table-cell office:value-type="float" office:value="90.36">
            <text:p>90.3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7.95">
            <text:p>17.95</text:p>
          </table:table-cell>
          <table:table-cell office:value-type="float" office:value="85.02">
            <text:p>85.02</text:p>
          </table:table-cell>
          <table:table-cell office:value-type="float" office:value="87.17">
            <text:p>87.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7.42">
            <text:p>17.42</text:p>
          </table:table-cell>
          <table:table-cell office:value-type="float" office:value="83.1">
            <text:p>83.1</text:p>
          </table:table-cell>
          <table:table-cell office:value-type="float" office:value="85.4">
            <text:p>85.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6.4">
            <text:p>16.4</text:p>
          </table:table-cell>
          <table:table-cell office:value-type="float" office:value="79.98">
            <text:p>79.98</text:p>
          </table:table-cell>
          <table:table-cell office:value-type="float" office:value="83.2">
            <text:p>83.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5.04">
            <text:p>15.04</text:p>
          </table:table-cell>
          <table:table-cell office:value-type="float" office:value="78.06">
            <text:p>78.06</text:p>
          </table:table-cell>
          <table:table-cell office:value-type="float" office:value="80.44">
            <text:p>80.4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4.48">
            <text:p>14.48</text:p>
          </table:table-cell>
          <table:table-cell office:value-type="float" office:value="74.48">
            <text:p>74.48</text:p>
          </table:table-cell>
          <table:table-cell office:value-type="float" office:value="78.35">
            <text:p>78.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.56">
            <text:p>13.56</text:p>
          </table:table-cell>
          <table:table-cell office:value-type="float" office:value="72.34">
            <text:p>72.34</text:p>
          </table:table-cell>
          <table:table-cell office:value-type="float" office:value="75.59">
            <text:p>75.5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15.02">
            <text:p>15.02</text:p>
          </table:table-cell>
          <table:table-cell office:value-type="float" office:value="67.9">
            <text:p>67.9</text:p>
          </table:table-cell>
          <table:table-cell office:value-type="float" office:value="71.45">
            <text:p>71.4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15.26">
            <text:p>15.26</text:p>
          </table:table-cell>
          <table:table-cell office:value-type="float" office:value="63.77">
            <text:p>63.77</text:p>
          </table:table-cell>
          <table:table-cell office:value-type="float" office:value="69.89">
            <text:p>69.8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13.27">
            <text:p>13.27</text:p>
          </table:table-cell>
          <table:table-cell office:value-type="float" office:value="62.07">
            <text:p>62.07</text:p>
          </table:table-cell>
          <table:table-cell office:value-type="float" office:value="66.74">
            <text:p>66.7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13.68">
            <text:p>13.68</text:p>
          </table:table-cell>
          <table:table-cell office:value-type="float" office:value="59.41">
            <text:p>59.41</text:p>
          </table:table-cell>
          <table:table-cell office:value-type="float" office:value="65.62">
            <text:p>65.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3.36">
            <text:p>13.36</text:p>
          </table:table-cell>
          <table:table-cell office:value-type="float" office:value="55.82">
            <text:p>55.82</text:p>
          </table:table-cell>
          <table:table-cell office:value-type="float" office:value="62.65">
            <text:p>62.6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13.3">
            <text:p>13.3</text:p>
          </table:table-cell>
          <table:table-cell office:value-type="float" office:value="56.95">
            <text:p>56.95</text:p>
          </table:table-cell>
          <table:table-cell office:value-type="float" office:value="59.48">
            <text:p>59.4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12.68">
            <text:p>12.68</text:p>
          </table:table-cell>
          <table:table-cell office:value-type="float" office:value="50.88">
            <text:p>50.88</text:p>
          </table:table-cell>
          <table:table-cell office:value-type="float" office:value="58.27">
            <text:p>58.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12.51">
            <text:p>12.51</text:p>
          </table:table-cell>
          <table:table-cell office:value-type="float" office:value="49.65">
            <text:p>49.65</text:p>
          </table:table-cell>
          <table:table-cell office:value-type="float" office:value="55.03">
            <text:p>55.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12.91">
            <text:p>12.91</text:p>
          </table:table-cell>
          <table:table-cell office:value-type="float" office:value="49.59">
            <text:p>49.59</text:p>
          </table:table-cell>
          <table:table-cell office:value-type="float" office:value="54.2">
            <text:p>54.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.85">
            <text:p>11.85</text:p>
          </table:table-cell>
          <table:table-cell office:value-type="float" office:value="47.38">
            <text:p>47.38</text:p>
          </table:table-cell>
          <table:table-cell office:value-type="float" office:value="51.49">
            <text:p>51.49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Steps, always same direction, speed 2, difficult</text:p>
          </table:table-cell>
          <table:table-cell office:value-type="string">
            <text:p>Steps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309" table:end-x="0.7055in" table:end-y="0.1323in" draw:z-index="16" draw:style-name="gr1" svg:width="6in" svg:height="2.7598in" svg:x="0.0398in" svg:y="0.0394in">
              <draw:object draw:notify-on-update-of-ranges="Sheet1.B295:Sheet1.B300 Sheet1.C294:Sheet1.C294 Sheet1.C295:Sheet1.C300 Sheet1.D294:Sheet1.D294 Sheet1.D295:Sheet1.D300 Sheet1.E294:Sheet1.E294 Sheet1.E295:Sheet1.E300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0.16">
            <text:p>0.16</text:p>
          </table:table-cell>
          <table:table-cell office:value-type="float" office:value="0.6">
            <text:p>0.6</text:p>
          </table:table-cell>
          <table:table-cell office:value-type="float" office:value="2.74">
            <text:p>2.7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.78">
            <text:p>1.78</text:p>
          </table:table-cell>
          <table:table-cell office:value-type="float" office:value="3.56">
            <text:p>3.56</text:p>
          </table:table-cell>
          <table:table-cell office:value-type="float" office:value="13.69">
            <text:p>13.6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7.38">
            <text:p>7.38</text:p>
          </table:table-cell>
          <table:table-cell office:value-type="float" office:value="14.71">
            <text:p>14.71</text:p>
          </table:table-cell>
          <table:table-cell office:value-type="float" office:value="31.39">
            <text:p>31.3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16.25">
            <text:p>16.25</text:p>
          </table:table-cell>
          <table:table-cell office:value-type="float" office:value="30.48">
            <text:p>30.48</text:p>
          </table:table-cell>
          <table:table-cell office:value-type="float" office:value="43.18">
            <text:p>43.1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000">
            <text:p>4000</text:p>
          </table:table-cell>
          <table:table-cell office:value-type="float" office:value="24">
            <text:p>24</text:p>
          </table:table-cell>
          <table:table-cell office:value-type="float" office:value="40.33">
            <text:p>40.33</text:p>
          </table:table-cell>
          <table:table-cell office:value-type="float" office:value="49.41">
            <text:p>49.4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Steps, always same direction, speed 2, difficult</text:p>
          </table:table-cell>
          <table:table-cell office:value-type="string">
            <text:p>Steps</text:p>
          </table:table-cell>
          <table:table-cell office:value-type="string">
            <text:p>Qualität (XCS)</text:p>
          </table:table-cell>
          <table:table-cell office:value-type="string">
            <text:p>Qualität (SXCS)</text:p>
          </table:table-cell>
          <table:table-cell office:value-type="string">
            <text:p>Qualität (DXSCS)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10.52">
            <text:p>10.52</text:p>
          </table:table-cell>
          <table:table-cell office:value-type="float" office:value="4.25">
            <text:p>4.25</text:p>
          </table:table-cell>
          <table:table-cell office:value-type="float" office:value="7.7">
            <text:p>7.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6.36">
            <text:p>16.36</text:p>
          </table:table-cell>
          <table:table-cell office:value-type="float" office:value="13.2">
            <text:p>13.2</text:p>
          </table:table-cell>
          <table:table-cell office:value-type="float" office:value="22.91">
            <text:p>22.9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21.55">
            <text:p>21.55</text:p>
          </table:table-cell>
          <table:table-cell office:value-type="float" office:value="18.83">
            <text:p>18.83</text:p>
          </table:table-cell>
          <table:table-cell office:value-type="float" office:value="26.05">
            <text:p>26.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30.25">
            <text:p>30.25</text:p>
          </table:table-cell>
          <table:table-cell office:value-type="float" office:value="30.35">
            <text:p>30.35</text:p>
          </table:table-cell>
          <table:table-cell office:value-type="float" office:value="33.2">
            <text:p>33.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000">
            <text:p>4000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>
            <draw:frame table:end-cell-address="Sheet1.L327" table:end-x="0.6657in" table:end-y="0.0307in" draw:z-index="17" draw:style-name="gr1" svg:width="6in" svg:height="2.75in" svg:x="0in" svg:y="0.1256in">
              <draw:object draw:notify-on-update-of-ranges="Sheet1.B303:Sheet1.B308 Sheet1.C302:Sheet1.C302 Sheet1.C303:Sheet1.C308 Sheet1.D302:Sheet1.D302 Sheet1.D303:Sheet1.D308 Sheet1.E302:Sheet1.E302 Sheet1.E303:Sheet1.E308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5">
          <table:table-cell table:number-columns-repeated="18"/>
        </table:table-row>
        <table:table-row table:style-name="ro1">
          <table:table-cell table:number-columns-repeated="3"/>
          <table:table-cell>
            <draw:frame table:end-cell-address="Sheet1.J343" table:end-x="0.7055in" table:end-y="0.0803in" draw:z-index="18" draw:style-name="gr1" svg:width="6in" svg:height="2.7598in" svg:x="0.0398in" svg:y="0.1654in">
              <draw:object draw:notify-on-update-of-ranges="Sheet1.B333:Sheet1.B341 Sheet1.C332:Sheet1.C332 Sheet1.C333:Sheet1.C341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Pillar, 8 Agenten, direction change, tournament exploit, sxcs</text:p>
          </table:table-cell>
          <table:table-cell office:value-type="string">
            <text:p>Tournament factor</text:p>
          </table:table-cell>
          <table:table-cell office:value-type="string">
            <text:p>Qualität (SXCS)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0">
            <text:p>3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0.66">
            <text:p>30.6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1.87">
            <text:p>31.8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5">
            <text:p>0.75</text:p>
          </table:table-cell>
          <table:table-cell office:value-type="float" office:value="32.55">
            <text:p>32.5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3.39">
            <text:p>33.3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float" office:value="32.09">
            <text:p>32.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1.75">
            <text:p>31.7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2.12">
            <text:p>32.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29.59">
            <text:p>29.59</text:p>
          </table:table-cell>
          <table:table-cell table:number-columns-repeated="7"/>
          <table:table-cell>
            <draw:frame table:end-cell-address="Sheet1.R356" table:end-x="0.624in" table:end-y="0.1in" draw:z-index="19" draw:style-name="gr1" svg:width="6in" svg:height="2.7598in" svg:x="0.8472in" svg:y="0.0075in">
              <draw:object draw:notify-on-update-of-ranges="Sheet1.B348:Sheet1.B357 Sheet1.C347:Sheet1.C347 Sheet1.C348:Sheet1.C357 Sheet1.D347:Sheet1.D347 Sheet1.D348:Sheet1.D357 Sheet1.E347:Sheet1.E347 Sheet1.E348:Sheet1.E357 Sheet1.F347:Sheet1.F347 Sheet1.F348:Sheet1.F357 Sheet1.G347:Sheet1.G347 Sheet1.G348:Sheet1.G357 Sheet1.H347:Sheet1.H347 Sheet1.H348:Sheet1.H357 Sheet1.I347:Sheet1.I347 Sheet1.I348:Sheet1.I357 Sheet1.J347:Sheet1.J347 Sheet1.J348:Sheet1.J357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7937.1">
            <text:p>17937.1</text:p>
          </table:table-cell>
          <table:table-cell office:value-type="float" office:value="17504.6">
            <text:p>17504.6</text:p>
          </table:table-cell>
          <table:table-cell office:value-type="float" office:value="16665.3">
            <text:p>16665.3</text:p>
          </table:table-cell>
          <table:table-cell office:value-type="float" office:value="14807.3">
            <text:p>14807.3</text:p>
          </table:table-cell>
          <table:table-cell office:value-type="float" office:value="10708">
            <text:p>10708</text:p>
          </table:table-cell>
          <table:table-cell office:value-type="float" office:value="5867.4">
            <text:p>5867.4</text:p>
          </table:table-cell>
          <table:table-cell office:value-type="float" office:value="3166.2">
            <text:p>3166.2</text:p>
          </table:table-cell>
          <table:table-cell office:value-type="float" office:value="1960.3">
            <text:p>196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8020.1">
            <text:p>18020.1</text:p>
          </table:table-cell>
          <table:table-cell office:value-type="float" office:value="17247.8">
            <text:p>17247.8</text:p>
          </table:table-cell>
          <table:table-cell office:value-type="float" office:value="16615.2">
            <text:p>16615.2</text:p>
          </table:table-cell>
          <table:table-cell office:value-type="float" office:value="13603.8">
            <text:p>13603.8</text:p>
          </table:table-cell>
          <table:table-cell office:value-type="float" office:value="6170.9">
            <text:p>6170.9</text:p>
          </table:table-cell>
          <table:table-cell office:value-type="float" office:value="1652.7">
            <text:p>1652.7</text:p>
          </table:table-cell>
          <table:table-cell office:value-type="float" office:value="395.3">
            <text:p>395.3</text:p>
          </table:table-cell>
          <table:table-cell office:value-type="float" office:value="97.3">
            <text:p>97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032.9">
            <text:p>18032.9</text:p>
          </table:table-cell>
          <table:table-cell office:value-type="float" office:value="17383.1">
            <text:p>17383.1</text:p>
          </table:table-cell>
          <table:table-cell office:value-type="float" office:value="16714.5">
            <text:p>16714.5</text:p>
          </table:table-cell>
          <table:table-cell office:value-type="float" office:value="13137.1">
            <text:p>13137.1</text:p>
          </table:table-cell>
          <table:table-cell office:value-type="float" office:value="4311.6">
            <text:p>4311.6</text:p>
          </table:table-cell>
          <table:table-cell office:value-type="float" office:value="502.3">
            <text:p>502.3</text:p>
          </table:table-cell>
          <table:table-cell office:value-type="float" office:value="73.8">
            <text:p>73.8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7978.3">
            <text:p>17978.3</text:p>
          </table:table-cell>
          <table:table-cell office:value-type="float" office:value="17218">
            <text:p>17218</text:p>
          </table:table-cell>
          <table:table-cell office:value-type="float" office:value="16607.4">
            <text:p>16607.4</text:p>
          </table:table-cell>
          <table:table-cell office:value-type="float" office:value="13229.9">
            <text:p>13229.9</text:p>
          </table:table-cell>
          <table:table-cell office:value-type="float" office:value="3207.1">
            <text:p>3207.1</text:p>
          </table:table-cell>
          <table:table-cell office:value-type="float" office:value="191.8">
            <text:p>191.8</text:p>
          </table:table-cell>
          <table:table-cell office:value-type="float" office:value="16.6">
            <text:p>16.6</text:p>
          </table:table-cell>
          <table:table-cell office:value-type="float" office:value="2.4">
            <text:p>2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7963.6">
            <text:p>17963.6</text:p>
          </table:table-cell>
          <table:table-cell office:value-type="float" office:value="17239.6">
            <text:p>17239.6</text:p>
          </table:table-cell>
          <table:table-cell office:value-type="float" office:value="16486.8">
            <text:p>16486.8</text:p>
          </table:table-cell>
          <table:table-cell office:value-type="float" office:value="13292.4">
            <text:p>13292.4</text:p>
          </table:table-cell>
          <table:table-cell office:value-type="float" office:value="2591.7">
            <text:p>2591.7</text:p>
          </table:table-cell>
          <table:table-cell office:value-type="float" office:value="87.5">
            <text:p>87.5</text:p>
          </table:table-cell>
          <table:table-cell office:value-type="float" office:value="7.2">
            <text:p>7.2</text:p>
          </table:table-cell>
          <table:table-cell office:value-type="float" office:value="0.7">
            <text:p>0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7892.5">
            <text:p>17892.5</text:p>
          </table:table-cell>
          <table:table-cell office:value-type="float" office:value="16996.8">
            <text:p>16996.8</text:p>
          </table:table-cell>
          <table:table-cell office:value-type="float" office:value="16590.5">
            <text:p>16590.5</text:p>
          </table:table-cell>
          <table:table-cell office:value-type="float" office:value="13874.4">
            <text:p>13874.4</text:p>
          </table:table-cell>
          <table:table-cell office:value-type="float" office:value="2006.4">
            <text:p>2006.4</text:p>
          </table:table-cell>
          <table:table-cell office:value-type="float" office:value="43.3">
            <text:p>43.3</text:p>
          </table:table-cell>
          <table:table-cell office:value-type="float" office:value="2.8">
            <text:p>2.8</text:p>
          </table:table-cell>
          <table:table-cell office:value-type="float" office:value="0.3">
            <text:p>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056.8">
            <text:p>18056.8</text:p>
          </table:table-cell>
          <table:table-cell office:value-type="float" office:value="17352.3">
            <text:p>17352.3</text:p>
          </table:table-cell>
          <table:table-cell office:value-type="float" office:value="16237.6">
            <text:p>16237.6</text:p>
          </table:table-cell>
          <table:table-cell office:value-type="float" office:value="13739.2">
            <text:p>13739.2</text:p>
          </table:table-cell>
          <table:table-cell office:value-type="float" office:value="1943.4">
            <text:p>1943.4</text:p>
          </table:table-cell>
          <table:table-cell office:value-type="float" office:value="34.5">
            <text:p>34.5</text:p>
          </table:table-cell>
          <table:table-cell office:value-type="float" office:value="1.9">
            <text:p>1.9</text:p>
          </table:table-cell>
          <table:table-cell office:value-type="float" office:value="0.3">
            <text:p>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8182.7">
            <text:p>18182.7</text:p>
          </table:table-cell>
          <table:table-cell office:value-type="float" office:value="17217.8">
            <text:p>17217.8</text:p>
          </table:table-cell>
          <table:table-cell office:value-type="float" office:value="16491.8">
            <text:p>16491.8</text:p>
          </table:table-cell>
          <table:table-cell office:value-type="float" office:value="13587.7">
            <text:p>13587.7</text:p>
          </table:table-cell>
          <table:table-cell office:value-type="float" office:value="1839.7">
            <text:p>1839.7</text:p>
          </table:table-cell>
          <table:table-cell office:value-type="float" office:value="16">
            <text:p>1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791.4">
            <text:p>17791.4</text:p>
          </table:table-cell>
          <table:table-cell office:value-type="float" office:value="17236.8">
            <text:p>17236.8</text:p>
          </table:table-cell>
          <table:table-cell office:value-type="float" office:value="16669.2">
            <text:p>16669.2</text:p>
          </table:table-cell>
          <table:table-cell office:value-type="float" office:value="14145.2">
            <text:p>14145.2</text:p>
          </table:table-cell>
          <table:table-cell office:value-type="float" office:value="2166.9">
            <text:p>2166.9</text:p>
          </table:table-cell>
          <table:table-cell office:value-type="float" office:value="9.6">
            <text:p>9.6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7905.1">
            <text:p>17905.1</text:p>
          </table:table-cell>
          <table:table-cell office:value-type="float" office:value="17122.7">
            <text:p>17122.7</text:p>
          </table:table-cell>
          <table:table-cell office:value-type="float" office:value="16506.3">
            <text:p>16506.3</text:p>
          </table:table-cell>
          <table:table-cell office:value-type="float" office:value="14058.9">
            <text:p>14058.9</text:p>
          </table:table-cell>
          <table:table-cell office:value-type="float" office:value="1864.2">
            <text:p>1864.2</text:p>
          </table:table-cell>
          <table:table-cell office:value-type="float" office:value="7.2">
            <text:p>7.2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0"/>
          <table:table-cell>
            <draw:frame table:end-cell-address="Sheet1.R373" table:end-x="0.6618in" table:end-y="0.174in" draw:z-index="20" draw:style-name="gr1" svg:width="6in" svg:height="2.7598in" svg:x="0.885in" svg:y="0.0811in">
              <draw:object draw:notify-on-update-of-ranges="Sheet1.B360:Sheet1.B369 Sheet1.C359:Sheet1.C359 Sheet1.C360:Sheet1.C369 Sheet1.D359:Sheet1.D359 Sheet1.D360:Sheet1.D369 Sheet1.E359:Sheet1.E359 Sheet1.E360:Sheet1.E369 Sheet1.F359:Sheet1.F359 Sheet1.F360:Sheet1.F369 Sheet1.G359:Sheet1.G359 Sheet1.G360:Sheet1.G369 Sheet1.H359:Sheet1.H359 Sheet1.H360:Sheet1.H369 Sheet1.I359:Sheet1.I359 Sheet1.I360:Sheet1.I369 Sheet1.J359:Sheet1.J359 Sheet1.J360:Sheet1.J369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Empty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3685.8">
            <text:p>13685.8</text:p>
          </table:table-cell>
          <table:table-cell office:value-type="float" office:value="11809">
            <text:p>11809</text:p>
          </table:table-cell>
          <table:table-cell office:value-type="float" office:value="10007.8">
            <text:p>10007.8</text:p>
          </table:table-cell>
          <table:table-cell office:value-type="float" office:value="6484.3">
            <text:p>6484.3</text:p>
          </table:table-cell>
          <table:table-cell office:value-type="float" office:value="3129.5">
            <text:p>3129.5</text:p>
          </table:table-cell>
          <table:table-cell office:value-type="float" office:value="1462.3">
            <text:p>1462.3</text:p>
          </table:table-cell>
          <table:table-cell office:value-type="float" office:value="846.4">
            <text:p>846.4</text:p>
          </table:table-cell>
          <table:table-cell office:value-type="float" office:value="716.6">
            <text:p>716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3625.4">
            <text:p>13625.4</text:p>
          </table:table-cell>
          <table:table-cell office:value-type="float" office:value="11803.6">
            <text:p>11803.6</text:p>
          </table:table-cell>
          <table:table-cell office:value-type="float" office:value="9334.6">
            <text:p>9334.6</text:p>
          </table:table-cell>
          <table:table-cell office:value-type="float" office:value="4291.2">
            <text:p>4291.2</text:p>
          </table:table-cell>
          <table:table-cell office:value-type="float" office:value="1130.2">
            <text:p>1130.2</text:p>
          </table:table-cell>
          <table:table-cell office:value-type="float" office:value="159.3">
            <text:p>159.3</text:p>
          </table:table-cell>
          <table:table-cell office:value-type="float" office:value="25.3">
            <text:p>25.3</text:p>
          </table:table-cell>
          <table:table-cell office:value-type="float" office:value="8.2">
            <text:p>8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3586.6">
            <text:p>13586.6</text:p>
          </table:table-cell>
          <table:table-cell office:value-type="float" office:value="12035.6">
            <text:p>12035.6</text:p>
          </table:table-cell>
          <table:table-cell office:value-type="float" office:value="9311">
            <text:p>9311</text:p>
          </table:table-cell>
          <table:table-cell office:value-type="float" office:value="3763.4">
            <text:p>3763.4</text:p>
          </table:table-cell>
          <table:table-cell office:value-type="float" office:value="472.5">
            <text:p>472.5</text:p>
          </table:table-cell>
          <table:table-cell office:value-type="float" office:value="41">
            <text:p>41</text:p>
          </table:table-cell>
          <table:table-cell office:value-type="float" office:value="8.5">
            <text:p>8.5</text:p>
          </table:table-cell>
          <table:table-cell office:value-type="float" office:value="0.5">
            <text:p>0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3713.5">
            <text:p>13713.5</text:p>
          </table:table-cell>
          <table:table-cell office:value-type="float" office:value="11989.6">
            <text:p>11989.6</text:p>
          </table:table-cell>
          <table:table-cell office:value-type="float" office:value="9236.1">
            <text:p>9236.1</text:p>
          </table:table-cell>
          <table:table-cell office:value-type="float" office:value="3852">
            <text:p>3852</text:p>
          </table:table-cell>
          <table:table-cell office:value-type="float" office:value="214">
            <text:p>214</text:p>
          </table:table-cell>
          <table:table-cell office:value-type="float" office:value="12.5">
            <text:p>12.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3403.9">
            <text:p>13403.9</text:p>
          </table:table-cell>
          <table:table-cell office:value-type="float" office:value="11972">
            <text:p>11972</text:p>
          </table:table-cell>
          <table:table-cell office:value-type="float" office:value="9867.5">
            <text:p>9867.5</text:p>
          </table:table-cell>
          <table:table-cell office:value-type="float" office:value="4225.2">
            <text:p>4225.2</text:p>
          </table:table-cell>
          <table:table-cell office:value-type="float" office:value="101.9">
            <text:p>101.9</text:p>
          </table:table-cell>
          <table:table-cell office:value-type="float" office:value="3.9">
            <text:p>3.9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3328">
            <text:p>13328</text:p>
          </table:table-cell>
          <table:table-cell office:value-type="float" office:value="12104.3">
            <text:p>12104.3</text:p>
          </table:table-cell>
          <table:table-cell office:value-type="float" office:value="9676.9">
            <text:p>9676.9</text:p>
          </table:table-cell>
          <table:table-cell office:value-type="float" office:value="3942.7">
            <text:p>3942.7</text:p>
          </table:table-cell>
          <table:table-cell office:value-type="float" office:value="60">
            <text:p>60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3659">
            <text:p>13659</text:p>
          </table:table-cell>
          <table:table-cell office:value-type="float" office:value="12258.5">
            <text:p>12258.5</text:p>
          </table:table-cell>
          <table:table-cell office:value-type="float" office:value="9798.8">
            <text:p>9798.8</text:p>
          </table:table-cell>
          <table:table-cell office:value-type="float" office:value="4268.6">
            <text:p>4268.6</text:p>
          </table:table-cell>
          <table:table-cell office:value-type="float" office:value="25.3">
            <text:p>25.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3825.2">
            <text:p>13825.2</text:p>
          </table:table-cell>
          <table:table-cell office:value-type="float" office:value="12046.6">
            <text:p>12046.6</text:p>
          </table:table-cell>
          <table:table-cell office:value-type="float" office:value="9566">
            <text:p>9566</text:p>
          </table:table-cell>
          <table:table-cell office:value-type="float" office:value="4039.5">
            <text:p>4039.5</text:p>
          </table:table-cell>
          <table:table-cell office:value-type="float" office:value="24.6">
            <text:p>24.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3587.7">
            <text:p>13587.7</text:p>
          </table:table-cell>
          <table:table-cell office:value-type="float" office:value="12070.4">
            <text:p>12070.4</text:p>
          </table:table-cell>
          <table:table-cell office:value-type="float" office:value="9653.8">
            <text:p>9653.8</text:p>
          </table:table-cell>
          <table:table-cell office:value-type="float" office:value="4489.1">
            <text:p>4489.1</text:p>
          </table:table-cell>
          <table:table-cell office:value-type="float" office:value="14.9">
            <text:p>14.9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3713.3">
            <text:p>13713.3</text:p>
          </table:table-cell>
          <table:table-cell office:value-type="float" office:value="12206.7">
            <text:p>12206.7</text:p>
          </table:table-cell>
          <table:table-cell office:value-type="float" office:value="9623.2">
            <text:p>9623.2</text:p>
          </table:table-cell>
          <table:table-cell office:value-type="float" office:value="4426.7">
            <text:p>4426.7</text:p>
          </table:table-cell>
          <table:table-cell office:value-type="float" office:value="11.2">
            <text:p>11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8895">
            <text:p>18895</text:p>
          </table:table-cell>
          <table:table-cell office:value-type="float" office:value="18495.9">
            <text:p>18495.9</text:p>
          </table:table-cell>
          <table:table-cell office:value-type="float" office:value="18024.3">
            <text:p>18024.3</text:p>
          </table:table-cell>
          <table:table-cell office:value-type="float" office:value="16373.4">
            <text:p>16373.4</text:p>
          </table:table-cell>
          <table:table-cell office:value-type="float" office:value="12728.7">
            <text:p>12728.7</text:p>
          </table:table-cell>
          <table:table-cell office:value-type="float" office:value="7864.9">
            <text:p>7864.9</text:p>
          </table:table-cell>
          <table:table-cell office:value-type="float" office:value="4196.1">
            <text:p>4196.1</text:p>
          </table:table-cell>
          <table:table-cell office:value-type="float" office:value="2347.6">
            <text:p>2347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8994.9">
            <text:p>18994.9</text:p>
          </table:table-cell>
          <table:table-cell office:value-type="float" office:value="18477.4">
            <text:p>18477.4</text:p>
          </table:table-cell>
          <table:table-cell office:value-type="float" office:value="17777.4">
            <text:p>17777.4</text:p>
          </table:table-cell>
          <table:table-cell office:value-type="float" office:value="14272.1">
            <text:p>14272.1</text:p>
          </table:table-cell>
          <table:table-cell office:value-type="float" office:value="5539.6">
            <text:p>5539.6</text:p>
          </table:table-cell>
          <table:table-cell office:value-type="float" office:value="1806.6">
            <text:p>1806.6</text:p>
          </table:table-cell>
          <table:table-cell office:value-type="float" office:value="578.3">
            <text:p>578.3</text:p>
          </table:table-cell>
          <table:table-cell office:value-type="float" office:value="180.9">
            <text:p>180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841.5">
            <text:p>18841.5</text:p>
          </table:table-cell>
          <table:table-cell office:value-type="float" office:value="18375.5">
            <text:p>18375.5</text:p>
          </table:table-cell>
          <table:table-cell office:value-type="float" office:value="17779.7">
            <text:p>17779.7</text:p>
          </table:table-cell>
          <table:table-cell office:value-type="float" office:value="12868.2">
            <text:p>12868.2</text:p>
          </table:table-cell>
          <table:table-cell office:value-type="float" office:value="2382">
            <text:p>2382</text:p>
          </table:table-cell>
          <table:table-cell office:value-type="float" office:value="426.6">
            <text:p>426.6</text:p>
          </table:table-cell>
          <table:table-cell office:value-type="float" office:value="96.5">
            <text:p>96.5</text:p>
          </table:table-cell>
          <table:table-cell office:value-type="float" office:value="23.9">
            <text:p>23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8884.9">
            <text:p>18884.9</text:p>
          </table:table-cell>
          <table:table-cell office:value-type="float" office:value="18409.1">
            <text:p>18409.1</text:p>
          </table:table-cell>
          <table:table-cell office:value-type="float" office:value="17702.9">
            <text:p>17702.9</text:p>
          </table:table-cell>
          <table:table-cell office:value-type="float" office:value="11622.6">
            <text:p>11622.6</text:p>
          </table:table-cell>
          <table:table-cell office:value-type="float" office:value="1026.9">
            <text:p>1026.9</text:p>
          </table:table-cell>
          <table:table-cell office:value-type="float" office:value="136.6">
            <text:p>136.6</text:p>
          </table:table-cell>
          <table:table-cell office:value-type="float" office:value="24.9">
            <text:p>24.9</text:p>
          </table:table-cell>
          <table:table-cell office:value-type="float" office:value="6.9">
            <text:p>6.9</text:p>
          </table:table-cell>
          <table:table-cell>
            <draw:frame table:end-cell-address="Sheet1.R392" table:end-x="0.65in" table:end-y="0.0173in" draw:z-index="21" draw:style-name="gr1" svg:width="6in" svg:height="2.7598in" svg:x="0.8732in" svg:y="0.1024in">
              <draw:object draw:notify-on-update-of-ranges="Sheet1.B373:Sheet1.B382 Sheet1.C372:Sheet1.C372 Sheet1.C373:Sheet1.C382 Sheet1.D372:Sheet1.D372 Sheet1.D373:Sheet1.D382 Sheet1.E372:Sheet1.E372 Sheet1.E373:Sheet1.E382 Sheet1.F372:Sheet1.F372 Sheet1.F373:Sheet1.F382 Sheet1.G372:Sheet1.G372 Sheet1.G373:Sheet1.G382 Sheet1.H372:Sheet1.H372 Sheet1.H373:Sheet1.H382 Sheet1.I372:Sheet1.I372 Sheet1.I373:Sheet1.I382 Sheet1.J372:Sheet1.J372 Sheet1.J373:Sheet1.J382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061.3">
            <text:p>19061.3</text:p>
          </table:table-cell>
          <table:table-cell office:value-type="float" office:value="18231.2">
            <text:p>18231.2</text:p>
          </table:table-cell>
          <table:table-cell office:value-type="float" office:value="17494.5">
            <text:p>17494.5</text:p>
          </table:table-cell>
          <table:table-cell office:value-type="float" office:value="11224.3">
            <text:p>11224.3</text:p>
          </table:table-cell>
          <table:table-cell office:value-type="float" office:value="546.5">
            <text:p>546.5</text:p>
          </table:table-cell>
          <table:table-cell office:value-type="float" office:value="49.7">
            <text:p>49.7</text:p>
          </table:table-cell>
          <table:table-cell office:value-type="float" office:value="9.8">
            <text:p>9.8</text:p>
          </table:table-cell>
          <table:table-cell office:value-type="float" office:value="1.4">
            <text:p>1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8757.8">
            <text:p>18757.8</text:p>
          </table:table-cell>
          <table:table-cell office:value-type="float" office:value="18416.6">
            <text:p>18416.6</text:p>
          </table:table-cell>
          <table:table-cell office:value-type="float" office:value="17981.9">
            <text:p>17981.9</text:p>
          </table:table-cell>
          <table:table-cell office:value-type="float" office:value="10742.4">
            <text:p>10742.4</text:p>
          </table:table-cell>
          <table:table-cell office:value-type="float" office:value="337.9">
            <text:p>337.9</text:p>
          </table:table-cell>
          <table:table-cell office:value-type="float" office:value="26.4">
            <text:p>26.4</text:p>
          </table:table-cell>
          <table:table-cell office:value-type="float" office:value="2.7">
            <text:p>2.7</text:p>
          </table:table-cell>
          <table:table-cell office:value-type="float" office:value="0.4">
            <text:p>0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862.1">
            <text:p>18862.1</text:p>
          </table:table-cell>
          <table:table-cell office:value-type="float" office:value="18405.6">
            <text:p>18405.6</text:p>
          </table:table-cell>
          <table:table-cell office:value-type="float" office:value="17789.6">
            <text:p>17789.6</text:p>
          </table:table-cell>
          <table:table-cell office:value-type="float" office:value="9367.7">
            <text:p>9367.7</text:p>
          </table:table-cell>
          <table:table-cell office:value-type="float" office:value="234.3">
            <text:p>234.3</text:p>
          </table:table-cell>
          <table:table-cell office:value-type="float" office:value="17.2">
            <text:p>17.2</text:p>
          </table:table-cell>
          <table:table-cell office:value-type="float" office:value="1.7">
            <text:p>1.7</text:p>
          </table:table-cell>
          <table:table-cell office:value-type="float" office:value="0.2">
            <text:p>0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9122.8">
            <text:p>19122.8</text:p>
          </table:table-cell>
          <table:table-cell office:value-type="float" office:value="18484.7">
            <text:p>18484.7</text:p>
          </table:table-cell>
          <table:table-cell office:value-type="float" office:value="17906.3">
            <text:p>17906.3</text:p>
          </table:table-cell>
          <table:table-cell office:value-type="float" office:value="8963.4">
            <text:p>8963.4</text:p>
          </table:table-cell>
          <table:table-cell office:value-type="float" office:value="150.2">
            <text:p>150.2</text:p>
          </table:table-cell>
          <table:table-cell office:value-type="float" office:value="8.1">
            <text:p>8.1</text:p>
          </table:table-cell>
          <table:table-cell office:value-type="float" office:value="1.1">
            <text:p>1.1</text:p>
          </table:table-cell>
          <table:table-cell office:value-type="float" office:value="0.2">
            <text:p>0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991.9">
            <text:p>18991.9</text:p>
          </table:table-cell>
          <table:table-cell office:value-type="float" office:value="18358.7">
            <text:p>18358.7</text:p>
          </table:table-cell>
          <table:table-cell office:value-type="float" office:value="18016.5">
            <text:p>18016.5</text:p>
          </table:table-cell>
          <table:table-cell office:value-type="float" office:value="8686.9">
            <text:p>8686.9</text:p>
          </table:table-cell>
          <table:table-cell office:value-type="float" office:value="109.1">
            <text:p>109.1</text:p>
          </table:table-cell>
          <table:table-cell office:value-type="float" office:value="9.1">
            <text:p>9.1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8936.7">
            <text:p>18936.7</text:p>
          </table:table-cell>
          <table:table-cell office:value-type="float" office:value="18372.5">
            <text:p>18372.5</text:p>
          </table:table-cell>
          <table:table-cell office:value-type="float" office:value="17735">
            <text:p>17735</text:p>
          </table:table-cell>
          <table:table-cell office:value-type="float" office:value="7856.4">
            <text:p>7856.4</text:p>
          </table:table-cell>
          <table:table-cell office:value-type="float" office:value="83.1">
            <text:p>83.1</text:p>
          </table:table-cell>
          <table:table-cell office:value-type="float" office:value="4.2">
            <text:p>4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15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office:value-type="string">
            <text:p>Empty, one direction change, Learning, 8 Agents, SXCS</text:p>
          </table:table-cell>
          <table:table-cell office:value-type="string">
            <text:p>Lernrate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Lernrate</text:p>
          </table:table-cell>
          <table:table-cell office:value-type="string">
            <text:p>Qualität (SXCS)</text:p>
          </table:table-cell>
          <table:table-cell table:number-columns-repeated="4"/>
          <table:table-cell>
            <draw:frame table:end-cell-address="Sheet1.O412" table:end-x="0.3874in" table:end-y="0.1319in" draw:z-index="22" draw:style-name="gr1" svg:width="6in" svg:height="2.7598in" svg:x="0.6106in" svg:y="0.0394in">
              <draw:object draw:notify-on-update-of-ranges="Sheet1.B398:Sheet1.B415 Sheet1.C397:Sheet1.C397 Sheet1.C398:Sheet1.C415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35.41">
            <text:p>35.41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1">
            <text:p>0.011</text:p>
          </table:table-cell>
          <table:table-cell office:value-type="float" office:value="35.26">
            <text:p>35.26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2">
            <text:p>0.012</text:p>
          </table:table-cell>
          <table:table-cell office:value-type="float" office:value="35.67">
            <text:p>35.67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3">
            <text:p>0.013</text:p>
          </table:table-cell>
          <table:table-cell office:value-type="float" office:value="35.77">
            <text:p>35.77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4">
            <text:p>0.014</text:p>
          </table:table-cell>
          <table:table-cell office:value-type="float" office:value="35.83">
            <text:p>35.83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35.08">
            <text:p>35.08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6">
            <text:p>0.016</text:p>
          </table:table-cell>
          <table:table-cell office:value-type="float" office:value="35.86">
            <text:p>35.86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7">
            <text:p>0.017</text:p>
          </table:table-cell>
          <table:table-cell office:value-type="float" office:value="36.43">
            <text:p>36.43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8">
            <text:p>0.018</text:p>
          </table:table-cell>
          <table:table-cell office:value-type="float" office:value="35.73">
            <text:p>35.73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9">
            <text:p>0.019</text:p>
          </table:table-cell>
          <table:table-cell office:value-type="float" office:value="36.65">
            <text:p>36.6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35.87">
            <text:p>35.8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35.94">
            <text:p>35.9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4">
            <text:p>0.04</text:p>
          </table:table-cell>
          <table:table-cell office:value-type="float" office:value="35.23">
            <text:p>35.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35.87">
            <text:p>35.87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75">
            <text:p>0.075</text:p>
          </table:table-cell>
          <table:table-cell office:value-type="float" office:value="34.78">
            <text:p>34.7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5.72">
            <text:p>35.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5">
            <text:p>0.15</text:p>
          </table:table-cell>
          <table:table-cell office:value-type="float" office:value="34.76">
            <text:p>34.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34.85">
            <text:p>34.85</text:p>
          </table:table-cell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table:number-columns-repeated="5"/>
          <table:table-cell>
            <draw:frame table:end-cell-address="Sheet1.N436" table:end-x="0.2996in" table:end-y="0.1114in" draw:z-index="23" draw:style-name="gr1" svg:width="6in" svg:height="3.2937in" svg:x="0.5228in" svg:y="0.0185in">
              <draw:object draw:notify-on-update-of-ranges="Sheet1.B423:Sheet1.B446 Sheet1.C419:Sheet1.C419 Sheet1.C423:Sheet1.C446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urnament factor</text:p>
          </table:table-cell>
          <table:table-cell office:value-type="string">
            <text:p>Qualität (SXCS)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1">
            <text:p>1.000</text:p>
          </table:table-cell>
          <table:table-cell office:value-type="float" office:value="33.23">
            <text:p>33.23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999">
            <text:p>0.999</text:p>
          </table:table-cell>
          <table:table-cell office:value-type="float" office:value="33.04">
            <text:p>33.04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995">
            <text:p>0.995</text:p>
          </table:table-cell>
          <table:table-cell office:value-type="float" office:value="32.67">
            <text:p>32.6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33.27">
            <text:p>33.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32.93">
            <text:p>32.9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33.37">
            <text:p>33.3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34.13">
            <text:p>34.1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4.22">
            <text:p>34.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35.04">
            <text:p>35.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35.12">
            <text:p>35.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34.15">
            <text:p>34.1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34.42">
            <text:p>34.4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4.27">
            <text:p>34.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float" office:value="34.96">
            <text:p>34.9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35.52">
            <text:p>35.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3">
            <text:p>0.83</text:p>
          </table:table-cell>
          <table:table-cell office:value-type="float" office:value="34.87">
            <text:p>34.87</text:p>
          </table:table-cell>
          <table:table-cell/>
          <table:table-cell>
            <draw:frame table:end-cell-address="Sheet1.K450" table:end-x="0.7496in" table:end-y="0.1421in" draw:z-index="24" draw:style-name="gr1" svg:width="6in" svg:height="2.7598in" svg:x="0.0839in" svg:y="0.0496in">
              <draw:object draw:notify-on-update-of-ranges="Sheet1.B420:Sheet1.B446 Sheet1.C419:Sheet1.C419 Sheet1.C420:Sheet1.C446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34.95">
            <text:p>34.9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1">
            <text:p>0.81</text:p>
          </table:table-cell>
          <table:table-cell office:value-type="float" office:value="34.12">
            <text:p>34.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4.8">
            <text:p>34.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9">
            <text:p>0.79</text:p>
          </table:table-cell>
          <table:table-cell office:value-type="float" office:value="34.48">
            <text:p>34.4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8">
            <text:p>0.78</text:p>
          </table:table-cell>
          <table:table-cell office:value-type="float" office:value="33.89">
            <text:p>33.8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7">
            <text:p>0.77</text:p>
          </table:table-cell>
          <table:table-cell office:value-type="float" office:value="34.51">
            <text:p>34.5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6">
            <text:p>0.76</text:p>
          </table:table-cell>
          <table:table-cell office:value-type="float" office:value="34.28">
            <text:p>34.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5">
            <text:p>0.75</text:p>
          </table:table-cell>
          <table:table-cell office:value-type="float" office:value="34.83">
            <text:p>34.8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4.39">
            <text:p>34.3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3.1">
            <text:p>33.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1.71">
            <text:p>31.71</text:p>
          </table:table-cell>
          <table:table-cell table:number-columns-repeated="1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intelligent, speed 1, säulenszenario, sxcs</text:p>
          </table:table-cell>
          <table:table-cell office:value-type="string">
            <text:p>Tournament factor</text:p>
          </table:table-cell>
          <table:table-cell office:value-type="string">
            <text:p>Qualität (SXCS, 2000 Schritte)</text:p>
          </table:table-cell>
          <table:table-cell>
            <draw:frame table:end-cell-address="Sheet1.J466" table:end-x="0.7055in" table:end-y="0.1319in" draw:z-index="25" draw:style-name="gr1" svg:width="6in" svg:height="2.7598in" svg:x="0.0398in" svg:y="0.0394in">
              <draw:object draw:notify-on-update-of-ranges="Sheet1.B452:Sheet1.B473 Sheet1.C451:Sheet1.C451 Sheet1.C452:Sheet1.C473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8.08">
            <text:p>18.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2">
            <text:p>0.62</text:p>
          </table:table-cell>
          <table:table-cell office:value-type="float" office:value="18.7">
            <text:p>18.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4">
            <text:p>0.64</text:p>
          </table:table-cell>
          <table:table-cell office:value-type="float" office:value="19.03">
            <text:p>19.0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6">
            <text:p>0.66</text:p>
          </table:table-cell>
          <table:table-cell office:value-type="float" office:value="19.38">
            <text:p>19.3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8">
            <text:p>0.68</text:p>
          </table:table-cell>
          <table:table-cell office:value-type="float" office:value="20.06">
            <text:p>20.0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9.96">
            <text:p>19.9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2">
            <text:p>0.72</text:p>
          </table:table-cell>
          <table:table-cell office:value-type="float" office:value="19.99">
            <text:p>19.9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4">
            <text:p>0.74</text:p>
          </table:table-cell>
          <table:table-cell office:value-type="float" office:value="19.42">
            <text:p>19.4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6">
            <text:p>0.76</text:p>
          </table:table-cell>
          <table:table-cell office:value-type="float" office:value="19.96">
            <text:p>19.9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8">
            <text:p>0.78</text:p>
          </table:table-cell>
          <table:table-cell office:value-type="float" office:value="20.22">
            <text:p>20.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9.52">
            <text:p>19.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20.14">
            <text:p>20.1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20.32">
            <text:p>20.3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20.05">
            <text:p>20.0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19.54">
            <text:p>19.5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9.65">
            <text:p>19.6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18.97">
            <text:p>18.9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18.29">
            <text:p>18.2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17.8">
            <text:p>17.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16.27">
            <text:p>16.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14.84">
            <text:p>14.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.71">
            <text:p>13.71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Lernrate beta</text:p>
          </table:table-cell>
          <table:table-cell office:value-type="string">
            <text:p>Qualität (SXCS Agent)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float" office:value="0.00001">
            <text:p>0.00001</text:p>
          </table:table-cell>
          <table:table-cell office:value-type="float" office:value="18.08">
            <text:p>18.08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19.57">
            <text:p>19.57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06">
            <text:p>0.006</text:p>
          </table:table-cell>
          <table:table-cell office:value-type="float" office:value="19.95">
            <text:p>19.9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07">
            <text:p>0.007</text:p>
          </table:table-cell>
          <table:table-cell office:value-type="float" office:value="20.04">
            <text:p>20.04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08">
            <text:p>0.008</text:p>
          </table:table-cell>
          <table:table-cell office:value-type="float" office:value="19.73">
            <text:p>19.73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09">
            <text:p>0.009</text:p>
          </table:table-cell>
          <table:table-cell office:value-type="float" office:value="19.81">
            <text:p>19.8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20.32">
            <text:p>20.32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1">
            <text:p>0.011</text:p>
          </table:table-cell>
          <table:table-cell office:value-type="float" office:value="19.49">
            <text:p>19.49</text:p>
          </table:table-cell>
          <table:table-cell>
            <draw:frame table:end-cell-address="Sheet1.J498" table:end-x="0.7055in" table:end-y="0.1327in" draw:z-index="26" draw:style-name="gr1" svg:width="6in" svg:height="2.7598in" svg:x="0.0398in" svg:y="0.0402in">
              <draw:object draw:notify-on-update-of-ranges="Sheet1.B476:Sheet1.B511 Sheet1.C475:Sheet1.C475 Sheet1.C476:Sheet1.C511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12">
            <text:p>0.012</text:p>
          </table:table-cell>
          <table:table-cell office:value-type="float" office:value="20.09">
            <text:p>20.09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3">
            <text:p>0.013</text:p>
          </table:table-cell>
          <table:table-cell office:value-type="float" office:value="19.99">
            <text:p>19.99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4">
            <text:p>0.014</text:p>
          </table:table-cell>
          <table:table-cell office:value-type="float" office:value="20.29">
            <text:p>20.29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20.56">
            <text:p>20.56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6">
            <text:p>0.016</text:p>
          </table:table-cell>
          <table:table-cell office:value-type="float" office:value="20.69">
            <text:p>20.69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7">
            <text:p>0.017</text:p>
          </table:table-cell>
          <table:table-cell office:value-type="float" office:value="20.27">
            <text:p>20.27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8">
            <text:p>0.018</text:p>
          </table:table-cell>
          <table:table-cell office:value-type="float" office:value="20.14">
            <text:p>20.14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9">
            <text:p>0.019</text:p>
          </table:table-cell>
          <table:table-cell office:value-type="float" office:value="20.09">
            <text:p>20.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19.76">
            <text:p>19.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19.75">
            <text:p>19.7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4">
            <text:p>0.04</text:p>
          </table:table-cell>
          <table:table-cell office:value-type="float" office:value="19.56">
            <text:p>19.5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19.83">
            <text:p>19.8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6">
            <text:p>0.06</text:p>
          </table:table-cell>
          <table:table-cell office:value-type="float" office:value="19.49">
            <text:p>19.4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7">
            <text:p>0.07</text:p>
          </table:table-cell>
          <table:table-cell office:value-type="float" office:value="19.68">
            <text:p>19.6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8">
            <text:p>0.08</text:p>
          </table:table-cell>
          <table:table-cell office:value-type="float" office:value="19.54">
            <text:p>19.5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9">
            <text:p>0.09</text:p>
          </table:table-cell>
          <table:table-cell office:value-type="float" office:value="19.87">
            <text:p>19.8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19.85">
            <text:p>19.8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1">
            <text:p>0.11</text:p>
          </table:table-cell>
          <table:table-cell office:value-type="float" office:value="19.36">
            <text:p>19.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2">
            <text:p>0.12</text:p>
          </table:table-cell>
          <table:table-cell office:value-type="float" office:value="19.65">
            <text:p>19.6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3">
            <text:p>0.13</text:p>
          </table:table-cell>
          <table:table-cell office:value-type="float" office:value="19.37">
            <text:p>19.3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4">
            <text:p>0.14</text:p>
          </table:table-cell>
          <table:table-cell office:value-type="float" office:value="19.55">
            <text:p>19.5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5">
            <text:p>0.15</text:p>
          </table:table-cell>
          <table:table-cell office:value-type="float" office:value="19.58">
            <text:p>19.5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6">
            <text:p>0.16</text:p>
          </table:table-cell>
          <table:table-cell office:value-type="float" office:value="19.44">
            <text:p>19.4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7">
            <text:p>0.17</text:p>
          </table:table-cell>
          <table:table-cell office:value-type="float" office:value="19.75">
            <text:p>19.7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8">
            <text:p>0.18</text:p>
          </table:table-cell>
          <table:table-cell office:value-type="float" office:value="19.07">
            <text:p>19.0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9">
            <text:p>0.19</text:p>
          </table:table-cell>
          <table:table-cell office:value-type="float" office:value="19.42">
            <text:p>19.4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19.4">
            <text:p>19.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9.33">
            <text:p>19.33</text:p>
          </table:table-cell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>
            <text:p>Stack Size</text:p>
          </table:table-cell>
          <table:table-cell office:value-type="string">
            <text:p>Qualität (Pillar, SXCS, intelligentes Zielobjekt, Geschwindigkeit 1)</text:p>
          </table:table-cell>
          <table:table-cell office:value-type="string">
            <text:p>Qualität (Pillar SXCS, intelligentes Zielobjekt, Geschwindigkeit 2)</text:p>
          </table:table-cell>
          <table:table-cell office:value-type="string">
            <text:p>Qualität (Random, SXCS, <text:s/>Zielobjekt mit einfacher Richtungsänderung, Geschwindigkeit 1)</text:p>
          </table:table-cell>
          <table:table-cell office:value-type="string">
            <text:p>Qualität (Random, SXCS, Zielobjekt mit einfacher Richtungsänderung, Geschwindigkeit 2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.85">
            <text:p>19.85</text:p>
          </table:table-cell>
          <table:table-cell office:value-type="float" office:value="14.2">
            <text:p>14.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9.97">
            <text:p>19.97</text:p>
          </table:table-cell>
          <table:table-cell office:value-type="float" office:value="13.69">
            <text:p>13.6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9.58">
            <text:p>19.58</text:p>
          </table:table-cell>
          <table:table-cell office:value-type="float" office:value="14.34">
            <text:p>14.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20.4">
            <text:p>20.4</text:p>
          </table:table-cell>
          <table:table-cell office:value-type="float" office:value="14.54">
            <text:p>14.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20.32">
            <text:p>20.32</text:p>
          </table:table-cell>
          <table:table-cell office:value-type="float" office:value="14.3">
            <text:p>14.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20.07">
            <text:p>20.07</text:p>
          </table:table-cell>
          <table:table-cell office:value-type="float" office:value="14.28">
            <text:p>14.28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419:Sheet1.C44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decimal-replacement="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2">03/12/2009</text:date>, <text:time>23:3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emens Lode</meta:initial-creator>
    <meta:creation-date>2009-02-20T10:32:06.68</meta:creation-date>
    <dc:date>2009-03-12T23:32:35.52</dc:date>
    <dc:creator>Clemens Lode</dc:creator>
    <meta:editing-duration>PT84H01M52S</meta:editing-duration>
    <meta:editing-cycles>16</meta:editing-cycles>
    <meta:generator>OpenOffice.org/3.0$Win32 OpenOffice.org_project/300m9$Build-9358</meta:generator>
    <meta:document-statistic meta:table-count="3" meta:cell-count="1408" meta:object-count="2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4cm" svg:y="2.984cm" chart:style-name="ch2"/>
        <chart:plot-area chart:style-name="ch3" table:cell-range-address="Sheet1.B41:Sheet1.B58 Sheet1.A40:Sheet1.A40 Sheet1.D41:Sheet1.D48 Sheet1.A50:Sheet1.A50 Sheet1.D51:Sheet1.D58" chart:data-source-has-labels="both" svg:x="0.205cm" svg:y="0.14cm" svg:width="7.208cm" svg:height="6.652cm">
          <chart:axis chart:dimension="x" chart:name="primary-x" chart:style-name="ch4">
            <chart:title svg:x="3.499cm" svg:y="6.346cm" chart:style-name="ch5">
              <text:p>Lernrate</text:p>
            </chart:title>
            <chart:categories table:cell-range-address="Sheet1.B41:Sheet1.B58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41:Sheet1.D48" chart:label-cell-address="Sheet1.A40:Sheet1.A40" chart:class="chart:line">
            <chart:data-point chart:repeated="8"/>
          </chart:series>
          <chart:series chart:style-name="ch9" chart:values-cell-range-address="Sheet1.D51:Sheet1.D58" chart:label-cell-address="Sheet1.A50:Sheet1.A5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40:Sheet1.A40">500 Schritte</text:p>
              </table:table-cell>
              <table:table-cell office:value-type="string">
                <text:p text:id="Sheet1.A50:Sheet1.A5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41:Sheet1.B58">0.001</text:p>
              </table:table-cell>
              <table:table-cell office:value-type="float" office:value="38.966">
                <text:p text:id="Sheet1.D41:Sheet1.D48">38.966</text:p>
              </table:table-cell>
              <table:table-cell office:value-type="float" office:value="39.1323">
                <text:p text:id="Sheet1.D51:Sheet1.D58">39.1323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8.422">
                <text:p>38.422</text:p>
              </table:table-cell>
              <table:table-cell office:value-type="float" office:value="39.594">
                <text:p>39.594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94">
                <text:p>38.94</text:p>
              </table:table-cell>
              <table:table-cell office:value-type="float" office:value="38.6075">
                <text:p>38.607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8.48">
                <text:p>38.48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8.38">
                <text:p>38.38</text:p>
              </table:table-cell>
              <table:table-cell office:value-type="float" office:value="38.175">
                <text:p>38.17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7.562">
                <text:p>37.562</text:p>
              </table:table-cell>
              <table:table-cell office:value-type="float" office:value="38.247">
                <text:p>38.247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056">
                <text:p>37.056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6.538">
                <text:p>36.538</text:p>
              </table:table-cell>
              <table:table-cell office:value-type="float" office:value="37.3445">
                <text:p>37.3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ernrate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1.76cm" chart:style-name="ch2"/>
        <chart:plot-area chart:style-name="ch3" table:cell-range-address="Sheet1.B170:Sheet1.H180 Sheet1.C157:Sheet1.H157" chart:data-source-has-labels="both" svg:x="0.205cm" svg:y="0.14cm" svg:width="6.996cm" svg:height="6.652cm">
          <chart:axis chart:dimension="x" chart:name="primary-x" chart:style-name="ch4">
            <chart:title svg:x="2.057cm" svg:y="6.342cm" chart:style-name="ch5">
              <text:p>Geschwindigkeit Zielobjekt</text:p>
            </chart:title>
            <chart:categories table:cell-range-address="Sheet1.B170:Sheet1.B180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C170:Sheet1.C180" chart:label-cell-address="Sheet1.C157:Sheet1.C157" chart:class="chart:line">
            <chart:data-point chart:repeated="11"/>
          </chart:series>
          <chart:series chart:style-name="ch9" chart:values-cell-range-address="Sheet1.D170:Sheet1.D180" chart:label-cell-address="Sheet1.D157:Sheet1.D157" chart:class="chart:line">
            <chart:data-point chart:repeated="11"/>
          </chart:series>
          <chart:series chart:style-name="ch10" chart:values-cell-range-address="Sheet1.E170:Sheet1.E180" chart:label-cell-address="Sheet1.E157:Sheet1.E157" chart:class="chart:line">
            <chart:data-point chart:repeated="11"/>
          </chart:series>
          <chart:series chart:style-name="ch11" chart:values-cell-range-address="Sheet1.F170:Sheet1.F180" chart:label-cell-address="Sheet1.F157:Sheet1.F157" chart:class="chart:line">
            <chart:data-point chart:repeated="11"/>
          </chart:series>
          <chart:series chart:style-name="ch12" chart:values-cell-range-address="Sheet1.G170:Sheet1.G180" chart:label-cell-address="Sheet1.G157:Sheet1.G157" chart:class="chart:line">
            <chart:data-point chart:repeated="11"/>
          </chart:series>
          <chart:series chart:style-name="ch13" chart:values-cell-range-address="Sheet1.H170:Sheet1.H180" chart:label-cell-address="Sheet1.H157:Sheet1.H157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57:Sheet1.C157">Randomized</text:p>
              </table:table-cell>
              <table:table-cell office:value-type="string">
                <text:p text:id="Sheet1.D157:Sheet1.D157">Einfache Heuristik</text:p>
              </table:table-cell>
              <table:table-cell office:value-type="string">
                <text:p text:id="Sheet1.E157:Sheet1.E157">Intelligente Heuristik</text:p>
              </table:table-cell>
              <table:table-cell office:value-type="string">
                <text:p text:id="Sheet1.F157:Sheet1.F157">XCS (500)</text:p>
              </table:table-cell>
              <table:table-cell office:value-type="string">
                <text:p text:id="Sheet1.G157:Sheet1.G157">SXCS (500)</text:p>
              </table:table-cell>
              <table:table-cell office:value-type="string">
                <text:p text:id="Sheet1.H157:Sheet1.H157">SXCS (2000)</text:p>
              </table:table-cell>
            </table:table-row>
          </table:table-header-rows>
          <table:table-rows>
            <table:table-row>
              <table:table-cell office:value-type="string">
                <text:p text:id="Sheet1.B170:Sheet1.B180">1</text:p>
              </table:table-cell>
              <table:table-cell office:value-type="float" office:value="32.93">
                <text:p text:id="Sheet1.C170:Sheet1.C180">32.93</text:p>
              </table:table-cell>
              <table:table-cell office:value-type="float" office:value="91.07">
                <text:p text:id="Sheet1.D170:Sheet1.D180">91.07</text:p>
              </table:table-cell>
              <table:table-cell office:value-type="float" office:value="92.1">
                <text:p text:id="Sheet1.E170:Sheet1.E180">92.1</text:p>
              </table:table-cell>
              <table:table-cell office:value-type="float" office:value="32.414">
                <text:p text:id="Sheet1.F170:Sheet1.F180">32.414</text:p>
              </table:table-cell>
              <table:table-cell office:value-type="float" office:value="39.64">
                <text:p text:id="Sheet1.G170:Sheet1.G180">39.64</text:p>
              </table:table-cell>
              <table:table-cell office:value-type="float" office:value="40.15">
                <text:p text:id="Sheet1.H170:Sheet1.H180">40.1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3.78">
                <text:p>33.78</text:p>
              </table:table-cell>
              <table:table-cell office:value-type="float" office:value="87.78">
                <text:p>87.78</text:p>
              </table:table-cell>
              <table:table-cell office:value-type="float" office:value="89.4">
                <text:p>89.4</text:p>
              </table:table-cell>
              <table:table-cell office:value-type="float" office:value="32.69">
                <text:p>32.69</text:p>
              </table:table-cell>
              <table:table-cell office:value-type="float" office:value="38.68">
                <text:p>38.6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3.14">
                <text:p>33.14</text:p>
              </table:table-cell>
              <table:table-cell office:value-type="float" office:value="84.85">
                <text:p>84.85</text:p>
              </table:table-cell>
              <table:table-cell office:value-type="float" office:value="86.64">
                <text:p>86.64</text:p>
              </table:table-cell>
              <table:table-cell office:value-type="float" office:value="32.54">
                <text:p>32.54</text:p>
              </table:table-cell>
              <table:table-cell office:value-type="float" office:value="38.23">
                <text:p>38.23</text:p>
              </table:table-cell>
              <table:table-cell office:value-type="float" office:value="39.15">
                <text:p>39.15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2.09">
                <text:p>32.09</text:p>
              </table:table-cell>
              <table:table-cell office:value-type="float" office:value="81.53">
                <text:p>81.53</text:p>
              </table:table-cell>
              <table:table-cell office:value-type="float" office:value="83.58">
                <text:p>83.58</text:p>
              </table:table-cell>
              <table:table-cell office:value-type="float" office:value="31.69">
                <text:p>31.69</text:p>
              </table:table-cell>
              <table:table-cell office:value-type="float" office:value="38.09">
                <text:p>38.09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2.23">
                <text:p>32.23</text:p>
              </table:table-cell>
              <table:table-cell office:value-type="float" office:value="78.84">
                <text:p>78.84</text:p>
              </table:table-cell>
              <table:table-cell office:value-type="float" office:value="80.99">
                <text:p>80.99</text:p>
              </table:table-cell>
              <table:table-cell office:value-type="float" office:value="32.16">
                <text:p>32.16</text:p>
              </table:table-cell>
              <table:table-cell office:value-type="float" office:value="37.68">
                <text:p>37.68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.98">
                <text:p>32.98</text:p>
              </table:table-cell>
              <table:table-cell office:value-type="float" office:value="76.08">
                <text:p>76.08</text:p>
              </table:table-cell>
              <table:table-cell office:value-type="float" office:value="78.27">
                <text:p>78.27</text:p>
              </table:table-cell>
              <table:table-cell office:value-type="float" office:value="31.79">
                <text:p>31.79</text:p>
              </table:table-cell>
              <table:table-cell office:value-type="float" office:value="38.09">
                <text:p>38.09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2.81">
                <text:p>32.81</text:p>
              </table:table-cell>
              <table:table-cell office:value-type="float" office:value="73.91">
                <text:p>73.91</text:p>
              </table:table-cell>
              <table:table-cell office:value-type="float" office:value="76.77">
                <text:p>76.77</text:p>
              </table:table-cell>
              <table:table-cell office:value-type="float" office:value="33.19">
                <text:p>33.19</text:p>
              </table:table-cell>
              <table:table-cell office:value-type="float" office:value="37.76">
                <text:p>37.76</text:p>
              </table:table-cell>
              <table:table-cell office:value-type="float" office:value="38.18">
                <text:p>38.1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2.87">
                <text:p>32.87</text:p>
              </table:table-cell>
              <table:table-cell office:value-type="float" office:value="71.34">
                <text:p>71.34</text:p>
              </table:table-cell>
              <table:table-cell office:value-type="float" office:value="74.49">
                <text:p>74.49</text:p>
              </table:table-cell>
              <table:table-cell office:value-type="float" office:value="32.28">
                <text:p>32.28</text:p>
              </table:table-cell>
              <table:table-cell office:value-type="float" office:value="38.17">
                <text:p>38.1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3.26">
                <text:p>33.26</text:p>
              </table:table-cell>
              <table:table-cell office:value-type="float" office:value="69.49">
                <text:p>69.49</text:p>
              </table:table-cell>
              <table:table-cell office:value-type="float" office:value="72.63">
                <text:p>72.63</text:p>
              </table:table-cell>
              <table:table-cell office:value-type="float" office:value="32.62">
                <text:p>32.62</text:p>
              </table:table-cell>
              <table:table-cell office:value-type="float" office:value="38.12">
                <text:p>38.12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2.72">
                <text:p>32.72</text:p>
              </table:table-cell>
              <table:table-cell office:value-type="float" office:value="67.58">
                <text:p>67.58</text:p>
              </table:table-cell>
              <table:table-cell office:value-type="float" office:value="70.92">
                <text:p>70.92</text:p>
              </table:table-cell>
              <table:table-cell office:value-type="float" office:value="33.4">
                <text:p>33.4</text:p>
              </table:table-cell>
              <table:table-cell office:value-type="float" office:value="36.14">
                <text:p>36.1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08">
                <text:p>33.08</text:p>
              </table:table-cell>
              <table:table-cell office:value-type="float" office:value="64.77">
                <text:p>64.77</text:p>
              </table:table-cell>
              <table:table-cell office:value-type="float" office:value="68.55">
                <text:p>68.55</text:p>
              </table:table-cell>
              <table:table-cell office:value-type="float" office:value="31.94">
                <text:p>31.94</text:p>
              </table:table-cell>
              <table:table-cell office:value-type="float" office:value="35.96">
                <text:p>35.96</text:p>
              </table:table-cell>
              <table:table-cell office:value-type="float" office:value="37.71">
                <text:p>37.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1.76cm" chart:style-name="ch2"/>
        <chart:plot-area chart:style-name="ch3" table:cell-range-address="Sheet1.B170:Sheet1.H180 Sheet1.C157:Sheet1.H157" chart:data-source-has-labels="both" svg:x="0.205cm" svg:y="0.14cm" svg:width="6.996cm" svg:height="6.652cm">
          <chart:axis chart:dimension="x" chart:name="primary-x" chart:style-name="ch4">
            <chart:title svg:x="2.057cm" svg:y="6.342cm" chart:style-name="ch5">
              <text:p>Geschwindigkeit Zielobjekt</text:p>
            </chart:title>
            <chart:categories table:cell-range-address="Sheet1.B170:Sheet1.B180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C170:Sheet1.C180" chart:label-cell-address="Sheet1.C157:Sheet1.C157" chart:class="chart:line">
            <chart:data-point chart:repeated="11"/>
          </chart:series>
          <chart:series chart:style-name="ch9" chart:values-cell-range-address="Sheet1.D170:Sheet1.D180" chart:label-cell-address="Sheet1.D157:Sheet1.D157" chart:class="chart:line">
            <chart:data-point chart:repeated="11"/>
          </chart:series>
          <chart:series chart:style-name="ch10" chart:values-cell-range-address="Sheet1.E170:Sheet1.E180" chart:label-cell-address="Sheet1.E157:Sheet1.E157" chart:class="chart:line">
            <chart:data-point chart:repeated="11"/>
          </chart:series>
          <chart:series chart:style-name="ch11" chart:values-cell-range-address="Sheet1.F170:Sheet1.F180" chart:label-cell-address="Sheet1.F157:Sheet1.F157" chart:class="chart:line">
            <chart:data-point chart:repeated="11"/>
          </chart:series>
          <chart:series chart:style-name="ch12" chart:values-cell-range-address="Sheet1.G170:Sheet1.G180" chart:label-cell-address="Sheet1.G157:Sheet1.G157" chart:class="chart:line">
            <chart:data-point chart:repeated="11"/>
          </chart:series>
          <chart:series chart:style-name="ch13" chart:values-cell-range-address="Sheet1.H170:Sheet1.H180" chart:label-cell-address="Sheet1.H157:Sheet1.H157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57:Sheet1.C157">Randomized</text:p>
              </table:table-cell>
              <table:table-cell office:value-type="string">
                <text:p text:id="Sheet1.D157:Sheet1.D157">Einfache Heuristik</text:p>
              </table:table-cell>
              <table:table-cell office:value-type="string">
                <text:p text:id="Sheet1.E157:Sheet1.E157">Intelligente Heuristik</text:p>
              </table:table-cell>
              <table:table-cell office:value-type="string">
                <text:p text:id="Sheet1.F157:Sheet1.F157">XCS (500)</text:p>
              </table:table-cell>
              <table:table-cell office:value-type="string">
                <text:p text:id="Sheet1.G157:Sheet1.G157">SXCS (500)</text:p>
              </table:table-cell>
              <table:table-cell office:value-type="string">
                <text:p text:id="Sheet1.H157:Sheet1.H157">SXCS (2000)</text:p>
              </table:table-cell>
            </table:table-row>
          </table:table-header-rows>
          <table:table-rows>
            <table:table-row>
              <table:table-cell office:value-type="string">
                <text:p text:id="Sheet1.B170:Sheet1.B180">1</text:p>
              </table:table-cell>
              <table:table-cell office:value-type="float" office:value="32.93">
                <text:p text:id="Sheet1.C170:Sheet1.C180">32.93</text:p>
              </table:table-cell>
              <table:table-cell office:value-type="float" office:value="91.07">
                <text:p text:id="Sheet1.D170:Sheet1.D180">91.07</text:p>
              </table:table-cell>
              <table:table-cell office:value-type="float" office:value="92.1">
                <text:p text:id="Sheet1.E170:Sheet1.E180">92.1</text:p>
              </table:table-cell>
              <table:table-cell office:value-type="float" office:value="32.414">
                <text:p text:id="Sheet1.F170:Sheet1.F180">32.414</text:p>
              </table:table-cell>
              <table:table-cell office:value-type="float" office:value="39.64">
                <text:p text:id="Sheet1.G170:Sheet1.G180">39.64</text:p>
              </table:table-cell>
              <table:table-cell office:value-type="float" office:value="40.15">
                <text:p text:id="Sheet1.H170:Sheet1.H180">40.1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3.78">
                <text:p>33.78</text:p>
              </table:table-cell>
              <table:table-cell office:value-type="float" office:value="87.78">
                <text:p>87.78</text:p>
              </table:table-cell>
              <table:table-cell office:value-type="float" office:value="89.4">
                <text:p>89.4</text:p>
              </table:table-cell>
              <table:table-cell office:value-type="float" office:value="32.69">
                <text:p>32.69</text:p>
              </table:table-cell>
              <table:table-cell office:value-type="float" office:value="38.68">
                <text:p>38.6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3.14">
                <text:p>33.14</text:p>
              </table:table-cell>
              <table:table-cell office:value-type="float" office:value="84.85">
                <text:p>84.85</text:p>
              </table:table-cell>
              <table:table-cell office:value-type="float" office:value="86.64">
                <text:p>86.64</text:p>
              </table:table-cell>
              <table:table-cell office:value-type="float" office:value="32.54">
                <text:p>32.54</text:p>
              </table:table-cell>
              <table:table-cell office:value-type="float" office:value="38.23">
                <text:p>38.23</text:p>
              </table:table-cell>
              <table:table-cell office:value-type="float" office:value="39.15">
                <text:p>39.15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2.09">
                <text:p>32.09</text:p>
              </table:table-cell>
              <table:table-cell office:value-type="float" office:value="81.53">
                <text:p>81.53</text:p>
              </table:table-cell>
              <table:table-cell office:value-type="float" office:value="83.58">
                <text:p>83.58</text:p>
              </table:table-cell>
              <table:table-cell office:value-type="float" office:value="31.69">
                <text:p>31.69</text:p>
              </table:table-cell>
              <table:table-cell office:value-type="float" office:value="38.09">
                <text:p>38.09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2.23">
                <text:p>32.23</text:p>
              </table:table-cell>
              <table:table-cell office:value-type="float" office:value="78.84">
                <text:p>78.84</text:p>
              </table:table-cell>
              <table:table-cell office:value-type="float" office:value="80.99">
                <text:p>80.99</text:p>
              </table:table-cell>
              <table:table-cell office:value-type="float" office:value="32.16">
                <text:p>32.16</text:p>
              </table:table-cell>
              <table:table-cell office:value-type="float" office:value="37.68">
                <text:p>37.68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.98">
                <text:p>32.98</text:p>
              </table:table-cell>
              <table:table-cell office:value-type="float" office:value="76.08">
                <text:p>76.08</text:p>
              </table:table-cell>
              <table:table-cell office:value-type="float" office:value="78.27">
                <text:p>78.27</text:p>
              </table:table-cell>
              <table:table-cell office:value-type="float" office:value="31.79">
                <text:p>31.79</text:p>
              </table:table-cell>
              <table:table-cell office:value-type="float" office:value="38.09">
                <text:p>38.09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2.81">
                <text:p>32.81</text:p>
              </table:table-cell>
              <table:table-cell office:value-type="float" office:value="73.91">
                <text:p>73.91</text:p>
              </table:table-cell>
              <table:table-cell office:value-type="float" office:value="76.77">
                <text:p>76.77</text:p>
              </table:table-cell>
              <table:table-cell office:value-type="float" office:value="33.19">
                <text:p>33.19</text:p>
              </table:table-cell>
              <table:table-cell office:value-type="float" office:value="37.76">
                <text:p>37.76</text:p>
              </table:table-cell>
              <table:table-cell office:value-type="float" office:value="38.18">
                <text:p>38.1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2.87">
                <text:p>32.87</text:p>
              </table:table-cell>
              <table:table-cell office:value-type="float" office:value="71.34">
                <text:p>71.34</text:p>
              </table:table-cell>
              <table:table-cell office:value-type="float" office:value="74.49">
                <text:p>74.49</text:p>
              </table:table-cell>
              <table:table-cell office:value-type="float" office:value="32.28">
                <text:p>32.28</text:p>
              </table:table-cell>
              <table:table-cell office:value-type="float" office:value="38.17">
                <text:p>38.1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3.26">
                <text:p>33.26</text:p>
              </table:table-cell>
              <table:table-cell office:value-type="float" office:value="69.49">
                <text:p>69.49</text:p>
              </table:table-cell>
              <table:table-cell office:value-type="float" office:value="72.63">
                <text:p>72.63</text:p>
              </table:table-cell>
              <table:table-cell office:value-type="float" office:value="32.62">
                <text:p>32.62</text:p>
              </table:table-cell>
              <table:table-cell office:value-type="float" office:value="38.12">
                <text:p>38.12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2.72">
                <text:p>32.72</text:p>
              </table:table-cell>
              <table:table-cell office:value-type="float" office:value="67.58">
                <text:p>67.58</text:p>
              </table:table-cell>
              <table:table-cell office:value-type="float" office:value="70.92">
                <text:p>70.92</text:p>
              </table:table-cell>
              <table:table-cell office:value-type="float" office:value="33.4">
                <text:p>33.4</text:p>
              </table:table-cell>
              <table:table-cell office:value-type="float" office:value="36.14">
                <text:p>36.1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08">
                <text:p>33.08</text:p>
              </table:table-cell>
              <table:table-cell office:value-type="float" office:value="64.77">
                <text:p>64.77</text:p>
              </table:table-cell>
              <table:table-cell office:value-type="float" office:value="68.55">
                <text:p>68.55</text:p>
              </table:table-cell>
              <table:table-cell office:value-type="float" office:value="31.94">
                <text:p>31.94</text:p>
              </table:table-cell>
              <table:table-cell office:value-type="float" office:value="35.96">
                <text:p>35.96</text:p>
              </table:table-cell>
              <table:table-cell office:value-type="float" office:value="37.71">
                <text:p>37.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4cm" svg:y="2.984cm" chart:style-name="ch2"/>
        <chart:plot-area chart:style-name="ch3" table:cell-range-address="Sheet1.B2:Sheet1.E9 Sheet1.A1:Sheet1.A1 Sheet1.A10:Sheet1.A10 Sheet1.E11:Sheet1.E18" chart:data-source-has-labels="both" svg:x="0.205cm" svg:y="0.14cm" svg:width="7.208cm" svg:height="6.652cm">
          <chart:axis chart:dimension="x" chart:name="primary-x" chart:style-name="ch4">
            <chart:title svg:x="2.897cm" svg:y="6.34cm" chart:style-name="ch5">
              <text:p>"max population"</text:p>
            </chart:title>
            <chart:categories table:cell-range-address="Sheet1.B2:Sheet1.E9"/>
          </chart:axis>
          <chart:axis chart:dimension="y" chart:name="primary-y" chart:style-name="ch4">
            <chart:title svg:x="0.209cm" svg:y="5.528cm" chart:style-name="ch6">
              <text:p>Verhältnis Zeit / "max population"</text:p>
            </chart:title>
            <chart:grid chart:style-name="ch7" chart:class="major"/>
          </chart:axis>
          <chart:series chart:style-name="ch8" chart:values-cell-range-address="Sheet1.E2:Sheet1.E9" chart:label-cell-address="Sheet1.A1:Sheet1.A1" chart:class="chart:line">
            <chart:data-point chart:repeated="8"/>
          </chart:series>
          <chart:series chart:style-name="ch9" chart:values-cell-range-address="Sheet1.E11:Sheet1.E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E9">8</text:p>
              </table:table-cell>
              <table:table-cell office:value-type="float" office:value="0.253975">
                <text:p text:id="Sheet1.E2:Sheet1.E9">0.253975</text:p>
              </table:table-cell>
              <table:table-cell office:value-type="float" office:value="0.9329">
                <text:p text:id="Sheet1.E11:Sheet1.E18">0.9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69875">
                <text:p>0.1769875</text:p>
              </table:table-cell>
              <table:table-cell office:value-type="float" office:value="0.5082375">
                <text:p>0.5082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099375">
                <text:p>0.15099375</text:p>
              </table:table-cell>
              <table:table-cell office:value-type="float" office:value="0.344453125">
                <text:p>0.344453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45809375">
                <text:p>0.145809375</text:p>
              </table:table-cell>
              <table:table-cell office:value-type="float" office:value="0.3094375">
                <text:p>0.3094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119671875">
                <text:p>0.1119671875</text:p>
              </table:table-cell>
              <table:table-cell office:value-type="float" office:value="0.29632265625">
                <text:p>0.29632265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1848359375">
                <text:p>0.11848359375</text:p>
              </table:table-cell>
              <table:table-cell office:value-type="float" office:value="0.29300703125">
                <text:p>0.293007031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13929296875">
                <text:p>0.113929296875</text:p>
              </table:table-cell>
              <table:table-cell office:value-type="float" office:value="0.292233203125">
                <text:p>0.29223320312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1155583984375">
                <text:p>0.1155583984375</text:p>
              </table:table-cell>
              <table:table-cell office:value-type="float" office:value="0.302898046875">
                <text:p>0.302898046875</text:p>
              </table:table-cell>
            </table:table-row>
            <table:table-row>
              <table:table-cell office:value-type="string">
                <text:p>3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.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35cm" svg:y="3.012cm" chart:style-name="ch2"/>
        <chart:plot-area chart:style-name="ch3" table:cell-range-address="Sheet1.B209:Sheet1.C230" chart:data-source-has-labels="both" svg:x="0.407cm" svg:y="0.14cm" svg:width="10.825cm" svg:height="6.652cm">
          <chart:axis chart:dimension="x" chart:name="primary-x" chart:style-name="ch4">
            <chart:title svg:x="4.174cm" svg:y="6.339cm" chart:style-name="ch5">
              <text:p>Geschwindigkeit Zielobjekt</text:p>
            </chart:title>
            <chart:categories table:cell-range-address="Sheet1.B210:Sheet1.B230"/>
          </chart:axis>
          <chart:axis chart:dimension="y" chart:name="primary-y" chart:style-name="ch4">
            <chart:title svg:x="0.31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10:Sheet1.C230" chart:label-cell-address="Sheet1.C209:Sheet1.C209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09:Sheet1.C209">Qualität (Agent mit zufälliger Bewegung)</text:p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32.64">
                <text:p text:id="Sheet1.C210:Sheet1.C230">32.64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0.05">
                <text:p>30.05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29.13">
                <text:p>29.1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29.29">
                <text:p>29.2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29.41">
                <text:p>29.41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8.63">
                <text:p>28.6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9.64">
                <text:p>29.64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0.35">
                <text:p>30.3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29.52">
                <text:p>29.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17">
                <text:p>29.1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614cm" chart:style-name="ch2"/>
        <chart:plot-area chart:style-name="ch3" table:cell-range-address="Sheet1.B210:Sheet1.B230 Sheet1.D209:Sheet1.E230" chart:data-source-has-labels="both" svg:x="0.407cm" svg:y="0.14cm" svg:width="10.534cm" svg:height="6.652cm">
          <chart:axis chart:dimension="x" chart:name="primary-x" chart:style-name="ch4">
            <chart:title svg:x="4.028cm" svg:y="6.339cm" chart:style-name="ch5">
              <text:p>Geschwindigkeit Zielobjekt</text:p>
            </chart:title>
            <chart:categories table:cell-range-address="Sheet1.B210:Sheet1.B230"/>
          </chart:axis>
          <chart:axis chart:dimension="y" chart:name="primary-y" chart:style-name="ch4">
            <chart:title svg:x="0.31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D210:Sheet1.D230" chart:label-cell-address="Sheet1.D209:Sheet1.D209" chart:class="chart:line">
            <chart:data-point chart:repeated="21"/>
          </chart:series>
          <chart:series chart:style-name="ch9" chart:values-cell-range-address="Sheet1.E210:Sheet1.E230" chart:label-cell-address="Sheet1.E209:Sheet1.E209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209:Sheet1.D209">Qualität (einfache Heuristik)</text:p>
              </table:table-cell>
              <table:table-cell office:value-type="string">
                <text:p text:id="Sheet1.E209:Sheet1.E209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96.5">
                <text:p text:id="Sheet1.D210:Sheet1.D230">96.5</text:p>
              </table:table-cell>
              <table:table-cell office:value-type="float" office:value="97.8">
                <text:p text:id="Sheet1.E210:Sheet1.E230">97.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96.46">
                <text:p>96.46</text:p>
              </table:table-cell>
              <table:table-cell office:value-type="float" office:value="97.63">
                <text:p>97.63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95.66">
                <text:p>95.66</text:p>
              </table:table-cell>
              <table:table-cell office:value-type="float" office:value="97.12">
                <text:p>97.12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95.14">
                <text:p>95.14</text:p>
              </table:table-cell>
              <table:table-cell office:value-type="float" office:value="96.42">
                <text:p>96.4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93.71">
                <text:p>93.71</text:p>
              </table:table-cell>
              <table:table-cell office:value-type="float" office:value="95.65">
                <text:p>95.6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92.92">
                <text:p>92.92</text:p>
              </table:table-cell>
              <table:table-cell office:value-type="float" office:value="94.64">
                <text:p>94.64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92.38">
                <text:p>92.38</text:p>
              </table:table-cell>
              <table:table-cell office:value-type="float" office:value="93.81">
                <text:p>93.81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90.56">
                <text:p>90.56</text:p>
              </table:table-cell>
              <table:table-cell office:value-type="float" office:value="92.51">
                <text:p>92.5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89.66">
                <text:p>89.66</text:p>
              </table:table-cell>
              <table:table-cell office:value-type="float" office:value="91.32">
                <text:p>91.3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87.08">
                <text:p>87.08</text:p>
              </table:table-cell>
              <table:table-cell office:value-type="float" office:value="89.18">
                <text:p>89.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6.11">
                <text:p>86.11</text:p>
              </table:table-cell>
              <table:table-cell office:value-type="float" office:value="87.47">
                <text:p>87.47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81.1">
                <text:p>81.1</text:p>
              </table:table-cell>
              <table:table-cell office:value-type="float" office:value="83.48">
                <text:p>83.48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76.88">
                <text:p>76.88</text:p>
              </table:table-cell>
              <table:table-cell office:value-type="float" office:value="79.86">
                <text:p>79.86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73.85">
                <text:p>73.85</text:p>
              </table:table-cell>
              <table:table-cell office:value-type="float" office:value="76.73">
                <text:p>76.73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70.3">
                <text:p>70.3</text:p>
              </table:table-cell>
              <table:table-cell office:value-type="float" office:value="73.86">
                <text:p>73.8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67.72">
                <text:p>67.72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65.75">
                <text:p>65.75</text:p>
              </table:table-cell>
              <table:table-cell office:value-type="float" office:value="68.49">
                <text:p>68.4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62.61">
                <text:p>62.61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60.32">
                <text:p>60.32</text:p>
              </table:table-cell>
              <table:table-cell office:value-type="float" office:value="64.24">
                <text:p>64.24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58.28">
                <text:p>58.28</text:p>
              </table:table-cell>
              <table:table-cell office:value-type="float" office:value="62.23">
                <text:p>62.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19">
                <text:p>56.19</text:p>
              </table:table-cell>
              <table:table-cell office:value-type="float" office:value="60.41">
                <text:p>60.4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46:Sheet1.E267" chart:data-source-has-labels="both" svg:x="0.407cm" svg:y="0.14cm" svg:width="10.534cm" svg:height="6.652cm">
          <chart:axis chart:dimension="x" chart:name="primary-x" chart:style-name="ch4">
            <chart:title svg:x="4.028cm" svg:y="6.339cm" chart:style-name="ch5">
              <text:p>Geschwindigkeit Zielobjekt</text:p>
            </chart:title>
            <chart:categories table:cell-range-address="Sheet1.B247:Sheet1.B267"/>
          </chart:axis>
          <chart:axis chart:dimension="y" chart:name="primary-y" chart:style-name="ch4">
            <chart:title svg:x="0.31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47:Sheet1.C267" chart:label-cell-address="Sheet1.C246:Sheet1.C246" chart:class="chart:line">
            <chart:data-point chart:repeated="21"/>
          </chart:series>
          <chart:series chart:style-name="ch9" chart:values-cell-range-address="Sheet1.D247:Sheet1.D267" chart:label-cell-address="Sheet1.D246:Sheet1.D246" chart:class="chart:line">
            <chart:data-point chart:repeated="21"/>
          </chart:series>
          <chart:series chart:style-name="ch10" chart:values-cell-range-address="Sheet1.E247:Sheet1.E267" chart:label-cell-address="Sheet1.E246:Sheet1.E246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46:Sheet1.C246">Qualität (Agent mit zufälliger Bewegung)</text:p>
              </table:table-cell>
              <table:table-cell office:value-type="string">
                <text:p text:id="Sheet1.D246:Sheet1.D246">Qualität (einfache Heuristik)</text:p>
              </table:table-cell>
              <table:table-cell office:value-type="string">
                <text:p text:id="Sheet1.E246:Sheet1.E246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47:Sheet1.B267">0</text:p>
              </table:table-cell>
              <table:table-cell office:value-type="float" office:value="30.86">
                <text:p text:id="Sheet1.C247:Sheet1.C267">30.86</text:p>
              </table:table-cell>
              <table:table-cell office:value-type="float" office:value="96.49">
                <text:p text:id="Sheet1.D247:Sheet1.D267">96.49</text:p>
              </table:table-cell>
              <table:table-cell office:value-type="float" office:value="97.81">
                <text:p text:id="Sheet1.E247:Sheet1.E267">97.81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4.87">
                <text:p>24.87</text:p>
              </table:table-cell>
              <table:table-cell office:value-type="float" office:value="96.62">
                <text:p>96.62</text:p>
              </table:table-cell>
              <table:table-cell office:value-type="float" office:value="97.72">
                <text:p>97.7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1.46">
                <text:p>21.46</text:p>
              </table:table-cell>
              <table:table-cell office:value-type="float" office:value="95.76">
                <text:p>95.76</text:p>
              </table:table-cell>
              <table:table-cell office:value-type="float" office:value="97.39">
                <text:p>97.3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18.7">
                <text:p>18.7</text:p>
              </table:table-cell>
              <table:table-cell office:value-type="float" office:value="95.12">
                <text:p>95.12</text:p>
              </table:table-cell>
              <table:table-cell office:value-type="float" office:value="96.21">
                <text:p>96.2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6.8">
                <text:p>16.8</text:p>
              </table:table-cell>
              <table:table-cell office:value-type="float" office:value="94.05">
                <text:p>94.05</text:p>
              </table:table-cell>
              <table:table-cell office:value-type="float" office:value="95.51">
                <text:p>95.5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5.73">
                <text:p>15.73</text:p>
              </table:table-cell>
              <table:table-cell office:value-type="float" office:value="92.1">
                <text:p>92.1</text:p>
              </table:table-cell>
              <table:table-cell office:value-type="float" office:value="94.26">
                <text:p>94.26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4.72">
                <text:p>14.72</text:p>
              </table:table-cell>
              <table:table-cell office:value-type="float" office:value="90.44">
                <text:p>90.44</text:p>
              </table:table-cell>
              <table:table-cell office:value-type="float" office:value="91.66">
                <text:p>91.6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3.46">
                <text:p>13.46</text:p>
              </table:table-cell>
              <table:table-cell office:value-type="float" office:value="88.39">
                <text:p>88.39</text:p>
              </table:table-cell>
              <table:table-cell office:value-type="float" office:value="90.18">
                <text:p>90.18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4.06">
                <text:p>14.06</text:p>
              </table:table-cell>
              <table:table-cell office:value-type="float" office:value="86.02">
                <text:p>86.02</text:p>
              </table:table-cell>
              <table:table-cell office:value-type="float" office:value="88.26">
                <text:p>88.26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3.48">
                <text:p>13.48</text:p>
              </table:table-cell>
              <table:table-cell office:value-type="float" office:value="83.54">
                <text:p>83.54</text:p>
              </table:table-cell>
              <table:table-cell office:value-type="float" office:value="86.57">
                <text:p>86.5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.84">
                <text:p>12.84</text:p>
              </table:table-cell>
              <table:table-cell office:value-type="float" office:value="81.59">
                <text:p>81.59</text:p>
              </table:table-cell>
              <table:table-cell office:value-type="float" office:value="84.54">
                <text:p>84.54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1.91">
                <text:p>11.91</text:p>
              </table:table-cell>
              <table:table-cell office:value-type="float" office:value="74.28">
                <text:p>74.28</text:p>
              </table:table-cell>
              <table:table-cell office:value-type="float" office:value="78.79">
                <text:p>78.79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1.63">
                <text:p>11.63</text:p>
              </table:table-cell>
              <table:table-cell office:value-type="float" office:value="68.53">
                <text:p>68.53</text:p>
              </table:table-cell>
              <table:table-cell office:value-type="float" office:value="73.13">
                <text:p>73.13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11.01">
                <text:p>11.01</text:p>
              </table:table-cell>
              <table:table-cell office:value-type="float" office:value="63.79">
                <text:p>63.79</text:p>
              </table:table-cell>
              <table:table-cell office:value-type="float" office:value="69.05">
                <text:p>69.05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10.89">
                <text:p>10.89</text:p>
              </table:table-cell>
              <table:table-cell office:value-type="float" office:value="59.32">
                <text:p>59.32</text:p>
              </table:table-cell>
              <table:table-cell office:value-type="float" office:value="64.91">
                <text:p>64.91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11.3">
                <text:p>11.3</text:p>
              </table:table-cell>
              <table:table-cell office:value-type="float" office:value="55.62">
                <text:p>55.62</text:p>
              </table:table-cell>
              <table:table-cell office:value-type="float" office:value="62.32">
                <text:p>62.32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10.61">
                <text:p>10.61</text:p>
              </table:table-cell>
              <table:table-cell office:value-type="float" office:value="51.71">
                <text:p>51.71</text:p>
              </table:table-cell>
              <table:table-cell office:value-type="float" office:value="58.19">
                <text:p>58.1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0.41">
                <text:p>10.41</text:p>
              </table:table-cell>
              <table:table-cell office:value-type="float" office:value="48.35">
                <text:p>48.35</text:p>
              </table:table-cell>
              <table:table-cell office:value-type="float" office:value="55.46">
                <text:p>55.46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10.48">
                <text:p>10.48</text:p>
              </table:table-cell>
              <table:table-cell office:value-type="float" office:value="45.22">
                <text:p>45.22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9.9">
                <text:p>9.9</text:p>
              </table:table-cell>
              <table:table-cell office:value-type="float" office:value="42.66">
                <text:p>42.66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">
                <text:p>10.5</text:p>
              </table:table-cell>
              <table:table-cell office:value-type="float" office:value="40.11">
                <text:p>40.11</text:p>
              </table:table-cell>
              <table:table-cell office:value-type="float" office:value="48.26">
                <text:p>48.2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70:Sheet1.E291" chart:data-source-has-labels="both" svg:x="0.407cm" svg:y="0.14cm" svg:width="10.534cm" svg:height="6.652cm">
          <chart:axis chart:dimension="x" chart:name="primary-x" chart:style-name="ch4">
            <chart:title svg:x="4.058cm" svg:y="6.339cm" chart:style-name="ch5">
              <text:p>Geschwindigkeit Zielagent</text:p>
            </chart:title>
            <chart:categories table:cell-range-address="Sheet1.B271:Sheet1.B291"/>
          </chart:axis>
          <chart:axis chart:dimension="y" chart:name="primary-y" chart:style-name="ch4">
            <chart:title svg:x="0.31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71:Sheet1.C291" chart:label-cell-address="Sheet1.C270:Sheet1.C270" chart:class="chart:line">
            <chart:data-point chart:repeated="21"/>
          </chart:series>
          <chart:series chart:style-name="ch9" chart:values-cell-range-address="Sheet1.D271:Sheet1.D291" chart:label-cell-address="Sheet1.D270:Sheet1.D270" chart:class="chart:line">
            <chart:data-point chart:repeated="21"/>
          </chart:series>
          <chart:series chart:style-name="ch10" chart:values-cell-range-address="Sheet1.E271:Sheet1.E291" chart:label-cell-address="Sheet1.E270:Sheet1.E270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70:Sheet1.C270">Qualität (Agent mit zufälliger Bewegung)</text:p>
              </table:table-cell>
              <table:table-cell office:value-type="string">
                <text:p text:id="Sheet1.D270:Sheet1.D270">Qualität (einfache Heuristik)</text:p>
              </table:table-cell>
              <table:table-cell office:value-type="string">
                <text:p text:id="Sheet1.E270:Sheet1.E270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71:Sheet1.B291">0</text:p>
              </table:table-cell>
              <table:table-cell office:value-type="float" office:value="33.57">
                <text:p text:id="Sheet1.C271:Sheet1.C291">33.57</text:p>
              </table:table-cell>
              <table:table-cell office:value-type="float" office:value="97.79">
                <text:p text:id="Sheet1.D271:Sheet1.D291">97.79</text:p>
              </table:table-cell>
              <table:table-cell office:value-type="float" office:value="96.08">
                <text:p text:id="Sheet1.E271:Sheet1.E291">96.0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8.11">
                <text:p>28.11</text:p>
              </table:table-cell>
              <table:table-cell office:value-type="float" office:value="94.75">
                <text:p>94.75</text:p>
              </table:table-cell>
              <table:table-cell office:value-type="float" office:value="95.98">
                <text:p>95.98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2.85">
                <text:p>22.85</text:p>
              </table:table-cell>
              <table:table-cell office:value-type="float" office:value="91.63">
                <text:p>91.63</text:p>
              </table:table-cell>
              <table:table-cell office:value-type="float" office:value="94.69">
                <text:p>94.6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20.81">
                <text:p>20.81</text:p>
              </table:table-cell>
              <table:table-cell office:value-type="float" office:value="90.31">
                <text:p>90.31</text:p>
              </table:table-cell>
              <table:table-cell office:value-type="float" office:value="93.21">
                <text:p>93.2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9.71">
                <text:p>19.71</text:p>
              </table:table-cell>
              <table:table-cell office:value-type="float" office:value="86.78">
                <text:p>86.78</text:p>
              </table:table-cell>
              <table:table-cell office:value-type="float" office:value="90.36">
                <text:p>90.36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7.95">
                <text:p>17.95</text:p>
              </table:table-cell>
              <table:table-cell office:value-type="float" office:value="85.02">
                <text:p>85.02</text:p>
              </table:table-cell>
              <table:table-cell office:value-type="float" office:value="87.17">
                <text:p>87.17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7.42">
                <text:p>17.42</text:p>
              </table:table-cell>
              <table:table-cell office:value-type="float" office:value="83.1">
                <text:p>83.1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6.4">
                <text:p>16.4</text:p>
              </table:table-cell>
              <table:table-cell office:value-type="float" office:value="79.98">
                <text:p>79.98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5.04">
                <text:p>15.04</text:p>
              </table:table-cell>
              <table:table-cell office:value-type="float" office:value="78.06">
                <text:p>78.06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4.48">
                <text:p>14.48</text:p>
              </table:table-cell>
              <table:table-cell office:value-type="float" office:value="74.48">
                <text:p>74.48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.56">
                <text:p>13.56</text:p>
              </table:table-cell>
              <table:table-cell office:value-type="float" office:value="72.34">
                <text:p>72.34</text:p>
              </table:table-cell>
              <table:table-cell office:value-type="float" office:value="75.59">
                <text:p>75.59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5.02">
                <text:p>15.02</text:p>
              </table:table-cell>
              <table:table-cell office:value-type="float" office:value="67.9">
                <text:p>67.9</text:p>
              </table:table-cell>
              <table:table-cell office:value-type="float" office:value="71.45">
                <text:p>71.45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5.26">
                <text:p>15.26</text:p>
              </table:table-cell>
              <table:table-cell office:value-type="float" office:value="63.77">
                <text:p>63.77</text:p>
              </table:table-cell>
              <table:table-cell office:value-type="float" office:value="69.89">
                <text:p>69.89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13.27">
                <text:p>13.27</text:p>
              </table:table-cell>
              <table:table-cell office:value-type="float" office:value="62.07">
                <text:p>62.07</text:p>
              </table:table-cell>
              <table:table-cell office:value-type="float" office:value="66.74">
                <text:p>66.74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13.68">
                <text:p>13.68</text:p>
              </table:table-cell>
              <table:table-cell office:value-type="float" office:value="59.41">
                <text:p>59.41</text:p>
              </table:table-cell>
              <table:table-cell office:value-type="float" office:value="65.62">
                <text:p>65.6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13.36">
                <text:p>13.36</text:p>
              </table:table-cell>
              <table:table-cell office:value-type="float" office:value="55.82">
                <text:p>55.82</text:p>
              </table:table-cell>
              <table:table-cell office:value-type="float" office:value="62.65">
                <text:p>62.6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13.3">
                <text:p>13.3</text:p>
              </table:table-cell>
              <table:table-cell office:value-type="float" office:value="56.95">
                <text:p>56.95</text:p>
              </table:table-cell>
              <table:table-cell office:value-type="float" office:value="59.48">
                <text:p>59.4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2.68">
                <text:p>12.68</text:p>
              </table:table-cell>
              <table:table-cell office:value-type="float" office:value="50.88">
                <text:p>50.88</text:p>
              </table:table-cell>
              <table:table-cell office:value-type="float" office:value="58.27">
                <text:p>58.27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12.51">
                <text:p>12.51</text:p>
              </table:table-cell>
              <table:table-cell office:value-type="float" office:value="49.65">
                <text:p>49.65</text:p>
              </table:table-cell>
              <table:table-cell office:value-type="float" office:value="55.03">
                <text:p>55.03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12.91">
                <text:p>12.91</text:p>
              </table:table-cell>
              <table:table-cell office:value-type="float" office:value="49.59">
                <text:p>49.59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85">
                <text:p>11.85</text:p>
              </table:table-cell>
              <table:table-cell office:value-type="float" office:value="47.38">
                <text:p>47.38</text:p>
              </table:table-cell>
              <table:table-cell office:value-type="float" office:value="51.49">
                <text:p>51.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94:Sheet1.E300" chart:data-source-has-labels="both" svg:x="0.407cm" svg:y="0.14cm" svg:width="10.534cm" svg:height="6.652cm">
          <chart:axis chart:dimension="x" chart:name="primary-x" chart:style-name="ch4">
            <chart:title svg:x="3.974cm" svg:y="6.339cm" chart:style-name="ch5">
              <text:p>Anzahl Schritte pro Problem</text:p>
            </chart:title>
            <chart:categories table:cell-range-address="Sheet1.B295:Sheet1.B300"/>
          </chart:axis>
          <chart:axis chart:dimension="y" chart:name="primary-y" chart:style-name="ch4">
            <chart:title svg:x="0.31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95:Sheet1.C300" chart:label-cell-address="Sheet1.C294:Sheet1.C294" chart:class="chart:line">
            <chart:data-point chart:repeated="6"/>
          </chart:series>
          <chart:series chart:style-name="ch9" chart:values-cell-range-address="Sheet1.D295:Sheet1.D300" chart:label-cell-address="Sheet1.D294:Sheet1.D294" chart:class="chart:line">
            <chart:data-point chart:repeated="6"/>
          </chart:series>
          <chart:series chart:style-name="ch10" chart:values-cell-range-address="Sheet1.E295:Sheet1.E300" chart:label-cell-address="Sheet1.E294:Sheet1.E29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94:Sheet1.C294">Qualität (Agent mit zufälliger Bewegung)</text:p>
              </table:table-cell>
              <table:table-cell office:value-type="string">
                <text:p text:id="Sheet1.D294:Sheet1.D294">Qualität (einfache Heuristik)</text:p>
              </table:table-cell>
              <table:table-cell office:value-type="string">
                <text:p text:id="Sheet1.E294:Sheet1.E294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95:Sheet1.B300">125</text:p>
              </table:table-cell>
              <table:table-cell office:value-type="float" office:value="0">
                <text:p text:id="Sheet1.C295:Sheet1.C300">0</text:p>
              </table:table-cell>
              <table:table-cell office:value-type="float" office:value="0">
                <text:p text:id="Sheet1.D295:Sheet1.D300">0</text:p>
              </table:table-cell>
              <table:table-cell office:value-type="float" office:value="0.12">
                <text:p text:id="Sheet1.E295:Sheet1.E300">0.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">
                <text:p>0.16</text:p>
              </table:table-cell>
              <table:table-cell office:value-type="float" office:value="0.6">
                <text:p>0.6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78">
                <text:p>1.78</text:p>
              </table:table-cell>
              <table:table-cell office:value-type="float" office:value="3.56">
                <text:p>3.56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.38">
                <text:p>7.38</text:p>
              </table:table-cell>
              <table:table-cell office:value-type="float" office:value="14.71">
                <text:p>14.71</text:p>
              </table:table-cell>
              <table:table-cell office:value-type="float" office:value="31.39">
                <text:p>31.3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6.25">
                <text:p>16.25</text:p>
              </table:table-cell>
              <table:table-cell office:value-type="float" office:value="30.48">
                <text:p>30.48</text:p>
              </table:table-cell>
              <table:table-cell office:value-type="float" office:value="43.18">
                <text:p>43.18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4">
                <text:p>24</text:p>
              </table:table-cell>
              <table:table-cell office:value-type="float" office:value="40.33">
                <text:p>40.33</text:p>
              </table:table-cell>
              <table:table-cell office:value-type="float" office:value="49.41">
                <text:p>49.4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6.986cm" chart:class="chart:line" chart:style-name="ch1">
        <chart:legend chart:legend-position="end" svg:x="12.117cm" svg:y="2.758cm" chart:style-name="ch2"/>
        <chart:plot-area chart:style-name="ch3" table:cell-range-address="Sheet1.B302:Sheet1.E308" chart:data-source-has-labels="both" svg:x="0.407cm" svg:y="0.139cm" svg:width="11.407cm" svg:height="6.631cm">
          <chart:axis chart:dimension="x" chart:name="primary-x" chart:style-name="ch4">
            <chart:title svg:x="4.412cm" svg:y="6.315cm" chart:style-name="ch5">
              <text:p>Anzahl Schritte pro Problem</text:p>
            </chart:title>
            <chart:categories table:cell-range-address="Sheet1.B303:Sheet1.B308"/>
          </chart:axis>
          <chart:axis chart:dimension="y" chart:name="primary-y" chart:style-name="ch4">
            <chart:title svg:x="0.309cm" svg:y="4.174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03:Sheet1.C308" chart:label-cell-address="Sheet1.C302:Sheet1.C302" chart:class="chart:line">
            <chart:data-point chart:repeated="6"/>
          </chart:series>
          <chart:series chart:style-name="ch9" chart:values-cell-range-address="Sheet1.D303:Sheet1.D308" chart:label-cell-address="Sheet1.D302:Sheet1.D302" chart:class="chart:line">
            <chart:data-point chart:repeated="6"/>
          </chart:series>
          <chart:series chart:style-name="ch10" chart:values-cell-range-address="Sheet1.E303:Sheet1.E308" chart:label-cell-address="Sheet1.E302:Sheet1.E30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02:Sheet1.C302">Qualität (XCS)</text:p>
              </table:table-cell>
              <table:table-cell office:value-type="string">
                <text:p text:id="Sheet1.D302:Sheet1.D302">Qualität (SXCS)</text:p>
              </table:table-cell>
              <table:table-cell office:value-type="string">
                <text:p text:id="Sheet1.E302:Sheet1.E302">Qualität (DXSCS)</text:p>
              </table:table-cell>
            </table:table-row>
          </table:table-header-rows>
          <table:table-rows>
            <table:table-row>
              <table:table-cell office:value-type="string">
                <text:p text:id="Sheet1.B303:Sheet1.B308">125</text:p>
              </table:table-cell>
              <table:table-cell office:value-type="float" office:value="1.#NAN">
                <text:p text:id="Sheet1.C303:Sheet1.C308">1.#NAN</text:p>
              </table:table-cell>
              <table:table-cell office:value-type="float" office:value="1.#NAN">
                <text:p text:id="Sheet1.D303:Sheet1.D308">1.#NAN</text:p>
              </table:table-cell>
              <table:table-cell office:value-type="float" office:value="1.#NAN">
                <text:p text:id="Sheet1.E303:Sheet1.E308">1.#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52">
                <text:p>10.52</text:p>
              </table:table-cell>
              <table:table-cell office:value-type="float" office:value="4.25">
                <text:p>4.2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36">
                <text:p>16.36</text:p>
              </table:table-cell>
              <table:table-cell office:value-type="float" office:value="13.2">
                <text:p>13.2</text:p>
              </table:table-cell>
              <table:table-cell office:value-type="float" office:value="22.91">
                <text:p>22.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1.55">
                <text:p>21.55</text:p>
              </table:table-cell>
              <table:table-cell office:value-type="float" office:value="18.83">
                <text:p>18.83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0.25">
                <text:p>30.25</text:p>
              </table:table-cell>
              <table:table-cell office:value-type="float" office:value="30.35">
                <text:p>30.3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332:Sheet1.C341" chart:data-source-has-labels="both" svg:x="0.407cm" svg:y="0.14cm" svg:width="11.593cm" svg:height="6.652cm">
          <chart:axis chart:dimension="x" chart:name="primary-x" chart:style-name="ch4">
            <chart:title svg:x="3.922cm" svg:y="6.338cm" chart:style-name="ch5">
              <text:p>Parameter p (tournament selection)</text:p>
            </chart:title>
            <chart:categories table:cell-range-address="Sheet1.B333:Sheet1.B341"/>
          </chart:axis>
          <chart:axis chart:dimension="y" chart:name="primary-y" chart:style-name="ch4">
            <chart:title svg:x="0.309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33:Sheet1.C341" chart:label-cell-address="Sheet1.C332:Sheet1.C33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32:Sheet1.C332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333:Sheet1.B341">0.5</text:p>
              </table:table-cell>
              <table:table-cell office:value-type="float" office:value="30">
                <text:p text:id="Sheet1.C333:Sheet1.C341">30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0.66">
                <text:p>30.6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1.87">
                <text:p>31.87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3.39">
                <text:p>33.39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2.09">
                <text:p>32.09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2.12">
                <text:p>32.12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29.59">
                <text:p>29.5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bar" chart:style-name="ch1">
        <chart:legend chart:legend-position="end" svg:x="7.614cm" svg:y="2.972cm" chart:style-name="ch2"/>
        <chart:plot-area chart:style-name="ch3" table:cell-range-address="Sheet1.B2:Sheet1.B18 Sheet1.A1:Sheet1.A1 Sheet1.C2:Sheet1.C9 Sheet1.A10:Sheet1.A10 Sheet1.C11:Sheet1.C18" chart:data-source-has-labels="both" svg:x="0.205cm" svg:y="0.139cm" svg:width="7.208cm" svg:height="6.631cm">
          <chart:axis chart:dimension="x" chart:name="primary-x" chart:style-name="ch4">
            <chart:title svg:x="2.897cm" svg:y="6.323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6">
            <chart:title svg:x="0.209cm" svg:y="4.36cm" chart:style-name="ch7">
              <text:p>Zeit in Sekunden</text:p>
            </chart:title>
            <chart:grid chart:style-name="ch8" chart:class="major"/>
          </chart:axis>
          <chart:series chart:style-name="ch9" chart:values-cell-range-address="Sheet1.C2:Sheet1.C9" chart:label-cell-address="Sheet1.A1:Sheet1.A1" chart:class="chart:bar">
            <chart:data-point chart:repeated="8"/>
          </chart:series>
          <chart:series chart:style-name="ch10" chart:values-cell-range-address="Sheet1.C11:Sheet1.C18" chart:label-cell-address="Sheet1.A10:Sheet1.A10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.7">
                <text:p text:id="Sheet1.C2:Sheet1.C9">3.7</text:p>
              </table:table-cell>
              <table:table-cell office:value-type="float" office:value="13.9587">
                <text:p text:id="Sheet1.C11:Sheet1.C18">13.9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14.6273">
                <text:p>14.6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">
                <text:p>6.5</text:p>
              </table:table-cell>
              <table:table-cell office:value-type="float" office:value="17.518">
                <text:p>17.5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26.2995">
                <text:p>26.29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">
                <text:p>16</text:p>
              </table:table-cell>
              <table:table-cell office:value-type="float" office:value="44.4248">
                <text:p>44.42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">
                <text:p>32</text:p>
              </table:table-cell>
              <table:table-cell office:value-type="float" office:value="81.5053">
                <text:p>81.50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">
                <text:p>60</text:p>
              </table:table-cell>
              <table:table-cell office:value-type="float" office:value="156.1189">
                <text:p>156.118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0">
                <text:p>120</text:p>
              </table:table-cell>
              <table:table-cell office:value-type="float" office:value="316.6631">
                <text:p>316.6631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47:Sheet1.J357" chart:data-source-has-labels="both" svg:x="0.407cm" svg:y="0.14cm" svg:width="11.698cm" svg:height="6.652cm">
          <chart:axis chart:dimension="x" chart:name="primary-x" chart:style-name="ch4">
            <chart:title svg:x="4.944cm" svg:y="6.337cm" chart:style-name="ch5">
              <text:p>Schrittzahl (in hundert)</text:p>
            </chart:title>
            <chart:categories table:cell-range-address="Sheet1.B348:Sheet1.B357"/>
          </chart:axis>
          <chart:axis chart:dimension="y" chart:name="primary-y" chart:style-name="ch4">
            <chart:title svg:x="0.308cm" svg:y="6.113cm" chart:style-name="ch6">
              <text:p>Anzahl durch covering erstellter classifier</text:p>
            </chart:title>
            <chart:grid chart:style-name="ch7" chart:class="major"/>
          </chart:axis>
          <chart:series chart:style-name="ch8" chart:values-cell-range-address="Sheet1.C348:Sheet1.C357" chart:label-cell-address="Sheet1.C347:Sheet1.C347" chart:class="chart:line">
            <chart:data-point chart:repeated="10"/>
          </chart:series>
          <chart:series chart:style-name="ch9" chart:values-cell-range-address="Sheet1.D348:Sheet1.D357" chart:label-cell-address="Sheet1.D347:Sheet1.D347" chart:class="chart:line">
            <chart:data-point chart:repeated="10"/>
          </chart:series>
          <chart:series chart:style-name="ch10" chart:values-cell-range-address="Sheet1.E348:Sheet1.E357" chart:label-cell-address="Sheet1.E347:Sheet1.E347" chart:class="chart:line">
            <chart:data-point chart:repeated="10"/>
          </chart:series>
          <chart:series chart:style-name="ch11" chart:values-cell-range-address="Sheet1.F348:Sheet1.F357" chart:label-cell-address="Sheet1.F347:Sheet1.F347" chart:class="chart:line">
            <chart:data-point chart:repeated="10"/>
          </chart:series>
          <chart:series chart:style-name="ch12" chart:values-cell-range-address="Sheet1.G348:Sheet1.G357" chart:label-cell-address="Sheet1.G347:Sheet1.G347" chart:class="chart:line">
            <chart:data-point chart:repeated="10"/>
          </chart:series>
          <chart:series chart:style-name="ch13" chart:values-cell-range-address="Sheet1.H348:Sheet1.H357" chart:label-cell-address="Sheet1.H347:Sheet1.H347" chart:class="chart:line">
            <chart:data-point chart:repeated="10"/>
          </chart:series>
          <chart:series chart:style-name="ch14" chart:values-cell-range-address="Sheet1.I348:Sheet1.I357" chart:label-cell-address="Sheet1.I347:Sheet1.I347" chart:class="chart:line">
            <chart:data-point chart:repeated="10"/>
          </chart:series>
          <chart:series chart:style-name="ch15" chart:values-cell-range-address="Sheet1.J348:Sheet1.J357" chart:label-cell-address="Sheet1.J347:Sheet1.J347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47:Sheet1.C347">Max pop. 8</text:p>
              </table:table-cell>
              <table:table-cell office:value-type="string">
                <text:p text:id="Sheet1.D347:Sheet1.D347">Max pop. 16</text:p>
              </table:table-cell>
              <table:table-cell office:value-type="string">
                <text:p text:id="Sheet1.E347:Sheet1.E347">Max pop. 32</text:p>
              </table:table-cell>
              <table:table-cell office:value-type="string">
                <text:p text:id="Sheet1.F347:Sheet1.F347">Max pop. 64</text:p>
              </table:table-cell>
              <table:table-cell office:value-type="string">
                <text:p text:id="Sheet1.G347:Sheet1.G347">Max pop. 128</text:p>
              </table:table-cell>
              <table:table-cell office:value-type="string">
                <text:p text:id="Sheet1.H347:Sheet1.H347">Max pop. 256</text:p>
              </table:table-cell>
              <table:table-cell office:value-type="string">
                <text:p text:id="Sheet1.I347:Sheet1.I347">Max pop. 512</text:p>
              </table:table-cell>
              <table:table-cell office:value-type="string">
                <text:p text:id="Sheet1.J347:Sheet1.J347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48:Sheet1.B357">5</text:p>
              </table:table-cell>
              <table:table-cell office:value-type="float" office:value="17937.1">
                <text:p text:id="Sheet1.C348:Sheet1.C357">17937.1</text:p>
              </table:table-cell>
              <table:table-cell office:value-type="float" office:value="17504.6">
                <text:p text:id="Sheet1.D348:Sheet1.D357">17504.6</text:p>
              </table:table-cell>
              <table:table-cell office:value-type="float" office:value="16665.3">
                <text:p text:id="Sheet1.E348:Sheet1.E357">16665.3</text:p>
              </table:table-cell>
              <table:table-cell office:value-type="float" office:value="14807.3">
                <text:p text:id="Sheet1.F348:Sheet1.F357">14807.3</text:p>
              </table:table-cell>
              <table:table-cell office:value-type="float" office:value="10708">
                <text:p text:id="Sheet1.G348:Sheet1.G357">10708</text:p>
              </table:table-cell>
              <table:table-cell office:value-type="float" office:value="5867.4">
                <text:p text:id="Sheet1.H348:Sheet1.H357">5867.4</text:p>
              </table:table-cell>
              <table:table-cell office:value-type="float" office:value="3166.2">
                <text:p text:id="Sheet1.I348:Sheet1.I357">3166.2</text:p>
              </table:table-cell>
              <table:table-cell office:value-type="float" office:value="1960.3">
                <text:p text:id="Sheet1.J348:Sheet1.J357">196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20.1">
                <text:p>18020.1</text:p>
              </table:table-cell>
              <table:table-cell office:value-type="float" office:value="17247.8">
                <text:p>17247.8</text:p>
              </table:table-cell>
              <table:table-cell office:value-type="float" office:value="16615.2">
                <text:p>16615.2</text:p>
              </table:table-cell>
              <table:table-cell office:value-type="float" office:value="13603.8">
                <text:p>13603.8</text:p>
              </table:table-cell>
              <table:table-cell office:value-type="float" office:value="6170.9">
                <text:p>6170.9</text:p>
              </table:table-cell>
              <table:table-cell office:value-type="float" office:value="1652.7">
                <text:p>1652.7</text:p>
              </table:table-cell>
              <table:table-cell office:value-type="float" office:value="395.3">
                <text:p>395.3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32.9">
                <text:p>18032.9</text:p>
              </table:table-cell>
              <table:table-cell office:value-type="float" office:value="17383.1">
                <text:p>17383.1</text:p>
              </table:table-cell>
              <table:table-cell office:value-type="float" office:value="16714.5">
                <text:p>16714.5</text:p>
              </table:table-cell>
              <table:table-cell office:value-type="float" office:value="13137.1">
                <text:p>13137.1</text:p>
              </table:table-cell>
              <table:table-cell office:value-type="float" office:value="4311.6">
                <text:p>4311.6</text:p>
              </table:table-cell>
              <table:table-cell office:value-type="float" office:value="502.3">
                <text:p>502.3</text:p>
              </table:table-cell>
              <table:table-cell office:value-type="float" office:value="73.8">
                <text:p>73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978.3">
                <text:p>17978.3</text:p>
              </table:table-cell>
              <table:table-cell office:value-type="float" office:value="17218">
                <text:p>17218</text:p>
              </table:table-cell>
              <table:table-cell office:value-type="float" office:value="16607.4">
                <text:p>16607.4</text:p>
              </table:table-cell>
              <table:table-cell office:value-type="float" office:value="13229.9">
                <text:p>13229.9</text:p>
              </table:table-cell>
              <table:table-cell office:value-type="float" office:value="3207.1">
                <text:p>3207.1</text:p>
              </table:table-cell>
              <table:table-cell office:value-type="float" office:value="191.8">
                <text:p>191.8</text:p>
              </table:table-cell>
              <table:table-cell office:value-type="float" office:value="16.6">
                <text:p>16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963.6">
                <text:p>17963.6</text:p>
              </table:table-cell>
              <table:table-cell office:value-type="float" office:value="17239.6">
                <text:p>17239.6</text:p>
              </table:table-cell>
              <table:table-cell office:value-type="float" office:value="16486.8">
                <text:p>16486.8</text:p>
              </table:table-cell>
              <table:table-cell office:value-type="float" office:value="13292.4">
                <text:p>13292.4</text:p>
              </table:table-cell>
              <table:table-cell office:value-type="float" office:value="2591.7">
                <text:p>2591.7</text:p>
              </table:table-cell>
              <table:table-cell office:value-type="float" office:value="87.5">
                <text:p>87.5</text:p>
              </table:table-cell>
              <table:table-cell office:value-type="float" office:value="7.2">
                <text:p>7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892.5">
                <text:p>17892.5</text:p>
              </table:table-cell>
              <table:table-cell office:value-type="float" office:value="16996.8">
                <text:p>16996.8</text:p>
              </table:table-cell>
              <table:table-cell office:value-type="float" office:value="16590.5">
                <text:p>16590.5</text:p>
              </table:table-cell>
              <table:table-cell office:value-type="float" office:value="13874.4">
                <text:p>13874.4</text:p>
              </table:table-cell>
              <table:table-cell office:value-type="float" office:value="2006.4">
                <text:p>2006.4</text:p>
              </table:table-cell>
              <table:table-cell office:value-type="float" office:value="43.3">
                <text:p>43.3</text:p>
              </table:table-cell>
              <table:table-cell office:value-type="float" office:value="2.8">
                <text:p>2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56.8">
                <text:p>18056.8</text:p>
              </table:table-cell>
              <table:table-cell office:value-type="float" office:value="17352.3">
                <text:p>17352.3</text:p>
              </table:table-cell>
              <table:table-cell office:value-type="float" office:value="16237.6">
                <text:p>16237.6</text:p>
              </table:table-cell>
              <table:table-cell office:value-type="float" office:value="13739.2">
                <text:p>13739.2</text:p>
              </table:table-cell>
              <table:table-cell office:value-type="float" office:value="1943.4">
                <text:p>1943.4</text:p>
              </table:table-cell>
              <table:table-cell office:value-type="float" office:value="34.5">
                <text:p>34.5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182.7">
                <text:p>18182.7</text:p>
              </table:table-cell>
              <table:table-cell office:value-type="float" office:value="17217.8">
                <text:p>17217.8</text:p>
              </table:table-cell>
              <table:table-cell office:value-type="float" office:value="16491.8">
                <text:p>16491.8</text:p>
              </table:table-cell>
              <table:table-cell office:value-type="float" office:value="13587.7">
                <text:p>13587.7</text:p>
              </table:table-cell>
              <table:table-cell office:value-type="float" office:value="1839.7">
                <text:p>1839.7</text:p>
              </table:table-cell>
              <table:table-cell office:value-type="float" office:value="16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791.4">
                <text:p>17791.4</text:p>
              </table:table-cell>
              <table:table-cell office:value-type="float" office:value="17236.8">
                <text:p>17236.8</text:p>
              </table:table-cell>
              <table:table-cell office:value-type="float" office:value="16669.2">
                <text:p>16669.2</text:p>
              </table:table-cell>
              <table:table-cell office:value-type="float" office:value="14145.2">
                <text:p>14145.2</text:p>
              </table:table-cell>
              <table:table-cell office:value-type="float" office:value="2166.9">
                <text:p>2166.9</text:p>
              </table:table-cell>
              <table:table-cell office:value-type="float" office:value="9.6">
                <text:p>9.6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905.1">
                <text:p>17905.1</text:p>
              </table:table-cell>
              <table:table-cell office:value-type="float" office:value="17122.7">
                <text:p>17122.7</text:p>
              </table:table-cell>
              <table:table-cell office:value-type="float" office:value="16506.3">
                <text:p>16506.3</text:p>
              </table:table-cell>
              <table:table-cell office:value-type="float" office:value="14058.9">
                <text:p>14058.9</text:p>
              </table:table-cell>
              <table:table-cell office:value-type="float" office:value="1864.2">
                <text:p>1864.2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59:Sheet1.J369" chart:data-source-has-labels="both" svg:x="0.407cm" svg:y="0.14cm" svg:width="11.698cm" svg:height="6.652cm">
          <chart:axis chart:dimension="x" chart:name="primary-x" chart:style-name="ch4">
            <chart:title svg:x="4.944cm" svg:y="6.337cm" chart:style-name="ch5">
              <text:p>Schrittzahl (in hundert)</text:p>
            </chart:title>
            <chart:categories table:cell-range-address="Sheet1.B360:Sheet1.B369"/>
          </chart:axis>
          <chart:axis chart:dimension="y" chart:name="primary-y" chart:style-name="ch4">
            <chart:title svg:x="0.308cm" svg:y="6.06cm" chart:style-name="ch6">
              <text:p>Anzahl durch covering erstellte classifier</text:p>
            </chart:title>
            <chart:grid chart:style-name="ch7" chart:class="major"/>
          </chart:axis>
          <chart:series chart:style-name="ch8" chart:values-cell-range-address="Sheet1.C360:Sheet1.C369" chart:label-cell-address="Sheet1.C359:Sheet1.C359" chart:class="chart:line">
            <chart:data-point chart:repeated="10"/>
          </chart:series>
          <chart:series chart:style-name="ch9" chart:values-cell-range-address="Sheet1.D360:Sheet1.D369" chart:label-cell-address="Sheet1.D359:Sheet1.D359" chart:class="chart:line">
            <chart:data-point chart:repeated="10"/>
          </chart:series>
          <chart:series chart:style-name="ch10" chart:values-cell-range-address="Sheet1.E360:Sheet1.E369" chart:label-cell-address="Sheet1.E359:Sheet1.E359" chart:class="chart:line">
            <chart:data-point chart:repeated="10"/>
          </chart:series>
          <chart:series chart:style-name="ch11" chart:values-cell-range-address="Sheet1.F360:Sheet1.F369" chart:label-cell-address="Sheet1.F359:Sheet1.F359" chart:class="chart:line">
            <chart:data-point chart:repeated="10"/>
          </chart:series>
          <chart:series chart:style-name="ch12" chart:values-cell-range-address="Sheet1.G360:Sheet1.G369" chart:label-cell-address="Sheet1.G359:Sheet1.G359" chart:class="chart:line">
            <chart:data-point chart:repeated="10"/>
          </chart:series>
          <chart:series chart:style-name="ch13" chart:values-cell-range-address="Sheet1.H360:Sheet1.H369" chart:label-cell-address="Sheet1.H359:Sheet1.H359" chart:class="chart:line">
            <chart:data-point chart:repeated="10"/>
          </chart:series>
          <chart:series chart:style-name="ch14" chart:values-cell-range-address="Sheet1.I360:Sheet1.I369" chart:label-cell-address="Sheet1.I359:Sheet1.I359" chart:class="chart:line">
            <chart:data-point chart:repeated="10"/>
          </chart:series>
          <chart:series chart:style-name="ch15" chart:values-cell-range-address="Sheet1.J360:Sheet1.J369" chart:label-cell-address="Sheet1.J359:Sheet1.J359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59:Sheet1.C359">Max pop. 8</text:p>
              </table:table-cell>
              <table:table-cell office:value-type="string">
                <text:p text:id="Sheet1.D359:Sheet1.D359">Max pop. 16</text:p>
              </table:table-cell>
              <table:table-cell office:value-type="string">
                <text:p text:id="Sheet1.E359:Sheet1.E359">Max pop. 32</text:p>
              </table:table-cell>
              <table:table-cell office:value-type="string">
                <text:p text:id="Sheet1.F359:Sheet1.F359">Max pop. 64</text:p>
              </table:table-cell>
              <table:table-cell office:value-type="string">
                <text:p text:id="Sheet1.G359:Sheet1.G359">Max pop. 128</text:p>
              </table:table-cell>
              <table:table-cell office:value-type="string">
                <text:p text:id="Sheet1.H359:Sheet1.H359">Max pop. 256</text:p>
              </table:table-cell>
              <table:table-cell office:value-type="string">
                <text:p text:id="Sheet1.I359:Sheet1.I359">Max pop. 512</text:p>
              </table:table-cell>
              <table:table-cell office:value-type="string">
                <text:p text:id="Sheet1.J359:Sheet1.J359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60:Sheet1.B369">5</text:p>
              </table:table-cell>
              <table:table-cell office:value-type="float" office:value="13685.8">
                <text:p text:id="Sheet1.C360:Sheet1.C369">13685.8</text:p>
              </table:table-cell>
              <table:table-cell office:value-type="float" office:value="11809">
                <text:p text:id="Sheet1.D360:Sheet1.D369">11809</text:p>
              </table:table-cell>
              <table:table-cell office:value-type="float" office:value="10007.8">
                <text:p text:id="Sheet1.E360:Sheet1.E369">10007.8</text:p>
              </table:table-cell>
              <table:table-cell office:value-type="float" office:value="6484.3">
                <text:p text:id="Sheet1.F360:Sheet1.F369">6484.3</text:p>
              </table:table-cell>
              <table:table-cell office:value-type="float" office:value="3129.5">
                <text:p text:id="Sheet1.G360:Sheet1.G369">3129.5</text:p>
              </table:table-cell>
              <table:table-cell office:value-type="float" office:value="1462.3">
                <text:p text:id="Sheet1.H360:Sheet1.H369">1462.3</text:p>
              </table:table-cell>
              <table:table-cell office:value-type="float" office:value="846.4">
                <text:p text:id="Sheet1.I360:Sheet1.I369">846.4</text:p>
              </table:table-cell>
              <table:table-cell office:value-type="float" office:value="716.6">
                <text:p text:id="Sheet1.J360:Sheet1.J369">71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25.4">
                <text:p>13625.4</text:p>
              </table:table-cell>
              <table:table-cell office:value-type="float" office:value="11803.6">
                <text:p>11803.6</text:p>
              </table:table-cell>
              <table:table-cell office:value-type="float" office:value="9334.6">
                <text:p>9334.6</text:p>
              </table:table-cell>
              <table:table-cell office:value-type="float" office:value="4291.2">
                <text:p>4291.2</text:p>
              </table:table-cell>
              <table:table-cell office:value-type="float" office:value="1130.2">
                <text:p>1130.2</text:p>
              </table:table-cell>
              <table:table-cell office:value-type="float" office:value="159.3">
                <text:p>159.3</text:p>
              </table:table-cell>
              <table:table-cell office:value-type="float" office:value="25.3">
                <text:p>25.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86.6">
                <text:p>13586.6</text:p>
              </table:table-cell>
              <table:table-cell office:value-type="float" office:value="12035.6">
                <text:p>12035.6</text:p>
              </table:table-cell>
              <table:table-cell office:value-type="float" office:value="9311">
                <text:p>9311</text:p>
              </table:table-cell>
              <table:table-cell office:value-type="float" office:value="3763.4">
                <text:p>3763.4</text:p>
              </table:table-cell>
              <table:table-cell office:value-type="float" office:value="472.5">
                <text:p>472.5</text:p>
              </table:table-cell>
              <table:table-cell office:value-type="float" office:value="41">
                <text:p>41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713.5">
                <text:p>13713.5</text:p>
              </table:table-cell>
              <table:table-cell office:value-type="float" office:value="11989.6">
                <text:p>11989.6</text:p>
              </table:table-cell>
              <table:table-cell office:value-type="float" office:value="9236.1">
                <text:p>9236.1</text:p>
              </table:table-cell>
              <table:table-cell office:value-type="float" office:value="3852">
                <text:p>3852</text:p>
              </table:table-cell>
              <table:table-cell office:value-type="float" office:value="214">
                <text:p>214</text:p>
              </table:table-cell>
              <table:table-cell office:value-type="float" office:value="12.5">
                <text:p>12.5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403.9">
                <text:p>13403.9</text:p>
              </table:table-cell>
              <table:table-cell office:value-type="float" office:value="11972">
                <text:p>11972</text:p>
              </table:table-cell>
              <table:table-cell office:value-type="float" office:value="9867.5">
                <text:p>9867.5</text:p>
              </table:table-cell>
              <table:table-cell office:value-type="float" office:value="4225.2">
                <text:p>4225.2</text:p>
              </table:table-cell>
              <table:table-cell office:value-type="float" office:value="101.9">
                <text:p>101.9</text:p>
              </table:table-cell>
              <table:table-cell office:value-type="float" office:value="3.9">
                <text:p>3.9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328">
                <text:p>13328</text:p>
              </table:table-cell>
              <table:table-cell office:value-type="float" office:value="12104.3">
                <text:p>12104.3</text:p>
              </table:table-cell>
              <table:table-cell office:value-type="float" office:value="9676.9">
                <text:p>9676.9</text:p>
              </table:table-cell>
              <table:table-cell office:value-type="float" office:value="3942.7">
                <text:p>3942.7</text:p>
              </table:table-cell>
              <table:table-cell office:value-type="float" office:value="60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59">
                <text:p>13659</text:p>
              </table:table-cell>
              <table:table-cell office:value-type="float" office:value="12258.5">
                <text:p>12258.5</text:p>
              </table:table-cell>
              <table:table-cell office:value-type="float" office:value="9798.8">
                <text:p>9798.8</text:p>
              </table:table-cell>
              <table:table-cell office:value-type="float" office:value="4268.6">
                <text:p>4268.6</text:p>
              </table:table-cell>
              <table:table-cell office:value-type="float" office:value="25.3">
                <text:p>25.3</text:p>
              </table:table-cell>
              <table:table-cell office:value-type="float" office:value="1.2">
                <text:p>1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825.2">
                <text:p>13825.2</text:p>
              </table:table-cell>
              <table:table-cell office:value-type="float" office:value="12046.6">
                <text:p>12046.6</text:p>
              </table:table-cell>
              <table:table-cell office:value-type="float" office:value="9566">
                <text:p>9566</text:p>
              </table:table-cell>
              <table:table-cell office:value-type="float" office:value="4039.5">
                <text:p>4039.5</text:p>
              </table:table-cell>
              <table:table-cell office:value-type="float" office:value="24.6">
                <text:p>24.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87.7">
                <text:p>13587.7</text:p>
              </table:table-cell>
              <table:table-cell office:value-type="float" office:value="12070.4">
                <text:p>12070.4</text:p>
              </table:table-cell>
              <table:table-cell office:value-type="float" office:value="9653.8">
                <text:p>9653.8</text:p>
              </table:table-cell>
              <table:table-cell office:value-type="float" office:value="4489.1">
                <text:p>4489.1</text:p>
              </table:table-cell>
              <table:table-cell office:value-type="float" office:value="14.9">
                <text:p>14.9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713.3">
                <text:p>13713.3</text:p>
              </table:table-cell>
              <table:table-cell office:value-type="float" office:value="12206.7">
                <text:p>12206.7</text:p>
              </table:table-cell>
              <table:table-cell office:value-type="float" office:value="9623.2">
                <text:p>9623.2</text:p>
              </table:table-cell>
              <table:table-cell office:value-type="float" office:value="4426.7">
                <text:p>4426.7</text:p>
              </table:table-cell>
              <table:table-cell office:value-type="float" office:value="11.2">
                <text:p>11.2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72:Sheet1.J382" chart:data-source-has-labels="both" svg:x="0.407cm" svg:y="0.14cm" svg:width="11.698cm" svg:height="6.652cm">
          <chart:axis chart:dimension="x" chart:name="primary-x" chart:style-name="ch4">
            <chart:title svg:x="4.943cm" svg:y="6.336cm" chart:style-name="ch5">
              <text:p>Schrittzahl (in hundert)</text:p>
            </chart:title>
            <chart:categories table:cell-range-address="Sheet1.B373:Sheet1.B382"/>
          </chart:axis>
          <chart:axis chart:dimension="y" chart:name="primary-y" chart:style-name="ch4">
            <chart:title svg:x="0.307cm" svg:y="6.114cm" chart:style-name="ch6">
              <text:p>Anzahl durch covering erstellter classifier</text:p>
            </chart:title>
            <chart:grid chart:style-name="ch7" chart:class="major"/>
          </chart:axis>
          <chart:series chart:style-name="ch8" chart:values-cell-range-address="Sheet1.C373:Sheet1.C382" chart:label-cell-address="Sheet1.C372:Sheet1.C372" chart:class="chart:line">
            <chart:data-point chart:repeated="10"/>
          </chart:series>
          <chart:series chart:style-name="ch9" chart:values-cell-range-address="Sheet1.D373:Sheet1.D382" chart:label-cell-address="Sheet1.D372:Sheet1.D372" chart:class="chart:line">
            <chart:data-point chart:repeated="10"/>
          </chart:series>
          <chart:series chart:style-name="ch10" chart:values-cell-range-address="Sheet1.E373:Sheet1.E382" chart:label-cell-address="Sheet1.E372:Sheet1.E372" chart:class="chart:line">
            <chart:data-point chart:repeated="10"/>
          </chart:series>
          <chart:series chart:style-name="ch11" chart:values-cell-range-address="Sheet1.F373:Sheet1.F382" chart:label-cell-address="Sheet1.F372:Sheet1.F372" chart:class="chart:line">
            <chart:data-point chart:repeated="10"/>
          </chart:series>
          <chart:series chart:style-name="ch12" chart:values-cell-range-address="Sheet1.G373:Sheet1.G382" chart:label-cell-address="Sheet1.G372:Sheet1.G372" chart:class="chart:line">
            <chart:data-point chart:repeated="10"/>
          </chart:series>
          <chart:series chart:style-name="ch13" chart:values-cell-range-address="Sheet1.H373:Sheet1.H382" chart:label-cell-address="Sheet1.H372:Sheet1.H372" chart:class="chart:line">
            <chart:data-point chart:repeated="10"/>
          </chart:series>
          <chart:series chart:style-name="ch14" chart:values-cell-range-address="Sheet1.I373:Sheet1.I382" chart:label-cell-address="Sheet1.I372:Sheet1.I372" chart:class="chart:line">
            <chart:data-point chart:repeated="10"/>
          </chart:series>
          <chart:series chart:style-name="ch15" chart:values-cell-range-address="Sheet1.J373:Sheet1.J382" chart:label-cell-address="Sheet1.J372:Sheet1.J37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72:Sheet1.C372">Max pop. 8</text:p>
              </table:table-cell>
              <table:table-cell office:value-type="string">
                <text:p text:id="Sheet1.D372:Sheet1.D372">Max pop. 16</text:p>
              </table:table-cell>
              <table:table-cell office:value-type="string">
                <text:p text:id="Sheet1.E372:Sheet1.E372">Max pop. 32</text:p>
              </table:table-cell>
              <table:table-cell office:value-type="string">
                <text:p text:id="Sheet1.F372:Sheet1.F372">Max pop. 64</text:p>
              </table:table-cell>
              <table:table-cell office:value-type="string">
                <text:p text:id="Sheet1.G372:Sheet1.G372">Max pop. 128</text:p>
              </table:table-cell>
              <table:table-cell office:value-type="string">
                <text:p text:id="Sheet1.H372:Sheet1.H372">Max pop. 256</text:p>
              </table:table-cell>
              <table:table-cell office:value-type="string">
                <text:p text:id="Sheet1.I372:Sheet1.I372">Max pop. 512</text:p>
              </table:table-cell>
              <table:table-cell office:value-type="string">
                <text:p text:id="Sheet1.J372:Sheet1.J372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73:Sheet1.B382">5</text:p>
              </table:table-cell>
              <table:table-cell office:value-type="float" office:value="18895">
                <text:p text:id="Sheet1.C373:Sheet1.C382">18895</text:p>
              </table:table-cell>
              <table:table-cell office:value-type="float" office:value="18495.9">
                <text:p text:id="Sheet1.D373:Sheet1.D382">18495.9</text:p>
              </table:table-cell>
              <table:table-cell office:value-type="float" office:value="18024.3">
                <text:p text:id="Sheet1.E373:Sheet1.E382">18024.3</text:p>
              </table:table-cell>
              <table:table-cell office:value-type="float" office:value="16373.4">
                <text:p text:id="Sheet1.F373:Sheet1.F382">16373.4</text:p>
              </table:table-cell>
              <table:table-cell office:value-type="float" office:value="12728.7">
                <text:p text:id="Sheet1.G373:Sheet1.G382">12728.7</text:p>
              </table:table-cell>
              <table:table-cell office:value-type="float" office:value="7864.9">
                <text:p text:id="Sheet1.H373:Sheet1.H382">7864.9</text:p>
              </table:table-cell>
              <table:table-cell office:value-type="float" office:value="4196.1">
                <text:p text:id="Sheet1.I373:Sheet1.I382">4196.1</text:p>
              </table:table-cell>
              <table:table-cell office:value-type="float" office:value="2347.6">
                <text:p text:id="Sheet1.J373:Sheet1.J382">2347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94.9">
                <text:p>18994.9</text:p>
              </table:table-cell>
              <table:table-cell office:value-type="float" office:value="18477.4">
                <text:p>18477.4</text:p>
              </table:table-cell>
              <table:table-cell office:value-type="float" office:value="17777.4">
                <text:p>17777.4</text:p>
              </table:table-cell>
              <table:table-cell office:value-type="float" office:value="14272.1">
                <text:p>14272.1</text:p>
              </table:table-cell>
              <table:table-cell office:value-type="float" office:value="5539.6">
                <text:p>5539.6</text:p>
              </table:table-cell>
              <table:table-cell office:value-type="float" office:value="1806.6">
                <text:p>1806.6</text:p>
              </table:table-cell>
              <table:table-cell office:value-type="float" office:value="578.3">
                <text:p>578.3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841.5">
                <text:p>18841.5</text:p>
              </table:table-cell>
              <table:table-cell office:value-type="float" office:value="18375.5">
                <text:p>18375.5</text:p>
              </table:table-cell>
              <table:table-cell office:value-type="float" office:value="17779.7">
                <text:p>17779.7</text:p>
              </table:table-cell>
              <table:table-cell office:value-type="float" office:value="12868.2">
                <text:p>12868.2</text:p>
              </table:table-cell>
              <table:table-cell office:value-type="float" office:value="2382">
                <text:p>2382</text:p>
              </table:table-cell>
              <table:table-cell office:value-type="float" office:value="426.6">
                <text:p>426.6</text:p>
              </table:table-cell>
              <table:table-cell office:value-type="float" office:value="96.5">
                <text:p>96.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884.9">
                <text:p>18884.9</text:p>
              </table:table-cell>
              <table:table-cell office:value-type="float" office:value="18409.1">
                <text:p>18409.1</text:p>
              </table:table-cell>
              <table:table-cell office:value-type="float" office:value="17702.9">
                <text:p>17702.9</text:p>
              </table:table-cell>
              <table:table-cell office:value-type="float" office:value="11622.6">
                <text:p>11622.6</text:p>
              </table:table-cell>
              <table:table-cell office:value-type="float" office:value="1026.9">
                <text:p>1026.9</text:p>
              </table:table-cell>
              <table:table-cell office:value-type="float" office:value="136.6">
                <text:p>136.6</text:p>
              </table:table-cell>
              <table:table-cell office:value-type="float" office:value="24.9">
                <text:p>24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61.3">
                <text:p>19061.3</text:p>
              </table:table-cell>
              <table:table-cell office:value-type="float" office:value="18231.2">
                <text:p>18231.2</text:p>
              </table:table-cell>
              <table:table-cell office:value-type="float" office:value="17494.5">
                <text:p>17494.5</text:p>
              </table:table-cell>
              <table:table-cell office:value-type="float" office:value="11224.3">
                <text:p>11224.3</text:p>
              </table:table-cell>
              <table:table-cell office:value-type="float" office:value="546.5">
                <text:p>546.5</text:p>
              </table:table-cell>
              <table:table-cell office:value-type="float" office:value="49.7">
                <text:p>49.7</text:p>
              </table:table-cell>
              <table:table-cell office:value-type="float" office:value="9.8">
                <text:p>9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7.8">
                <text:p>18757.8</text:p>
              </table:table-cell>
              <table:table-cell office:value-type="float" office:value="18416.6">
                <text:p>18416.6</text:p>
              </table:table-cell>
              <table:table-cell office:value-type="float" office:value="17981.9">
                <text:p>17981.9</text:p>
              </table:table-cell>
              <table:table-cell office:value-type="float" office:value="10742.4">
                <text:p>10742.4</text:p>
              </table:table-cell>
              <table:table-cell office:value-type="float" office:value="337.9">
                <text:p>337.9</text:p>
              </table:table-cell>
              <table:table-cell office:value-type="float" office:value="26.4">
                <text:p>26.4</text:p>
              </table:table-cell>
              <table:table-cell office:value-type="float" office:value="2.7">
                <text:p>2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862.1">
                <text:p>18862.1</text:p>
              </table:table-cell>
              <table:table-cell office:value-type="float" office:value="18405.6">
                <text:p>18405.6</text:p>
              </table:table-cell>
              <table:table-cell office:value-type="float" office:value="17789.6">
                <text:p>17789.6</text:p>
              </table:table-cell>
              <table:table-cell office:value-type="float" office:value="9367.7">
                <text:p>9367.7</text:p>
              </table:table-cell>
              <table:table-cell office:value-type="float" office:value="234.3">
                <text:p>234.3</text:p>
              </table:table-cell>
              <table:table-cell office:value-type="float" office:value="17.2">
                <text:p>17.2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122.8">
                <text:p>19122.8</text:p>
              </table:table-cell>
              <table:table-cell office:value-type="float" office:value="18484.7">
                <text:p>18484.7</text:p>
              </table:table-cell>
              <table:table-cell office:value-type="float" office:value="17906.3">
                <text:p>17906.3</text:p>
              </table:table-cell>
              <table:table-cell office:value-type="float" office:value="8963.4">
                <text:p>8963.4</text:p>
              </table:table-cell>
              <table:table-cell office:value-type="float" office:value="150.2">
                <text:p>150.2</text:p>
              </table:table-cell>
              <table:table-cell office:value-type="float" office:value="8.1">
                <text:p>8.1</text:p>
              </table:table-cell>
              <table:table-cell office:value-type="float" office:value="1.1">
                <text:p>1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991.9">
                <text:p>18991.9</text:p>
              </table:table-cell>
              <table:table-cell office:value-type="float" office:value="18358.7">
                <text:p>18358.7</text:p>
              </table:table-cell>
              <table:table-cell office:value-type="float" office:value="18016.5">
                <text:p>18016.5</text:p>
              </table:table-cell>
              <table:table-cell office:value-type="float" office:value="8686.9">
                <text:p>8686.9</text:p>
              </table:table-cell>
              <table:table-cell office:value-type="float" office:value="109.1">
                <text:p>109.1</text:p>
              </table:table-cell>
              <table:table-cell office:value-type="float" office:value="9.1">
                <text:p>9.1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936.7">
                <text:p>18936.7</text:p>
              </table:table-cell>
              <table:table-cell office:value-type="float" office:value="18372.5">
                <text:p>18372.5</text:p>
              </table:table-cell>
              <table:table-cell office:value-type="float" office:value="17735">
                <text:p>17735</text:p>
              </table:table-cell>
              <table:table-cell office:value-type="float" office:value="7856.4">
                <text:p>7856.4</text:p>
              </table:table-cell>
              <table:table-cell office:value-type="float" office:value="83.1">
                <text:p>83.1</text:p>
              </table:table-cell>
              <table:table-cell office:value-type="float" office:value="4.2">
                <text:p>4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397:Sheet1.C415" chart:data-source-has-labels="both" svg:x="0.407cm" svg:y="0.14cm" svg:width="11.593cm" svg:height="6.652cm">
          <chart:axis chart:dimension="x" chart:name="primary-x" chart:style-name="ch4">
            <chart:title svg:x="5.894cm" svg:y="6.335cm" chart:style-name="ch5">
              <text:p>Lernrate</text:p>
            </chart:title>
            <chart:categories table:cell-range-address="Sheet1.B398:Sheet1.B415"/>
          </chart:axis>
          <chart:axis chart:dimension="y" chart:name="primary-y" chart:style-name="ch4">
            <chart:title svg:x="0.306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98:Sheet1.C415" chart:label-cell-address="Sheet1.C397:Sheet1.C397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97:Sheet1.C397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398:Sheet1.B415">0.01</text:p>
              </table:table-cell>
              <table:table-cell office:value-type="float" office:value="35.41">
                <text:p text:id="Sheet1.C398:Sheet1.C415">35.41</text:p>
              </table:table-cell>
            </table:table-row>
            <table:table-row>
              <table:table-cell office:value-type="string">
                <text:p>0.011</text:p>
              </table:table-cell>
              <table:table-cell office:value-type="float" office:value="35.26">
                <text:p>35.26</text:p>
              </table:table-cell>
            </table:table-row>
            <table:table-row>
              <table:table-cell office:value-type="string">
                <text:p>0.012</text:p>
              </table:table-cell>
              <table:table-cell office:value-type="float" office:value="35.67">
                <text:p>35.67</text:p>
              </table:table-cell>
            </table:table-row>
            <table:table-row>
              <table:table-cell office:value-type="string">
                <text:p>0.013</text:p>
              </table:table-cell>
              <table:table-cell office:value-type="float" office:value="35.77">
                <text:p>35.77</text:p>
              </table:table-cell>
            </table:table-row>
            <table:table-row>
              <table:table-cell office:value-type="string">
                <text:p>0.014</text:p>
              </table:table-cell>
              <table:table-cell office:value-type="float" office:value="35.83">
                <text:p>35.83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35.08">
                <text:p>35.08</text:p>
              </table:table-cell>
            </table:table-row>
            <table:table-row>
              <table:table-cell office:value-type="string">
                <text:p>0.016</text:p>
              </table:table-cell>
              <table:table-cell office:value-type="float" office:value="35.86">
                <text:p>35.86</text:p>
              </table:table-cell>
            </table:table-row>
            <table:table-row>
              <table:table-cell office:value-type="string">
                <text:p>0.017</text:p>
              </table:table-cell>
              <table:table-cell office:value-type="float" office:value="36.43">
                <text:p>36.43</text:p>
              </table:table-cell>
            </table:table-row>
            <table:table-row>
              <table:table-cell office:value-type="string">
                <text:p>0.018</text:p>
              </table:table-cell>
              <table:table-cell office:value-type="float" office:value="35.73">
                <text:p>35.73</text:p>
              </table:table-cell>
            </table:table-row>
            <table:table-row>
              <table:table-cell office:value-type="string">
                <text:p>0.019</text:p>
              </table:table-cell>
              <table:table-cell office:value-type="float" office:value="36.65">
                <text:p>36.65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5.87">
                <text:p>35.87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35.94">
                <text:p>35.94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35.23">
                <text:p>35.23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5.87">
                <text:p>35.87</text:p>
              </table:table-cell>
            </table:table-row>
            <table:table-row>
              <table:table-cell office:value-type="string">
                <text:p>0.075</text:p>
              </table:table-cell>
              <table:table-cell office:value-type="float" office:value="34.78">
                <text:p>34.7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5.72">
                <text:p>35.72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34.76">
                <text:p>34.76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4.85">
                <text:p>34.8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8.367cm" chart:class="chart:line" chart:style-name="ch1">
        <chart:legend chart:legend-position="end" svg:x="12.303cm" svg:y="3.875cm" chart:style-name="ch2"/>
        <chart:plot-area chart:style-name="ch3" table:cell-range-address="Sheet1.B423:Sheet1.C446 Sheet1.C419:Sheet1.C419" chart:data-source-has-labels="both" svg:x="0.407cm" svg:y="0.167cm" svg:width="11.593cm" svg:height="7.9cm">
          <chart:axis chart:dimension="x" chart:name="primary-x" chart:style-name="ch4">
            <chart:title svg:x="5.1cm" svg:y="7.637cm" chart:style-name="ch5">
              <text:p>tournament factor p</text:p>
            </chart:title>
            <chart:categories table:cell-range-address="Sheet1.B423:Sheet1.B446"/>
          </chart:axis>
          <chart:axis chart:dimension="y" chart:name="primary-y" chart:style-name="ch4">
            <chart:title svg:x="0.306cm" svg:y="4.836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23:Sheet1.C446" chart:label-cell-address="Sheet1.C419:Sheet1.C419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19:Sheet1.C419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423:Sheet1.B446">0.99</text:p>
              </table:table-cell>
              <table:table-cell office:value-type="float" office:value="33.27">
                <text:p text:id="Sheet1.C423:Sheet1.C446">33.27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4.13">
                <text:p>34.13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4.22">
                <text:p>34.22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35.04">
                <text:p>35.04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34.42">
                <text:p>34.4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4.27">
                <text:p>34.27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0.83</text:p>
              </table:table-cell>
              <table:table-cell office:value-type="float" office:value="34.87">
                <text:p>34.87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0.81</text:p>
              </table:table-cell>
              <table:table-cell office:value-type="float" office:value="34.12">
                <text:p>34.1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0.79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33.89">
                <text:p>33.89</text:p>
              </table:table-cell>
            </table:table-row>
            <table:table-row>
              <table:table-cell office:value-type="string">
                <text:p>0.77</text:p>
              </table:table-cell>
              <table:table-cell office:value-type="float" office:value="34.51">
                <text:p>34.51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34.28">
                <text:p>34.28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4.83">
                <text:p>34.83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4.39">
                <text:p>34.3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1.71">
                <text:p>31.7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419:Sheet1.C446" chart:data-source-has-labels="both" svg:x="0.407cm" svg:y="0.14cm" svg:width="11.593cm" svg:height="6.652cm">
          <chart:axis chart:dimension="x" chart:name="primary-x" chart:style-name="ch4">
            <chart:title svg:x="5.1cm" svg:y="6.335cm" chart:style-name="ch5">
              <text:p>tournament factor p</text:p>
            </chart:title>
            <chart:categories table:cell-range-address="Sheet1.B420:Sheet1.B446"/>
          </chart:axis>
          <chart:axis chart:dimension="y" chart:name="primary-y" chart:style-name="ch4">
            <chart:title svg:x="0.306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20:Sheet1.C446" chart:label-cell-address="Sheet1.C419:Sheet1.C419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19:Sheet1.C419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420:Sheet1.B446">1.000</text:p>
              </table:table-cell>
              <table:table-cell office:value-type="float" office:value="33.23">
                <text:p text:id="Sheet1.C420:Sheet1.C446">33.23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33.04">
                <text:p>33.04</text:p>
              </table:table-cell>
            </table:table-row>
            <table:table-row>
              <table:table-cell office:value-type="string">
                <text:p>0.995</text:p>
              </table:table-cell>
              <table:table-cell office:value-type="float" office:value="32.67">
                <text:p>32.67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33.27">
                <text:p>33.27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4.13">
                <text:p>34.13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4.22">
                <text:p>34.22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35.04">
                <text:p>35.04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34.42">
                <text:p>34.4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4.27">
                <text:p>34.27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0.83</text:p>
              </table:table-cell>
              <table:table-cell office:value-type="float" office:value="34.87">
                <text:p>34.87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0.81</text:p>
              </table:table-cell>
              <table:table-cell office:value-type="float" office:value="34.12">
                <text:p>34.1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0.79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33.89">
                <text:p>33.89</text:p>
              </table:table-cell>
            </table:table-row>
            <table:table-row>
              <table:table-cell office:value-type="string">
                <text:p>0.77</text:p>
              </table:table-cell>
              <table:table-cell office:value-type="float" office:value="34.51">
                <text:p>34.51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34.28">
                <text:p>34.28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4.83">
                <text:p>34.83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4.39">
                <text:p>34.3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1.71">
                <text:p>31.7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615cm" svg:y="3.012cm" chart:style-name="ch2"/>
        <chart:plot-area chart:style-name="ch3" table:cell-range-address="Sheet1.B451:Sheet1.C473" chart:data-source-has-labels="both" svg:x="0.407cm" svg:y="0.14cm" svg:width="10.905cm" svg:height="6.652cm">
          <chart:axis chart:dimension="x" chart:name="primary-x" chart:style-name="ch4">
            <chart:title svg:x="4.756cm" svg:y="6.335cm" chart:style-name="ch5">
              <text:p>tournament factor p</text:p>
            </chart:title>
            <chart:categories table:cell-range-address="Sheet1.B452:Sheet1.B473"/>
          </chart:axis>
          <chart:axis chart:dimension="y" chart:name="primary-y" chart:style-name="ch4">
            <chart:title svg:x="0.306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52:Sheet1.C473" chart:label-cell-address="Sheet1.C451:Sheet1.C45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51:Sheet1.C451">Qualität (SXCS, 2000 Schritte)</text:p>
              </table:table-cell>
            </table:table-row>
          </table:table-header-rows>
          <table:table-rows>
            <table:table-row>
              <table:table-cell office:value-type="string">
                <text:p text:id="Sheet1.B452:Sheet1.B473">0.6</text:p>
              </table:table-cell>
              <table:table-cell office:value-type="float" office:value="18.08">
                <text:p text:id="Sheet1.C452:Sheet1.C473">18.08</text:p>
              </table:table-cell>
            </table:table-row>
            <table:table-row>
              <table:table-cell office:value-type="string">
                <text:p>0.62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19.03">
                <text:p>19.03</text:p>
              </table:table-cell>
            </table:table-row>
            <table:table-row>
              <table:table-cell office:value-type="string">
                <text:p>0.66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0.74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20.22">
                <text:p>20.2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0.86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16.27">
                <text:p>16.27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.71">
                <text:p>13.7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456cm" svg:y="3.197cm" chart:style-name="ch2"/>
        <chart:plot-area chart:style-name="ch3" table:cell-range-address="Sheet1.B475:Sheet1.C511" chart:data-source-has-labels="both" svg:x="0.407cm" svg:y="0.14cm" svg:width="10.746cm" svg:height="6.652cm">
          <chart:axis chart:dimension="x" chart:name="primary-x" chart:style-name="ch4">
            <chart:title svg:x="5.113cm" svg:y="6.335cm" chart:style-name="ch5">
              <text:p>Lernrate beta</text:p>
            </chart:title>
            <chart:categories table:cell-range-address="Sheet1.B476:Sheet1.B511"/>
          </chart:axis>
          <chart:axis chart:dimension="y" chart:name="primary-y" chart:style-name="ch4">
            <chart:title svg:x="0.306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76:Sheet1.C511" chart:label-cell-address="Sheet1.C475:Sheet1.C475" chart:class="chart:line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75:Sheet1.C475">Qualität (SXCS Agent)</text:p>
              </table:table-cell>
            </table:table-row>
          </table:table-header-rows>
          <table:table-rows>
            <table:table-row>
              <table:table-cell office:value-type="string">
                <text:p text:id="Sheet1.B476:Sheet1.B511">0.00001</text:p>
              </table:table-cell>
              <table:table-cell office:value-type="float" office:value="18.08">
                <text:p text:id="Sheet1.C476:Sheet1.C511">18.08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9.57">
                <text:p>19.57</text:p>
              </table:table-cell>
            </table:table-row>
            <table:table-row>
              <table:table-cell office:value-type="string">
                <text:p>0.006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0.007</text:p>
              </table:table-cell>
              <table:table-cell office:value-type="float" office:value="20.04">
                <text:p>20.04</text:p>
              </table:table-cell>
            </table:table-row>
            <table:table-row>
              <table:table-cell office:value-type="string">
                <text:p>0.008</text:p>
              </table:table-cell>
              <table:table-cell office:value-type="float" office:value="19.73">
                <text:p>19.73</text:p>
              </table:table-cell>
            </table:table-row>
            <table:table-row>
              <table:table-cell office:value-type="string">
                <text:p>0.009</text:p>
              </table:table-cell>
              <table:table-cell office:value-type="float" office:value="19.81">
                <text:p>19.81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0.011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0.012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0.013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0.014</text:p>
              </table:table-cell>
              <table:table-cell office:value-type="float" office:value="20.29">
                <text:p>20.29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20.56">
                <text:p>20.56</text:p>
              </table:table-cell>
            </table:table-row>
            <table:table-row>
              <table:table-cell office:value-type="string">
                <text:p>0.016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0.017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0.018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0.019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9.76">
                <text:p>19.76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9.83">
                <text:p>19.83</text:p>
              </table:table-cell>
            </table:table-row>
            <table:table-row>
              <table:table-cell office:value-type="string">
                <text:p>0.06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0.07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0.08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0.09</text:p>
              </table:table-cell>
              <table:table-cell office:value-type="float" office:value="19.87">
                <text:p>19.87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19.55">
                <text:p>19.55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9.58">
                <text:p>19.58</text:p>
              </table:table-cell>
            </table:table-row>
            <table:table-row>
              <table:table-cell office:value-type="string">
                <text:p>0.16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string">
                <text:p>0.17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9.07">
                <text:p>19.07</text:p>
              </table:table-cell>
            </table:table-row>
            <table:table-row>
              <table:table-cell office:value-type="string">
                <text:p>0.19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9.33">
                <text:p>19.3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2:Sheet1.B18 Sheet1.A1:Sheet1.A1 Sheet1.D2:Sheet1.D9 Sheet1.A10:Sheet1.A10 Sheet1.D11:Sheet1.D18" chart:data-source-has-labels="both" svg:x="0.205cm" svg:y="0.139cm" svg:width="7.208cm" svg:height="6.631cm">
          <chart:axis chart:dimension="x" chart:name="primary-x" chart:style-name="ch4">
            <chart:title svg:x="2.897cm" svg:y="6.323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4">
            <chart:title svg:x="0.209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2:Sheet1.D9" chart:label-cell-address="Sheet1.A1:Sheet1.A1" chart:class="chart:line">
            <chart:data-point chart:repeated="8"/>
          </chart:series>
          <chart:series chart:style-name="ch9" chart:values-cell-range-address="Sheet1.D11:Sheet1.D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8.926">
                <text:p text:id="Sheet1.D2:Sheet1.D9">38.926</text:p>
              </table:table-cell>
              <table:table-cell office:value-type="float" office:value="39.033">
                <text:p text:id="Sheet1.D11:Sheet1.D18">39.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578">
                <text:p>38.578</text:p>
              </table:table-cell>
              <table:table-cell office:value-type="float" office:value="37.478">
                <text:p>37.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472">
                <text:p>39.472</text:p>
              </table:table-cell>
              <table:table-cell office:value-type="float" office:value="38.905">
                <text:p>38.9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.324">
                <text:p>39.324</text:p>
              </table:table-cell>
              <table:table-cell office:value-type="float" office:value="39.828">
                <text:p>39.8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204">
                <text:p>39.204</text:p>
              </table:table-cell>
              <table:table-cell office:value-type="float" office:value="39.558">
                <text:p>39.5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.164">
                <text:p>39.164</text:p>
              </table:table-cell>
              <table:table-cell office:value-type="float" office:value="39.239">
                <text:p>39.2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.062">
                <text:p>40.062</text:p>
              </table:table-cell>
              <table:table-cell office:value-type="float" office:value="39.169">
                <text:p>39.16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9.077">
                <text:p>39.077</text:p>
              </table:table-cell>
              <table:table-cell office:value-type="float" office:value="38.96149">
                <text:p>38.96149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49cm" svg:height="7.014cm" chart:class="chart:line" chart:style-name="ch1">
        <chart:legend chart:legend-position="end" svg:x="7.604cm" svg:y="2.986cm" chart:style-name="ch2"/>
        <chart:plot-area chart:style-name="ch3" table:cell-range-address="Sheet1.B63:Sheet1.D79 Sheet1.A62:Sheet1.A62 Sheet1.A72:Sheet1.A72" chart:data-source-has-labels="both" svg:x="0.203cm" svg:y="0.14cm" svg:width="7.2cm" svg:height="6.655cm">
          <chart:axis chart:dimension="x" chart:name="primary-x" chart:style-name="ch4">
            <chart:title svg:x="3.029cm" svg:y="6.349cm" chart:style-name="ch5">
              <text:p>"prediction init"</text:p>
            </chart:title>
            <chart:categories table:cell-range-address="Sheet1.B63:Sheet1.D79"/>
          </chart:axis>
          <chart:axis chart:dimension="y" chart:name="primary-y" chart:style-name="ch4">
            <chart:title svg:x="0.211cm" svg:y="3.724cm" chart:style-name="ch6">
              <text:p>Qualität</text:p>
            </chart:title>
            <chart:grid chart:style-name="ch7" chart:class="major"/>
          </chart:axis>
          <chart:series chart:style-name="ch8" chart:values-cell-range-address="Sheet1.D63:Sheet1.D69" chart:label-cell-address="Sheet1.A62:Sheet1.A62" chart:class="chart:line">
            <chart:data-point chart:repeated="7"/>
          </chart:series>
          <chart:series chart:style-name="ch9" chart:values-cell-range-address="Sheet1.D73:Sheet1.D79" chart:label-cell-address="Sheet1.A72:Sheet1.A7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62:Sheet1.A62">500 Schritte</text:p>
              </table:table-cell>
              <table:table-cell office:value-type="string">
                <text:p text:id="Sheet1.A72:Sheet1.A72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63:Sheet1.D79">0.01</text:p>
              </table:table-cell>
              <table:table-cell office:value-type="float" office:value="32.77">
                <text:p text:id="Sheet1.D63:Sheet1.D69">32.77</text:p>
              </table:table-cell>
              <table:table-cell office:value-type="float" office:value="34.497">
                <text:p text:id="Sheet1.D73:Sheet1.D79">34.497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3.788">
                <text:p>33.788</text:p>
              </table:table-cell>
              <table:table-cell office:value-type="float" office:value="36.471">
                <text:p>36.47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5.698">
                <text:p>35.698</text:p>
              </table:table-cell>
              <table:table-cell office:value-type="float" office:value="38.322">
                <text:p>38.32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128">
                <text:p>36.128</text:p>
              </table:table-cell>
              <table:table-cell office:value-type="float" office:value="38.751">
                <text:p>38.75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442">
                <text:p>37.442</text:p>
              </table:table-cell>
              <table:table-cell office:value-type="float" office:value="38.7315">
                <text:p>38.731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8.482">
                <text:p>38.482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7.522">
                <text:p>37.522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rediction ini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.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.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Qualitä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2.215cm" chart:style-name="ch2"/>
        <chart:plot-area chart:style-name="ch3" table:cell-range-address="Sheet1.B82:Sheet1.B93 Sheet1.D83:Sheet1.D85 Sheet1.D87:Sheet1.D89 Sheet1.D91:Sheet1.D93" chart:data-source-has-labels="both" svg:x="0.205cm" svg:y="0.14cm" svg:width="6.996cm" svg:height="6.652cm">
          <chart:axis chart:dimension="x" chart:name="primary-x" chart:style-name="ch4">
            <chart:title svg:x="3.406cm" svg:y="6.345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83:Sheet1.D85" chart:label-cell-address="Sheet1.B82:Sheet1.B82" chart:class="chart:line">
            <chart:data-point chart:repeated="3"/>
          </chart:series>
          <chart:series chart:style-name="ch9" chart:values-cell-range-address="Sheet1.D87:Sheet1.D89" chart:label-cell-address="Sheet1.B86:Sheet1.B86" chart:class="chart:line">
            <chart:data-point chart:repeated="3"/>
          </chart:series>
          <chart:series chart:style-name="ch10" chart:values-cell-range-address="Sheet1.D91:Sheet1.D93" chart:label-cell-address="Sheet1.B90:Sheet1.B9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32.094">
                <text:p text:id="Sheet1.D83:Sheet1.D85">32.094</text:p>
              </table:table-cell>
              <table:table-cell office:value-type="float" office:value="33.01">
                <text:p text:id="Sheet1.D87:Sheet1.D89">33.01</text:p>
              </table:table-cell>
              <table:table-cell office:value-type="float" office:value="35.84">
                <text:p text:id="Sheet1.D91:Sheet1.D93">35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9">
                <text:p>43.9</text:p>
              </table:table-cell>
              <table:table-cell office:value-type="float" office:value="44.48">
                <text:p>44.48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37">
                <text:p>54.37</text:p>
              </table:table-cell>
              <table:table-cell office:value-type="float" office:value="55.31">
                <text:p>55.31</text:p>
              </table:table-cell>
              <table:table-cell office:value-type="float" office:value="62.39">
                <text:p>62.39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bar" chart:style-name="ch1">
        <chart:legend chart:legend-position="end" svg:x="7.403cm" svg:y="2.215cm" chart:style-name="ch2"/>
        <chart:plot-area chart:style-name="ch3" table:cell-range-address="Sheet1.B82:Sheet1.B93 Sheet1.C83:Sheet1.C85 Sheet1.C87:Sheet1.C89 Sheet1.C91:Sheet1.C93" chart:data-source-has-labels="both" svg:x="0.205cm" svg:y="0.14cm" svg:width="6.996cm" svg:height="6.652cm">
          <chart:axis chart:dimension="x" chart:name="primary-x" chart:style-name="ch4">
            <chart:title svg:x="3.406cm" svg:y="6.345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6">
            <chart:title svg:x="0.209cm" svg:y="4.954cm" chart:style-name="ch7">
              <text:p>Effektive Abdeckung in %</text:p>
            </chart:title>
            <chart:grid chart:style-name="ch8" chart:class="major"/>
          </chart:axis>
          <chart:series chart:style-name="ch9" chart:values-cell-range-address="Sheet1.C83:Sheet1.C85" chart:label-cell-address="Sheet1.B82:Sheet1.B82" chart:class="chart:bar">
            <chart:data-point chart:repeated="3"/>
          </chart:series>
          <chart:series chart:style-name="ch10" chart:values-cell-range-address="Sheet1.C87:Sheet1.C89" chart:label-cell-address="Sheet1.B86:Sheet1.B86" chart:class="chart:bar">
            <chart:data-point chart:repeated="3"/>
          </chart:series>
          <chart:series chart:style-name="ch11" chart:values-cell-range-address="Sheet1.C91:Sheet1.C93" chart:label-cell-address="Sheet1.B90:Sheet1.B9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68.73">
                <text:p text:id="Sheet1.C83:Sheet1.C85">68.73</text:p>
              </table:table-cell>
              <table:table-cell office:value-type="float" office:value="68.47">
                <text:p text:id="Sheet1.C87:Sheet1.C89">68.47</text:p>
              </table:table-cell>
              <table:table-cell office:value-type="float" office:value="75.83">
                <text:p text:id="Sheet1.C91:Sheet1.C93">75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.38">
                <text:p>64.38</text:p>
              </table:table-cell>
              <table:table-cell office:value-type="float" office:value="63.94">
                <text:p>63.94</text:p>
              </table:table-cell>
              <table:table-cell office:value-type="float" office:value="72.21">
                <text:p>72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5">
                <text:p>59.55</text:p>
              </table:table-cell>
              <table:table-cell office:value-type="float" office:value="59.14">
                <text:p>59.14</text:p>
              </table:table-cell>
              <table:table-cell office:value-type="float" office:value="66.47">
                <text:p>66.47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8cm" chart:class="chart:bar" chart:style-name="ch1">
        <chart:legend chart:legend-position="end" svg:x="5.657cm" svg:y="3.186cm" chart:style-name="ch2"/>
        <chart:plot-area chart:style-name="ch3" table:cell-range-address="Sheet1.B119:Sheet1.B129 Sheet1.A118:Sheet1.A118 Sheet1.D119:Sheet1.D129" chart:data-source-has-labels="both" svg:x="0.16cm" svg:y="0.139cm" svg:width="5.338cm" svg:height="6.571cm">
          <chart:axis chart:dimension="x" chart:name="primary-x" chart:style-name="ch4">
            <chart:categories table:cell-range-address="Sheet1.B119:Sheet1.B1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19:Sheet1.D129" chart:label-cell-address="Sheet1.A118:Sheet1.A118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18:Sheet1.A118">5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19:Sheet1.B129">0.001</text:p>
              </table:table-cell>
              <table:table-cell office:value-type="float" office:value="63.98">
                <text:p text:id="Sheet1.D119:Sheet1.D129">63.9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63.71">
                <text:p>63.71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63.17">
                <text:p>63.17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63.92">
                <text:p>63.92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64.15">
                <text:p>64.15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63.36">
                <text:p>63.36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63.43">
                <text:p>63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63.84">
                <text:p>63.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135:Sheet1.B153 Sheet1.A134:Sheet1.A134 Sheet1.D135:Sheet1.D143 Sheet1.A144:Sheet1.A144 Sheet1.D145:Sheet1.D153" chart:data-source-has-labels="both" svg:x="0.205cm" svg:y="0.139cm" svg:width="7.208cm" svg:height="6.631cm">
          <chart:axis chart:dimension="x" chart:name="primary-x" chart:style-name="ch4">
            <chart:title svg:x="3.261cm" svg:y="6.321cm" chart:style-name="ch5">
              <text:p>accuracy ɛ0</text:p>
            </chart:title>
            <chart:categories table:cell-range-address="Sheet1.B135:Sheet1.B153"/>
          </chart:axis>
          <chart:axis chart:dimension="y" chart:name="primary-y" chart:style-name="ch4">
            <chart:title svg:x="0.209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135:Sheet1.D143" chart:label-cell-address="Sheet1.A134:Sheet1.A134" chart:class="chart:line">
            <chart:data-point chart:repeated="9"/>
          </chart:series>
          <chart:series chart:style-name="ch9" chart:values-cell-range-address="Sheet1.D145:Sheet1.D153" chart:label-cell-address="Sheet1.A144:Sheet1.A14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34:Sheet1.A134">500 Schritte</text:p>
              </table:table-cell>
              <table:table-cell office:value-type="string">
                <text:p text:id="Sheet1.A144:Sheet1.A144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35:Sheet1.B153">0.001</text:p>
              </table:table-cell>
              <table:table-cell office:value-type="float" office:value="37.48">
                <text:p text:id="Sheet1.D135:Sheet1.D143">37.48</text:p>
              </table:table-cell>
              <table:table-cell office:value-type="float" office:value="38.8">
                <text:p text:id="Sheet1.D145:Sheet1.D153">38.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7.35">
                <text:p>37.35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11">
                <text:p>38.11</text:p>
              </table:table-cell>
              <table:table-cell office:value-type="float" office:value="38.55">
                <text:p>38.5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7.52">
                <text:p>37.5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7.466">
                <text:p>37.466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7.48">
                <text:p>37.48</text:p>
              </table:table-cell>
              <table:table-cell office:value-type="float" office:value="38.19">
                <text:p>38.19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89">
                <text:p>36.89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8.02">
                <text:p>38.0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7.43">
                <text:p>37.43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epsilon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6.986cm" chart:class="chart:scatter" chart:style-name="ch1">
        <chart:legend chart:legend-position="end" svg:x="10.262cm" svg:y="3.185cm" chart:style-name="ch2"/>
        <chart:plot-area chart:style-name="ch3" table:cell-range-address="Sheet1.P2:Sheet1.Q10 Sheet1.O1:Sheet1.O1" chart:data-source-has-labels="row" svg:x="0.307cm" svg:y="0.139cm" svg:width="9.702cm" svg:height="6.631cm">
          <chart:axis chart:dimension="x" chart:name="primary-x" chart:style-name="ch4">
            <chart:title svg:x="4.487cm" svg:y="6.32cm" chart:style-name="ch5">
              <text:p>Anzahl Felder</text:p>
            </chart:title>
          </chart:axis>
          <chart:axis chart:dimension="y" chart:name="primary-y" chart:style-name="ch4">
            <chart:title svg:x="0.264cm" svg:y="4.363cm" chart:style-name="ch6">
              <text:p>Zeit in Sekunden</text:p>
            </chart:title>
            <chart:grid chart:style-name="ch7" chart:class="major"/>
          </chart:axis>
          <chart:series chart:style-name="ch8" chart:values-cell-range-address="Sheet1.Q2:Sheet1.Q10" chart:label-cell-address="Sheet1.O1:Sheet1.O1" chart:class="chart:scatter">
            <chart:domain table:cell-range-address="Sheet1.P2:Sheet1.P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 text:id="Sheet1.O1:Sheet1.O1">500 Schrit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 text:id="Sheet1.P2:Sheet1.P10">64</text:p>
              </table:table-cell>
              <table:table-cell office:value-type="float" office:value="15.2">
                <text:p text:id="Sheet1.Q2:Sheet1.Q10">15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6">
                <text:p>57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4">
                <text:p>784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04">
                <text:p>2304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39.2">
                <text:p>39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